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50/settings.xml" manifest:media-type="text/xml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settings.xml" manifest:media-type="text/xml"/>
  <manifest:file-entry manifest:full-path="Object 155/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" manifest:media-type=""/>
  <manifest:file-entry manifest:full-path="ObjectReplacements/Object 2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160/settings.xml" manifest:media-type="text/xml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styles.xml" manifest:media-type="text/xml"/>
  <manifest:file-entry manifest:full-path="Object 199/settings.xml" manifest:media-type="text/xml"/>
  <manifest:file-entry manifest:full-path="Object 199/content.xml" manifest:media-type="text/xml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officeooo:paragraph-rsid="003ce54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officeooo:rsid="00ae1349" officeooo:paragraph-rsid="00ae1349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ac4ad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afe0e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0b9d1c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1391c3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a4b99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adc5e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ae134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afe0e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b3222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b94e8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b9d1c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c5f65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dff1f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f3b35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0fc779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101eb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10e56a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126616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126daa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136208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paragraph-rsid="016933b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a56d7c" officeooo:paragraph-rsid="00a5cbe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a56d7c" officeooo:paragraph-rsid="00afe0e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a56d7c" officeooo:paragraph-rsid="00b2f2c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a56d7c" officeooo:paragraph-rsid="00b3222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a6d6da" officeooo:paragraph-rsid="00a6d6d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ae1349" officeooo:paragraph-rsid="00ae134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a4b99a" officeooo:paragraph-rsid="00ae134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afe0ee" officeooo:paragraph-rsid="00afe0e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afe0ee" officeooo:paragraph-rsid="00b3222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b32226" officeooo:paragraph-rsid="00b3222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normal" officeooo:rsid="00b62e9b" officeooo:paragraph-rsid="00b2f2c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bold" officeooo:paragraph-rsid="00b795f7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italic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italic" fo:font-weight="normal" officeooo:paragraph-rsid="00dff1f2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8pt" fo:font-style="normal" fo:font-weight="bold" officeooo:paragraph-rsid="01734acb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P4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Courier" fo:font-size="9pt" fo:letter-spacing="normal" fo:font-style="normal" fo:text-shadow="none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Courier" fo:font-size="12pt" fo:letter-spacing="normal" fo:font-style="normal" fo:text-shadow="none" style:text-underline-style="none" fo:font-weight="bold" style:font-name-asian="Courier" style:font-size-asian="12pt" style:font-style-asian="normal" style:font-weight-asian="bold" style:font-name-complex="Courier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paragraph-rsid="005f74a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paragraph-rsid="007f284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paragraph-rsid="0088615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paragraph-rsid="0088d65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fd707" officeooo:paragraph-rsid="0069700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1" style:family="paragraph" style:parent-style-name="Standard">
      <style:paragraph-properties fo:text-align="end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721e32" officeooo:paragraph-rsid="0088d65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9700b" officeooo:paragraph-rsid="0069700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0bd6f" officeooo:paragraph-rsid="0030bd6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style:font-name-asian="Courier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bold" officeooo:rsid="0088d658" officeooo:paragraph-rsid="0088d658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0pt" fo:letter-spacing="normal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font-name="Times New Roman" fo:font-size="10pt" fo:letter-spacing="normal" fo:font-style="normal" fo:text-shadow="none" style:text-underline-style="none" fo:font-weight="normal" officeooo:rsid="001f7f79" officeooo:paragraph-rsid="001fe3d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9pt" fo:letter-spacing="normal" fo:font-style="normal" fo:text-shadow="none" style:text-underline-style="none" fo:font-weight="normal" officeooo:paragraph-rsid="004ee682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6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9pt" fo:letter-spacing="normal" fo:font-style="normal" fo:text-shadow="none" style:text-underline-style="none" fo:font-weight="normal" officeooo:paragraph-rsid="0099211a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62" style:family="paragraph" style:parent-style-name="Standard">
      <style:paragraph-properties fo:text-align="start" style:justify-single-word="false" style:text-autospace="none"/>
      <style:text-properties fo:color="#000000" style:font-name="Arial" fo:font-size="9pt" fo:font-style="normal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Courier" fo:font-size="9pt" fo:letter-spacing="normal" fo:font-style="normal" fo:text-shadow="none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P64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Courier" fo:font-size="8pt" fo:letter-spacing="normal" fo:font-style="normal" fo:text-shadow="none" style:text-underline-style="none" fo:font-weight="bold" style:font-name-asian="Courier" style:font-size-asian="8pt" style:font-style-asian="normal" style:font-weight-asian="bold" style:font-name-complex="Courier" style:font-size-complex="8pt" style:font-style-complex="normal" style:font-weight-complex="bold"/>
    </style:style>
    <style:style style:name="P65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Courier" fo:font-size="8pt" fo:letter-spacing="normal" fo:font-style="normal" fo:text-shadow="none" style:text-underline-style="none" fo:font-weight="bold" officeooo:paragraph-rsid="0024e56d" style:font-name-asian="Courier" style:font-size-asian="8pt" style:font-style-asian="normal" style:font-weight-asian="bold" style:font-name-complex="Courier" style:font-size-complex="8pt" style:font-style-complex="normal" style:font-weight-complex="bold"/>
    </style:style>
    <style:style style:name="P66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Arial" fo:font-size="9pt" fo:letter-spacing="normal" fo:font-style="normal" fo:text-shadow="none" style:text-underline-style="none" fo:font-weight="normal" style:font-name-asian="Courier" style:font-size-asian="9pt" style:font-style-asian="normal" style:font-weight-asian="normal" style:font-name-complex="Courier" style:font-size-complex="9pt" style:font-style-complex="normal" style:font-weight-complex="normal"/>
    </style:style>
    <style:style style:name="P67" style:family="paragraph" style:parent-style-name="Standard">
      <style:paragraph-properties fo:text-align="start" style:justify-single-word="false" style:text-autospace="none"/>
      <style:text-properties style:text-outline="false" style:text-line-through-style="none" style:font-name="Arial" fo:font-size="9pt" fo:letter-spacing="normal" fo:font-style="normal" fo:text-shadow="none" style:text-underline-style="none" fo:font-weight="normal" officeooo:paragraph-rsid="00416374" style:font-name-asian="Courier" style:font-size-asian="9pt" style:font-style-asian="normal" style:font-weight-asian="normal" style:font-name-complex="Courier" style:font-size-complex="9pt" style:font-style-complex="normal" style:font-weight-complex="normal"/>
    </style:style>
    <style:style style:name="P68" style:family="paragraph" style:parent-style-name="Standard">
      <style:paragraph-properties fo:text-align="start" style:justify-single-word="false" style:text-autospace="none"/>
      <style:text-properties style:use-window-font-color="true" style:font-name="Arial1" fo:font-size="9.5pt" style:font-name-asian="Arial1" style:font-size-asian="9.5pt" style:font-name-complex="Arial1" style:font-size-complex="9.5pt"/>
    </style:style>
    <style:style style:name="P69" style:family="paragraph" style:parent-style-name="Standard">
      <style:paragraph-properties style:text-autospace="none"/>
      <style:text-properties style:use-window-font-color="true" style:font-name="Arial1" fo:font-size="9pt" style:font-name-asian="Arial1" style:font-size-asian="9pt" style:font-name-complex="Arial1" style:font-size-complex="9pt"/>
    </style:style>
    <style:style style:name="P70" style:family="paragraph" style:parent-style-name="Standard">
      <style:paragraph-properties style:text-autospace="none"/>
      <style:text-properties style:use-window-font-color="true" style:font-name="Arial1" fo:font-size="9pt" officeooo:paragraph-rsid="015ae732" style:font-name-asian="Arial1" style:font-size-asian="9pt" style:font-name-complex="Arial1" style:font-size-complex="9pt"/>
    </style:style>
    <style:style style:name="P71" style:family="paragraph" style:parent-style-name="Standard">
      <style:paragraph-properties fo:text-align="start" style:justify-single-word="false" style:text-autospace="none"/>
      <style:text-properties style:use-window-font-color="true" style:font-name="Arial1" fo:font-size="9pt" style:font-name-asian="Arial1" style:font-size-asian="9pt" style:font-name-complex="Arial1" style:font-size-complex="9pt"/>
    </style:style>
    <style:style style:name="P72" style:family="paragraph" style:parent-style-name="Standard">
      <style:paragraph-properties fo:text-align="start" style:justify-single-word="false" style:text-autospace="none"/>
      <style:text-properties style:use-window-font-color="true" style:font-name="Arial1" fo:font-size="9pt" officeooo:paragraph-rsid="0030bd6f" style:font-name-asian="Arial1" style:font-size-asian="9pt" style:font-name-complex="Arial1" style:font-size-complex="9pt"/>
    </style:style>
    <style:style style:name="P73" style:family="paragraph" style:parent-style-name="Standard">
      <style:paragraph-properties fo:text-align="start" style:justify-single-word="false" style:text-autospace="none"/>
      <style:text-properties style:use-window-font-color="true" style:font-name="Arial1" fo:font-size="9pt" officeooo:paragraph-rsid="015ae732" style:font-name-asian="Arial1" style:font-size-asian="9pt" style:font-name-complex="Arial1" style:font-size-complex="9pt"/>
    </style:style>
    <style:style style:name="P74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 style:text-autospace="none"/>
      <style:text-properties style:use-window-font-color="true" style:text-outline="false" style:text-line-through-style="none" style:font-name="Times New Roman" fo:font-size="12pt" fo:letter-spacing="normal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77" style:family="paragraph" style:parent-style-name="Standard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9pt" fo:letter-spacing="normal" fo:font-style="normal" fo:text-shadow="none" style:text-underline-style="none" fo:font-weight="normal" officeooo:rsid="0030bd6f" officeooo:paragraph-rsid="00416374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78" style:family="paragraph" style:parent-style-name="Standard">
      <style:paragraph-properties fo:text-align="start" style:justify-single-word="false" style:text-autospace="none"/>
      <style:text-properties fo:color="#0000ff" style:text-outline="false" style:text-line-through-style="none" style:font-name="Arial" fo:font-size="9.5pt" fo:letter-spacing="normal" fo:font-style="normal" fo:text-shadow="none" style:text-underline-style="none" fo:font-weight="normal" style:font-name-asian="Arial1" style:font-size-asian="9.5pt" style:font-style-asian="normal" style:font-weight-asian="normal" style:font-name-complex="Arial1" style:font-size-complex="9.5pt" style:font-style-complex="normal" style:font-weight-complex="normal"/>
    </style:style>
    <style:style style:name="P79" style:family="paragraph" style:parent-style-name="Standard">
      <style:paragraph-properties fo:text-align="start" style:justify-single-word="false" style:text-autospace="none"/>
      <style:text-properties officeooo:paragraph-rsid="0069700b"/>
    </style:style>
    <style:style style:name="P80" style:family="paragraph" style:parent-style-name="Standard">
      <style:paragraph-properties fo:text-align="start" style:justify-single-word="false" style:text-autospace="none"/>
      <style:text-properties officeooo:paragraph-rsid="0088d658"/>
    </style:style>
    <style:style style:name="P81" style:family="paragraph" style:parent-style-name="Standard">
      <style:paragraph-properties fo:text-align="start" style:justify-single-word="false" style:text-autospace="none"/>
      <style:text-properties officeooo:paragraph-rsid="009300dc"/>
    </style:style>
    <style:style style:name="P82" style:family="paragraph" style:parent-style-name="Standard">
      <style:paragraph-properties fo:text-align="start" style:justify-single-word="false" style:text-autospace="none"/>
      <style:text-properties officeooo:paragraph-rsid="00bc45b0"/>
    </style:style>
    <style:style style:name="P83" style:family="paragraph" style:parent-style-name="Standard">
      <style:paragraph-properties fo:text-align="start" style:justify-single-word="false" style:text-autospace="none"/>
      <style:text-properties style:font-name="Arial" fo:font-size="9pt" style:font-name-asian="Courier" style:font-size-asian="9pt" style:font-name-complex="Courier" style:font-size-complex="9pt"/>
    </style:style>
    <style:style style:name="P84" style:family="paragraph" style:parent-style-name="Standard">
      <style:paragraph-properties fo:text-align="start" style:justify-single-word="false" style:text-autospace="none"/>
      <style:text-properties style:font-name="Courier New" fo:font-size="9pt" style:font-name-asian="Courier" style:font-size-asian="9pt" style:font-name-complex="Courier" style:font-size-complex="9pt"/>
    </style:style>
    <style:style style:name="P85" style:family="paragraph" style:parent-style-name="Standard">
      <style:paragraph-properties style:text-autospace="none"/>
      <style:text-properties fo:font-size="9pt" style:font-size-asian="9pt" style:font-size-complex="9pt"/>
    </style:style>
    <style:style style:name="P86" style:family="paragraph" style:parent-style-name="Standard">
      <style:paragraph-properties style:text-autospace="none"/>
      <style:text-properties fo:font-size="9pt" officeooo:paragraph-rsid="015ae732" style:font-size-asian="9pt" style:font-size-complex="9pt"/>
    </style:style>
    <style:style style:name="P87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font-style="normal" fo:font-weight="normal" officeooo:rsid="00b62e9b" officeooo:paragraph-rsid="00b96f3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font-style="normal" fo:font-weight="normal" officeooo:rsid="00b9d1c7" officeooo:paragraph-rsid="00b9d1c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font-style="normal" fo:font-weight="normal" officeooo:rsid="00b794fe" officeooo:paragraph-rsid="0101eb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font-style="normal" fo:font-weight="normal" officeooo:rsid="00b795f7" officeooo:paragraph-rsid="0101eb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font-variant="normal" fo:text-transform="none" fo:color="#000000" style:font-name="Times New Roman" fo:font-size="12pt" fo:letter-spacing="normal" fo:font-style="normal" fo:font-weight="bold" officeooo:rsid="00c49f1d" officeooo:paragraph-rsid="00c49f1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92" style:family="paragraph" style:parent-style-name="Standard">
      <style:paragraph-properties fo:text-align="center" style:justify-single-word="false" style:text-autospace="none"/>
      <style:text-properties fo:font-variant="normal" fo:text-transform="none" fo:color="#000000" style:font-name="Times New Roman" fo:font-size="10pt" fo:letter-spacing="normal" fo:font-style="normal" fo:font-weight="normal" officeooo:rsid="00b62e9b" officeooo:paragraph-rsid="00b62e9b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3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text-outline="false" style:text-line-through-style="none" style:font-name="Courier New" fo:font-size="10pt" fo:letter-spacing="normal" fo:font-style="normal" fo:text-shadow="none" style:text-underline-style="none" fo:font-weight="bold" officeooo:rsid="00c5f650" officeooo:paragraph-rsid="00d0ecf8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94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text-outline="false" style:text-line-through-style="none" style:font-name="Courier New" fo:font-size="10pt" fo:letter-spacing="normal" fo:font-style="normal" fo:text-shadow="none" style:text-underline-style="none" fo:font-weight="bold" officeooo:rsid="00c5f650" officeooo:paragraph-rsid="00f29f86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95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text-outline="false" style:text-line-through-style="none" style:font-name="Courier New" fo:font-size="10pt" fo:letter-spacing="normal" fo:font-style="normal" fo:text-shadow="none" style:text-underline-style="none" fo:font-weight="bold" officeooo:rsid="00c5f650" officeooo:paragraph-rsid="010d4a41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96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a56d7c" officeooo:paragraph-rsid="00c7368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aa6d7" officeooo:paragraph-rsid="013d3d5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a21dd" officeooo:paragraph-rsid="014858b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 style:text-autospace="none"/>
      <style:text-properties fo:font-size="10pt" officeooo:paragraph-rsid="00c73681" style:font-size-asian="10pt" style:font-size-complex="10pt"/>
    </style:style>
    <style:style style:name="P100" style:family="paragraph" style:parent-style-name="Standard">
      <style:paragraph-properties fo:text-align="start" style:justify-single-word="false" style:text-autospace="none"/>
      <style:text-properties fo:font-size="10pt" officeooo:paragraph-rsid="00cb2fbd" style:font-size-asian="10pt" style:font-size-complex="10pt"/>
    </style:style>
    <style:style style:name="P101" style:family="paragraph" style:parent-style-name="Standard">
      <style:paragraph-properties fo:text-align="start" style:justify-single-word="false" style:text-autospace="none"/>
      <style:text-properties fo:font-size="10pt" officeooo:paragraph-rsid="00d0ecf8" style:font-size-asian="10pt" style:font-size-complex="10pt"/>
    </style:style>
    <style:style style:name="P102" style:family="paragraph" style:parent-style-name="Standard">
      <style:paragraph-properties fo:text-align="start" style:justify-single-word="false" style:text-autospace="none"/>
      <style:text-properties fo:font-size="10pt" officeooo:paragraph-rsid="00f59114" style:font-size-asian="10pt" style:font-size-complex="10pt"/>
    </style:style>
    <style:style style:name="P103" style:family="paragraph" style:parent-style-name="Standard">
      <style:paragraph-properties fo:text-align="start" style:justify-single-word="false" style:text-autospace="none"/>
      <style:text-properties fo:font-size="10pt" officeooo:paragraph-rsid="0112b5a4" style:font-size-asian="10pt" style:font-size-complex="10pt"/>
    </style:style>
    <style:style style:name="P104" style:family="paragraph" style:parent-style-name="Standard">
      <style:paragraph-properties fo:text-align="start" style:justify-single-word="false" style:text-autospace="none"/>
      <style:text-properties fo:font-size="10pt" officeooo:paragraph-rsid="011a4d90" style:font-size-asian="10pt" style:font-size-complex="10pt"/>
    </style:style>
    <style:style style:name="P105" style:family="paragraph" style:parent-style-name="Standard">
      <style:paragraph-properties fo:text-align="start" style:justify-single-word="false" style:text-autospace="none"/>
      <style:text-properties fo:font-size="10pt" officeooo:paragraph-rsid="012078a3" style:font-size-asian="10pt" style:font-size-complex="10pt"/>
    </style:style>
    <style:style style:name="P106" style:family="paragraph" style:parent-style-name="Standard">
      <style:paragraph-properties fo:text-align="start" style:justify-single-word="false" style:text-autospace="none"/>
      <style:text-properties fo:font-size="10pt" officeooo:paragraph-rsid="0122bff4" style:font-size-asian="10pt" style:font-size-complex="10pt"/>
    </style:style>
    <style:style style:name="P107" style:family="paragraph" style:parent-style-name="Standard">
      <style:paragraph-properties fo:text-align="start" style:justify-single-word="false" style:text-autospace="none"/>
      <style:text-properties fo:font-size="10pt" officeooo:paragraph-rsid="01294073" style:font-size-asian="10pt" style:font-size-complex="10pt"/>
    </style:style>
    <style:style style:name="P108" style:family="paragraph" style:parent-style-name="Standard">
      <style:paragraph-properties fo:text-align="start" style:justify-single-word="false" style:text-autospace="none"/>
      <style:text-properties fo:font-size="10pt" officeooo:paragraph-rsid="013aa6d7" style:font-size-asian="10pt" style:font-size-complex="10pt"/>
    </style:style>
    <style:style style:name="P109" style:family="paragraph" style:parent-style-name="Standard">
      <style:paragraph-properties fo:text-align="start" style:justify-single-word="false" style:text-autospace="none"/>
      <style:text-properties fo:font-size="10pt" officeooo:paragraph-rsid="013d3d5d" style:font-size-asian="10pt" style:font-size-complex="10pt"/>
    </style:style>
    <style:style style:name="P110" style:family="paragraph" style:parent-style-name="Standard">
      <style:paragraph-properties fo:text-align="start" style:justify-single-word="false" style:text-autospace="none"/>
      <style:text-properties fo:font-size="10pt" officeooo:paragraph-rsid="01440b03" style:font-size-asian="10pt" style:font-size-complex="10pt"/>
    </style:style>
    <style:style style:name="P111" style:family="paragraph" style:parent-style-name="Standard">
      <style:paragraph-properties fo:text-align="start" style:justify-single-word="false" style:text-autospace="none"/>
      <style:text-properties fo:font-size="10pt" officeooo:paragraph-rsid="014858b3" style:font-size-asian="10pt" style:font-size-complex="10pt"/>
    </style:style>
    <style:style style:name="P112" style:family="paragraph" style:parent-style-name="MathematicaCellInput">
      <style:paragraph-properties fo:text-align="start" style:justify-single-word="false" style:text-autospace="none"/>
      <style:text-properties style:text-outline="false" style:text-line-through-style="none" style:font-name="Courier" fo:font-size="9pt" fo:letter-spacing="normal" fo:font-style="normal" fo:text-shadow="none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P113" style:family="paragraph" style:parent-style-name="MathematicaCellInput">
      <style:paragraph-properties fo:text-align="start" style:justify-single-word="false" style:text-autospace="none"/>
      <style:text-properties style:text-outline="false" style:text-line-through-style="none" style:font-name="Courier" fo:font-size="8pt" fo:letter-spacing="normal" fo:font-style="normal" fo:text-shadow="none" style:text-underline-style="none" fo:font-weight="bold" style:font-name-asian="Courier" style:font-size-asian="8pt" style:font-style-asian="normal" style:font-weight-asian="bold" style:font-name-complex="Courier" style:font-size-complex="8pt" style:font-style-complex="normal" style:font-weight-complex="bold"/>
    </style:style>
    <style:style style:name="P114" style:family="paragraph" style:parent-style-name="MathematicaCellInput">
      <style:paragraph-properties fo:text-align="start" style:justify-single-word="false" style:text-autospace="none"/>
      <style:text-properties fo:color="#000000" style:text-outline="false" style:text-line-through-style="none" style:font-name="Courier" fo:font-size="9pt" fo:letter-spacing="normal" fo:font-style="normal" fo:text-shadow="none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P115" style:family="paragraph" style:parent-style-name="Standard" style:master-page-name="First_20_Page">
      <style:paragraph-properties fo:text-align="center" style:justify-single-word="false" style:page-number="auto" fo:break-before="page" style:text-autospace="none"/>
      <style:text-properties fo:color="#000000" style:font-name="Times New Roman" fo:font-size="18pt" fo:font-style="normal" fo:font-weight="bold" officeooo:paragraph-rsid="01734acb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P1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9700b" officeooo:paragraph-rsid="0069700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78777" officeooo:paragraph-rsid="0088d65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df79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30600a" officeooo:paragraph-rsid="0030600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1f7f7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Courier" fo:font-size="9pt" fo:letter-spacing="normal" fo:font-style="normal" fo:text-shadow="none" style:text-underline-style="none" fo:font-weight="bold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P122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font-name="Courier" fo:font-size="9pt" fo:letter-spacing="normal" fo:font-style="normal" fo:text-shadow="none" style:text-underline-style="none" fo:font-weight="bold" officeooo:paragraph-rsid="01738653" style:font-name-asian="Courier" style:font-size-asian="9pt" style:font-style-asian="normal" style:font-weight-asian="bold" style:font-name-complex="Courier" style:font-size-complex="9pt" style:font-style-complex="normal" style:font-weight-complex="bold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paragraph-rsid="0173865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0pt" fo:font-style="normal" fo:font-weight="normal" officeooo:paragraph-rsid="01738653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text-outline="false" style:text-line-through-style="none" fo:letter-spacing="normal" fo:font-style="normal" fo:text-shadow="none" style:text-underline-style="none" style:font-style-asian="normal" style:font-style-complex="normal"/>
    </style:style>
    <style:style style:name="T2" style:family="text">
      <style:text-properties style:text-outline="false" style:text-line-through-style="none" fo:letter-spacing="normal" fo:text-shadow="none" style:text-underline-style="none"/>
    </style:style>
    <style:style style:name="T3" style:family="text">
      <style:text-properties style:text-outline="false" style:text-line-through-style="none" fo:letter-spacing="normal" fo:text-shadow="none" style:text-underline-style="none" officeooo:rsid="001f7f79"/>
    </style:style>
    <style:style style:name="T4" style:family="text">
      <style:text-properties style:text-outline="false" style:text-line-through-style="none" fo:letter-spacing="normal" fo:text-shadow="none" style:text-underline-style="none" officeooo:rsid="0029b77c"/>
    </style:style>
    <style:style style:name="T5" style:family="text">
      <style:text-properties style:text-outline="false" style:text-line-through-style="none" fo:letter-spacing="normal" fo:text-shadow="none" style:text-underline-style="none" officeooo:rsid="0051c9a2"/>
    </style:style>
    <style:style style:name="T6" style:family="text">
      <style:text-properties style:text-outline="false" style:text-line-through-style="none" fo:letter-spacing="normal" fo:text-shadow="none" style:text-underline-style="none" officeooo:rsid="0052b108"/>
    </style:style>
    <style:style style:name="T7" style:family="text">
      <style:text-properties style:text-outline="false" style:text-line-through-style="none" fo:letter-spacing="normal" fo:text-shadow="none" style:text-underline-style="none" officeooo:rsid="00549ddb"/>
    </style:style>
    <style:style style:name="T8" style:family="text">
      <style:text-properties style:text-outline="false" style:text-line-through-style="none" fo:letter-spacing="normal" fo:text-shadow="none" style:text-underline-style="none" officeooo:rsid="00a25f9b"/>
    </style:style>
    <style:style style:name="T9" style:family="text">
      <style:text-properties style:text-outline="false" style:text-line-through-style="none" fo:letter-spacing="normal" fo:text-shadow="none" style:text-underline-style="none" officeooo:rsid="00a3d8d3"/>
    </style:style>
    <style:style style:name="T10" style:family="text">
      <style:text-properties style:text-outline="false" style:text-line-through-style="none" fo:letter-spacing="normal" fo:text-shadow="none" style:text-underline-style="none" officeooo:rsid="00c5f650"/>
    </style:style>
    <style:style style:name="T11" style:family="text">
      <style:text-properties style:text-outline="false" style:text-line-through-style="none" fo:letter-spacing="normal" fo:text-shadow="none" style:text-underline-style="none" officeooo:rsid="00d49a1c"/>
    </style:style>
    <style:style style:name="T12" style:family="text">
      <style:text-properties style:text-outline="false" style:text-line-through-style="none" fo:letter-spacing="normal" fo:text-shadow="none" style:text-underline-style="none" officeooo:rsid="00ee36a0"/>
    </style:style>
    <style:style style:name="T13" style:family="text">
      <style:text-properties style:text-outline="false" style:text-line-through-style="none" fo:letter-spacing="normal" fo:text-shadow="none" style:text-underline-style="none" officeooo:rsid="0103eaeb"/>
    </style:style>
    <style:style style:name="T14" style:family="text">
      <style:text-properties style:text-outline="false" style:text-line-through-style="none" fo:letter-spacing="normal" fo:text-shadow="none" style:text-underline-style="none" officeooo:rsid="01058368"/>
    </style:style>
    <style:style style:name="T15" style:family="text">
      <style:text-properties style:text-outline="false" style:text-line-through-style="none" fo:letter-spacing="normal" fo:text-shadow="none" style:text-underline-style="none" officeooo:rsid="010722d3"/>
    </style:style>
    <style:style style:name="T16" style:family="text">
      <style:text-properties style:text-outline="false" style:text-line-through-style="none" fo:letter-spacing="normal" fo:text-shadow="none" style:text-underline-style="none" officeooo:rsid="010c2ab1"/>
    </style:style>
    <style:style style:name="T17" style:family="text">
      <style:text-properties style:text-outline="false" style:text-line-through-style="none" fo:letter-spacing="normal" fo:text-shadow="none" style:text-underline-style="none" officeooo:rsid="011c112e"/>
    </style:style>
    <style:style style:name="T18" style:family="text">
      <style:text-properties style:text-outline="false" style:text-line-through-style="none" fo:letter-spacing="normal" fo:text-shadow="none" style:text-underline-style="none" officeooo:rsid="0153e2ac"/>
    </style:style>
    <style:style style:name="T19" style:family="text">
      <style:text-properties style:text-outline="false" style:text-line-through-style="none" fo:letter-spacing="normal" fo:text-shadow="none" style:text-underline-style="none" officeooo:rsid="015c4ffb"/>
    </style:style>
    <style:style style:name="T20" style:family="text">
      <style:text-properties style:text-outline="false" style:text-line-through-style="none" fo:letter-spacing="normal" fo:text-shadow="none" style:text-underline-style="none" officeooo:rsid="016049b5"/>
    </style:style>
    <style:style style:name="T21" style:family="text">
      <style:text-properties style:text-outline="false" style:text-line-through-style="none" fo:letter-spacing="normal" fo:text-shadow="none" style:text-underline-style="none" officeooo:rsid="016e93cb"/>
    </style:style>
    <style:style style:name="T22" style:family="text">
      <style:text-properties style:text-outline="false" style:text-line-through-style="none" fo:letter-spacing="normal" fo:text-shadow="none" style:text-underline-style="none" officeooo:rsid="0170917c"/>
    </style:style>
    <style:style style:name="T23" style:family="text">
      <style:text-properties style:text-outline="false" style:text-line-through-style="none" fo:letter-spacing="normal" fo:font-style="italic" fo:text-shadow="none" style:text-underline-style="none" style:font-style-asian="italic" style:font-style-complex="italic"/>
    </style:style>
    <style:style style:name="T24" style:family="text">
      <style:text-properties style:text-outline="false" style:text-line-through-style="none" style:font-name="Arial1" fo:letter-spacing="normal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25" style:family="text">
      <style:text-properties style:text-outline="false" style:text-line-through-style="none" fo:font-size="10pt" fo:letter-spacing="normal" fo:font-style="italic" fo:text-shadow="none" style:text-underline-style="none" officeooo:rsid="006cf03a" style:font-size-asian="10pt" style:font-style-asian="italic" style:font-size-complex="10pt" style:font-style-complex="italic"/>
    </style:style>
    <style:style style:name="T26" style:family="text">
      <style:text-properties fo:color="#0000ff"/>
    </style:style>
    <style:style style:name="T27" style:family="text">
      <style:text-properties fo:color="#0000ff" style:font-name="Arial1" style:font-name-asian="Arial1" style:font-name-complex="Arial1"/>
    </style:style>
    <style:style style:name="T28" style:family="text">
      <style:text-properties fo:color="#0000ff" style:text-outline="false" style:text-line-through-style="none" style:font-name="Arial1" fo:letter-spacing="normal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29" style:family="text">
      <style:text-properties fo:color="#0000ff" style:font-name-asian="Arial1" style:font-name-complex="Arial1"/>
    </style:style>
    <style:style style:name="T30" style:family="text">
      <style:text-properties fo:color="#0000ff" officeooo:rsid="0030bd6f"/>
    </style:style>
    <style:style style:name="T31" style:family="text">
      <style:text-properties style:use-window-font-color="true" style:font-name="Arial1" style:font-name-asian="Arial1" style:font-name-complex="Arial1"/>
    </style:style>
    <style:style style:name="T32" style:family="text">
      <style:text-properties style:use-window-font-color="true" style:font-name="Arial1" officeooo:rsid="00470a67" style:font-name-asian="Arial1" style:font-name-complex="Arial1"/>
    </style:style>
    <style:style style:name="T33" style:family="text">
      <style:text-properties style:use-window-font-color="true" style:font-name="Arial1" officeooo:rsid="007d33c3" style:font-name-asian="Arial1" style:font-name-complex="Arial1"/>
    </style:style>
    <style:style style:name="T34" style:family="text">
      <style:text-properties style:use-window-font-color="true" style:font-name="Arial1" officeooo:rsid="015a0612" style:font-name-asian="Arial1" style:font-name-complex="Arial1"/>
    </style:style>
    <style:style style:name="T35" style:family="text">
      <style:text-properties style:use-window-font-color="true" style:font-name="Arial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6" style:family="text">
      <style:text-properties style:use-window-font-color="true" style:text-outline="false" style:text-line-through-style="none" style:font-name="Arial1" fo:letter-spacing="normal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37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38" style:family="text">
      <style:text-properties style:use-window-font-color="true" style:font-name-asian="Arial1" style:font-name-complex="Arial1"/>
    </style:style>
    <style:style style:name="T39" style:family="text">
      <style:text-properties style:use-window-font-color="true" fo:font-weight="normal" style:font-name-asian="Arial1" style:font-weight-asian="normal" style:font-name-complex="Arial1" style:font-weight-complex="normal"/>
    </style:style>
    <style:style style:name="T40" style:family="text">
      <style:text-properties fo:color="#a31515"/>
    </style:style>
    <style:style style:name="T41" style:family="text">
      <style:text-properties fo:color="#a31515" style:font-name-asian="Arial1" style:font-name-complex="Arial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000000" style:font-name="Times New Roman" fo:font-style="normal" fo:font-weight="normal" officeooo:rsid="013aa6d7" style:font-name-asian="Courier New" style:font-style-asian="normal" style:font-weight-asian="normal" style:font-name-complex="Courier New" style:font-style-complex="normal" style:font-weight-complex="normal"/>
    </style:style>
    <style:style style:name="T44" style:family="text">
      <style:text-properties fo:color="#000000" style:font-name="Times New Roman" fo:font-size="12pt" fo:font-style="normal" fo:font-weight="normal" officeooo:rsid="00a8562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color="#000000" style:font-name="Times New Roman" fo:font-size="12pt" fo:font-style="normal" fo:font-weight="normal" officeooo:rsid="00afe0e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6" style:family="text">
      <style:text-properties fo:color="#000000" style:font-name="Times New Roman" fo:font-size="12pt" fo:font-style="normal" fo:font-weight="normal" officeooo:rsid="00a56d7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7" style:family="text">
      <style:text-properties fo:color="#000000" style:font-name="Times New Roman" fo:font-size="12pt" fo:font-style="normal" fo:font-weight="normal" officeooo:rsid="00b1384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8" style:family="text">
      <style:text-properties fo:color="#000000" style:font-name="Times New Roman" fo:font-size="12pt" fo:font-style="normal" fo:font-weight="normal" officeooo:rsid="00b2f2c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9" style:family="text">
      <style:text-properties fo:color="#000000" style:font-name="Times New Roman" fo:font-size="12pt" fo:font-style="normal" fo:font-weight="normal" officeooo:rsid="00b30cf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0" style:family="text">
      <style:text-properties fo:color="#000000" style:font-name="Times New Roman" fo:font-size="12pt" fo:font-style="normal" fo:font-weight="normal" officeooo:rsid="00b3222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1" style:family="text">
      <style:text-properties fo:color="#000000" style:font-name="Times New Roman" fo:font-size="12pt" fo:font-style="normal" fo:font-weight="normal" officeooo:rsid="00b62e9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2" style:family="text">
      <style:text-properties fo:color="#000000" style:font-name="Times New Roman" fo:font-size="12pt" fo:font-style="normal" fo:font-weight="normal" officeooo:rsid="00b6532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3" style:family="text">
      <style:text-properties fo:color="#000000" style:font-name="Times New Roman" fo:font-size="12pt" fo:font-style="normal" fo:font-weight="normal" officeooo:rsid="00ba47f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4" style:family="text">
      <style:text-properties fo:color="#000000" style:font-name="Times New Roman" fo:font-size="12pt" fo:font-style="normal" fo:font-weight="normal" officeooo:rsid="00bc45b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5" style:family="text">
      <style:text-properties fo:color="#000000" style:font-name="Times New Roman" fo:font-size="12pt" fo:font-style="normal" fo:font-weight="normal" officeooo:rsid="00c6e28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6" style:family="text">
      <style:text-properties fo:color="#000000" style:font-name="Times New Roman" fo:font-size="12pt" fo:font-style="normal" fo:font-weight="normal" officeooo:rsid="00c7368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7" style:family="text">
      <style:text-properties fo:color="#000000" style:font-name="Times New Roman" fo:font-size="12pt" fo:font-style="normal" fo:font-weight="normal" officeooo:rsid="00d305c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8" style:family="text">
      <style:text-properties fo:color="#000000" style:font-name="Times New Roman" fo:font-size="12pt" fo:font-style="normal" fo:font-weight="normal" officeooo:rsid="00dff1f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59" style:family="text">
      <style:text-properties fo:color="#000000" style:font-name="Times New Roman" fo:font-size="12pt" fo:font-style="normal" fo:font-weight="normal" officeooo:rsid="00e02ac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0" style:family="text">
      <style:text-properties fo:color="#000000" style:font-name="Times New Roman" fo:font-size="12pt" fo:font-style="normal" fo:font-weight="normal" officeooo:rsid="00e03a0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1" style:family="text">
      <style:text-properties fo:color="#000000" style:font-name="Times New Roman" fo:font-size="12pt" fo:font-style="normal" fo:font-weight="normal" officeooo:rsid="00e09e6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2" style:family="text">
      <style:text-properties fo:color="#000000" style:font-name="Times New Roman" fo:font-size="12pt" fo:font-style="normal" fo:font-weight="normal" officeooo:rsid="00e390c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3" style:family="text">
      <style:text-properties fo:color="#000000" style:font-name="Times New Roman" fo:font-size="12pt" fo:font-style="normal" fo:font-weight="normal" officeooo:rsid="00e59dd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4" style:family="text">
      <style:text-properties fo:color="#000000" style:font-name="Times New Roman" fo:font-size="12pt" fo:font-style="normal" fo:font-weight="normal" officeooo:rsid="00e7822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5" style:family="text">
      <style:text-properties fo:color="#000000" style:font-name="Times New Roman" fo:font-size="12pt" fo:font-style="normal" fo:font-weight="normal" officeooo:rsid="00e8222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6" style:family="text">
      <style:text-properties fo:color="#000000" style:font-name="Times New Roman" fo:font-size="12pt" fo:font-style="normal" fo:font-weight="normal" officeooo:rsid="00eb75b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7" style:family="text">
      <style:text-properties fo:color="#000000" style:font-name="Times New Roman" fo:font-size="12pt" fo:font-style="normal" fo:font-weight="normal" officeooo:rsid="00fe536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8" style:family="text">
      <style:text-properties fo:color="#000000" style:font-name="Times New Roman" fo:font-size="12pt" fo:font-style="normal" fo:font-weight="normal" officeooo:rsid="00ff2d1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69" style:family="text">
      <style:text-properties fo:color="#000000" style:font-name="Times New Roman" fo:font-size="12pt" fo:font-style="normal" fo:font-weight="normal" officeooo:rsid="010cdee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0" style:family="text">
      <style:text-properties fo:color="#000000" style:font-name="Times New Roman" fo:font-size="12pt" fo:font-style="normal" fo:font-weight="normal" officeooo:rsid="011c112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1" style:family="text">
      <style:text-properties fo:color="#000000" style:font-name="Times New Roman" fo:font-size="12pt" fo:font-style="normal" fo:font-weight="normal" officeooo:rsid="013aa6d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2" style:family="text">
      <style:text-properties fo:color="#000000" style:font-name="Times New Roman" fo:font-size="12pt" fo:font-style="normal" fo:font-weight="normal" officeooo:rsid="0158334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3" style:family="text">
      <style:text-properties fo:color="#000000" style:font-name="Times New Roman"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74" style:family="text">
      <style:text-properties fo:color="#000000" style:font-name="Times New Roman" fo:font-style="italic" fo:font-weight="normal" officeooo:rsid="013aa6d7" style:font-name-asian="Courier New" style:font-style-asian="italic" style:font-weight-asian="normal" style:font-name-complex="Courier New" style:font-style-complex="italic" style:font-weight-complex="normal"/>
    </style:style>
    <style:style style:name="T75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a3ed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6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a4e3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7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cf03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8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f59b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79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7738d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0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69700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1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721e3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2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abb1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3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af70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4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f530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5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fd70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6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8fddb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7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0585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8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1d45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89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2bd5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0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300d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1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391b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2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5623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3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576c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4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6adc6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5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7603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6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aafd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7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c60d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8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d40f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99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f18b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0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9fe9c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1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7368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2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2078a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3" style:family="text">
      <style:text-properties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73865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officeooo:rsid="00ae1349" style:font-style-asian="italic" style:font-style-complex="italic"/>
    </style:style>
    <style:style style:name="T106" style:family="text">
      <style:text-properties fo:font-style="italic" officeooo:rsid="00afe0ee" style:font-style-asian="italic" style:font-style-complex="italic"/>
    </style:style>
    <style:style style:name="T107" style:family="text">
      <style:text-properties fo:font-style="italic" officeooo:rsid="013aa6d7" style:font-style-asian="italic" style:font-style-complex="italic"/>
    </style:style>
    <style:style style:name="T108" style:family="text">
      <style:text-properties style:font-name="Courier" fo:font-size="9pt" fo:font-weight="bold" style:font-name-asian="Courier" style:font-size-asian="9pt" style:font-weight-asian="bold" style:font-name-complex="Courier" style:font-size-complex="9pt" style:font-weight-complex="bold"/>
    </style:style>
    <style:style style:name="T109" style:family="text">
      <style:text-properties fo:font-size="12pt" officeooo:rsid="004ac5ee" style:font-size-asian="12pt" style:font-size-complex="12pt"/>
    </style:style>
    <style:style style:name="T110" style:family="text">
      <style:text-properties fo:font-size="12pt" officeooo:rsid="004d6a92" style:font-size-asian="12pt" style:font-size-complex="12pt"/>
    </style:style>
    <style:style style:name="T111" style:family="text">
      <style:text-properties fo:font-size="12pt" officeooo:rsid="004edc4a" style:font-size-asian="12pt" style:font-size-complex="12pt"/>
    </style:style>
    <style:style style:name="T112" style:family="text">
      <style:text-properties fo:font-size="12pt" officeooo:rsid="004ee682" style:font-size-asian="12pt" style:font-size-complex="12pt"/>
    </style:style>
    <style:style style:name="T113" style:family="text">
      <style:text-properties fo:font-size="12pt" officeooo:rsid="0066fb04" style:font-size-asian="12pt" style:font-size-complex="12pt"/>
    </style:style>
    <style:style style:name="T114" style:family="text">
      <style:text-properties fo:font-size="12pt" officeooo:rsid="00677823" style:font-size-asian="12pt" style:font-size-complex="12pt"/>
    </style:style>
    <style:style style:name="T115" style:family="text">
      <style:text-properties fo:font-size="12pt" officeooo:rsid="0099211a" style:font-size-asian="12pt" style:font-size-complex="12pt"/>
    </style:style>
    <style:style style:name="T116" style:family="text">
      <style:text-properties fo:font-size="12pt" officeooo:rsid="009c60de" style:font-size-asian="12pt" style:font-size-complex="12pt"/>
    </style:style>
    <style:style style:name="T117" style:family="text">
      <style:text-properties fo:font-size="12pt" officeooo:rsid="0030bd6f" style:font-size-asian="10.5pt" style:font-size-complex="12pt"/>
    </style:style>
    <style:style style:name="T118" style:family="text">
      <style:text-properties fo:font-size="12pt" officeooo:rsid="004d6a92" style:font-size-asian="10.5pt" style:font-size-complex="12pt"/>
    </style:style>
    <style:style style:name="T119" style:family="text">
      <style:text-properties fo:font-size="12pt" officeooo:rsid="003fbe06" style:font-size-asian="10.5pt" style:font-size-complex="12pt"/>
    </style:style>
    <style:style style:name="T120" style:family="text">
      <style:text-properties fo:font-size="12pt" officeooo:rsid="004ee682" style:font-size-asian="10.5pt" style:font-size-complex="12pt"/>
    </style:style>
    <style:style style:name="T121" style:family="text">
      <style:text-properties fo:font-size="12pt" officeooo:rsid="005013c0" style:font-size-asian="10.5pt" style:font-size-complex="12pt"/>
    </style:style>
    <style:style style:name="T122" style:family="text">
      <style:text-properties fo:font-size="12pt" officeooo:rsid="009c60de" style:font-size-asian="10.5pt" style:font-size-complex="12pt"/>
    </style:style>
    <style:style style:name="T123" style:family="text">
      <style:text-properties fo:font-size="10pt" style:font-size-asian="10pt" style:font-size-complex="10pt"/>
    </style:style>
    <style:style style:name="T124" style:family="text">
      <style:text-properties fo:font-size="10pt" officeooo:rsid="00a4b99a" style:font-size-asian="10pt" style:font-size-complex="10pt"/>
    </style:style>
    <style:style style:name="T125" style:family="text">
      <style:text-properties fo:font-size="10pt" fo:font-style="italic" officeooo:rsid="00b94e89" style:font-size-asian="10pt" style:font-style-asian="italic" style:font-size-complex="10pt" style:font-style-complex="italic"/>
    </style:style>
    <style:style style:name="T126" style:family="text">
      <style:text-properties fo:font-size="10pt" fo:font-style="italic" officeooo:rsid="00ae2604" style:font-size-asian="10pt" style:font-style-asian="italic" style:font-size-complex="10pt" style:font-style-complex="italic"/>
    </style:style>
    <style:style style:name="T127" style:family="text">
      <style:text-properties fo:font-size="10pt" fo:font-style="italic" officeooo:rsid="00aeee46" style:font-size-asian="10pt" style:font-style-asian="italic" style:font-size-complex="10pt" style:font-style-complex="italic"/>
    </style:style>
    <style:style style:name="T128" style:family="text">
      <style:text-properties fo:font-size="10pt" fo:font-style="italic" officeooo:rsid="00afe0ee" style:font-size-asian="10pt" style:font-style-asian="italic" style:font-size-complex="10pt" style:font-style-complex="italic"/>
    </style:style>
    <style:style style:name="T129" style:family="text">
      <style:text-properties fo:font-size="10pt" fo:font-style="italic" officeooo:rsid="00a56d7c" style:font-size-asian="10pt" style:font-style-asian="italic" style:font-size-complex="10pt" style:font-style-complex="italic"/>
    </style:style>
    <style:style style:name="T130" style:family="text">
      <style:text-properties fo:font-size="10pt" fo:font-style="italic" officeooo:rsid="00a4b99a" style:font-size-asian="10pt" style:font-style-asian="italic" style:font-size-complex="10pt" style:font-style-complex="italic"/>
    </style:style>
    <style:style style:name="T131" style:family="text">
      <style:text-properties fo:font-size="10pt" fo:font-style="italic" officeooo:rsid="006cf03a" style:font-size-asian="10pt" style:font-style-asian="italic" style:font-size-complex="10pt" style:font-style-complex="italic"/>
    </style:style>
    <style:style style:name="T132" style:family="text">
      <style:text-properties fo:font-size="10pt" fo:font-style="italic" officeooo:rsid="006f61d9" style:font-size-asian="10pt" style:font-style-asian="italic" style:font-size-complex="10pt" style:font-style-complex="italic"/>
    </style:style>
    <style:style style:name="T133" style:family="text">
      <style:text-properties fo:font-size="10pt" fo:font-style="italic" officeooo:rsid="00b62e9b" style:font-size-asian="10pt" style:font-style-asian="italic" style:font-size-complex="10pt" style:font-style-complex="italic"/>
    </style:style>
    <style:style style:name="T134" style:family="text">
      <style:text-properties fo:font-size="10pt" fo:font-style="italic" officeooo:rsid="00ae1349" style:font-size-asian="10pt" style:font-style-asian="italic" style:font-size-complex="10pt" style:font-style-complex="italic"/>
    </style:style>
    <style:style style:name="T135" style:family="text">
      <style:text-properties fo:font-size="10pt" fo:font-style="italic" officeooo:rsid="00bc45b0" style:font-size-asian="10pt" style:font-style-asian="italic" style:font-size-complex="10pt" style:font-style-complex="italic"/>
    </style:style>
    <style:style style:name="T136" style:family="text">
      <style:text-properties style:font-name-asian="Courier" style:font-name-complex="Courier"/>
    </style:style>
    <style:style style:name="T137" style:family="text">
      <style:text-properties officeooo:rsid="001df79a"/>
    </style:style>
    <style:style style:name="T138" style:family="text">
      <style:text-properties officeooo:rsid="0030bd6f"/>
    </style:style>
    <style:style style:name="T139" style:family="text">
      <style:text-properties officeooo:rsid="00470a67"/>
    </style:style>
    <style:style style:name="T140" style:family="text">
      <style:text-properties officeooo:rsid="005311a4"/>
    </style:style>
    <style:style style:name="T141" style:family="text">
      <style:text-properties officeooo:rsid="0054416f"/>
    </style:style>
    <style:style style:name="T142" style:family="text">
      <style:text-properties officeooo:rsid="005677a0"/>
    </style:style>
    <style:style style:name="T143" style:family="text">
      <style:text-properties officeooo:rsid="005f6392"/>
    </style:style>
    <style:style style:name="T144" style:family="text">
      <style:text-properties officeooo:rsid="005f74a8"/>
    </style:style>
    <style:style style:name="T145" style:family="text">
      <style:text-properties officeooo:rsid="0060ce11"/>
    </style:style>
    <style:style style:name="T146" style:family="text">
      <style:text-properties officeooo:rsid="00622ae4"/>
    </style:style>
    <style:style style:name="T147" style:family="text">
      <style:text-properties officeooo:rsid="00627aaf"/>
    </style:style>
    <style:style style:name="T148" style:family="text">
      <style:text-properties officeooo:rsid="006cf03a"/>
    </style:style>
    <style:style style:name="T149" style:family="text">
      <style:text-properties officeooo:rsid="00791c75"/>
    </style:style>
    <style:style style:name="T150" style:family="text">
      <style:text-properties officeooo:rsid="007f284a"/>
    </style:style>
    <style:style style:name="T151" style:family="text">
      <style:text-properties officeooo:rsid="0080e433"/>
    </style:style>
    <style:style style:name="T152" style:family="text">
      <style:text-properties officeooo:rsid="0082a893"/>
    </style:style>
    <style:style style:name="T153" style:family="text">
      <style:text-properties officeooo:rsid="0082ff02"/>
    </style:style>
    <style:style style:name="T154" style:family="text">
      <style:text-properties officeooo:rsid="00845149"/>
    </style:style>
    <style:style style:name="T155" style:family="text">
      <style:text-properties officeooo:rsid="00878777"/>
    </style:style>
    <style:style style:name="T156" style:family="text">
      <style:text-properties officeooo:rsid="0088d658"/>
    </style:style>
    <style:style style:name="T157" style:family="text">
      <style:text-properties officeooo:rsid="008abb12"/>
    </style:style>
    <style:style style:name="T158" style:family="text">
      <style:text-properties officeooo:rsid="008d7c37"/>
    </style:style>
    <style:style style:name="T159" style:family="text">
      <style:text-properties officeooo:rsid="00a25f9b"/>
    </style:style>
    <style:style style:name="T160" style:family="text">
      <style:text-properties officeooo:rsid="00a4b99a"/>
    </style:style>
    <style:style style:name="T161" style:family="text">
      <style:text-properties officeooo:rsid="00a56d7c"/>
    </style:style>
    <style:style style:name="T162" style:family="text">
      <style:text-properties officeooo:rsid="00a8562f"/>
    </style:style>
    <style:style style:name="T163" style:family="text">
      <style:text-properties officeooo:rsid="00ac4ad1"/>
    </style:style>
    <style:style style:name="T164" style:family="text">
      <style:text-properties officeooo:rsid="00ae1349"/>
    </style:style>
    <style:style style:name="T165" style:family="text">
      <style:text-properties fo:font-style="normal" officeooo:rsid="00b795f7" style:font-style-asian="normal" style:font-style-complex="normal"/>
    </style:style>
    <style:style style:name="T166" style:family="text">
      <style:text-properties fo:font-style="normal" fo:font-weight="bold" officeooo:rsid="00afe0ee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a56d7c" style:font-style-asian="normal" style:font-weight-asian="bold" style:font-style-complex="normal" style:font-weight-complex="bold"/>
    </style:style>
    <style:style style:name="T168" style:family="text">
      <style:text-properties fo:font-style="normal" fo:font-weight="bold" officeooo:rsid="00c20cad" style:font-style-asian="normal" style:font-weight-asian="bold" style:font-style-complex="normal" style:font-weight-complex="bold"/>
    </style:style>
    <style:style style:name="T169" style:family="text">
      <style:text-properties fo:font-style="normal" fo:font-weight="bold" officeooo:rsid="00dff1f2" style:font-style-asian="normal" style:font-weight-asian="bold" style:font-style-complex="normal" style:font-weight-complex="bold"/>
    </style:style>
    <style:style style:name="T170" style:family="text">
      <style:text-properties fo:font-style="normal" fo:font-weight="bold" officeooo:rsid="0102bcd8" style:font-style-asian="normal" style:font-weight-asian="bold" style:font-style-complex="normal" style:font-weight-complex="bold"/>
    </style:style>
    <style:style style:name="T171" style:family="text">
      <style:text-properties style:font-name="Courier New" fo:font-size="10pt" fo:font-style="italic" officeooo:rsid="00aeee46" style:font-size-asian="10pt" style:font-style-asian="italic" style:font-size-complex="10pt" style:font-style-complex="italic"/>
    </style:style>
    <style:style style:name="T172" style:family="text">
      <style:text-properties officeooo:rsid="00afe0ee"/>
    </style:style>
    <style:style style:name="T173" style:family="text">
      <style:text-properties fo:font-variant="normal" fo:text-transform="none" fo:color="#000000" style:font-name="Times New Roman" fo:font-size="12pt" fo:letter-spacing="normal" fo:font-style="normal" fo:font-weight="normal" officeooo:rsid="00afe0ee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74" style:family="text">
      <style:text-properties fo:font-variant="normal" fo:text-transform="none" fo:color="#000000" style:font-name="Times New Roman" fo:font-size="12pt" fo:letter-spacing="normal" fo:font-style="normal" fo:font-weight="normal" officeooo:rsid="00b62e9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75" style:family="text">
      <style:text-properties fo:font-variant="normal" fo:text-transform="none" fo:color="#000000" style:font-name="Times New Roman" fo:font-size="10pt" fo:letter-spacing="normal" fo:font-style="italic" fo:font-weight="normal" officeooo:rsid="00b96f3a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76" style:family="text">
      <style:text-properties fo:font-variant="normal" fo:text-transform="none" fo:color="#000000" style:font-name="Times New Roman" fo:font-size="10pt" fo:letter-spacing="normal" fo:font-style="italic" fo:font-weight="normal" officeooo:rsid="00b62e9b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7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a56d7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7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6e28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79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5f65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0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7368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1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8e81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2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a3d7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3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a475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b2fb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dee9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6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ec5a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cff0d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d140e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9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d305c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0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f5911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1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f7b76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2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f8082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3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2b5a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42dc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4fcd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6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669d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82fb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939e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99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a4d9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0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b246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1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1d013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2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20266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3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22102c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22bff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24402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6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2b1f8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9709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aa6d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09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add3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0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c7d7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1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d3d5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2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e858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3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3fd89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11ec2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28b2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6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40b0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6389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7424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19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7b18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0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7f3c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1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8358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2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858b3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3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8ce38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9c16a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a21d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6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b896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bd55b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d0714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29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f6ced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0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4f9269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1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515eb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2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52408f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3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5251e1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58f1d0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15947d7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36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italic" fo:text-shadow="none" style:text-underline-style="none" fo:font-weight="normal" officeooo:rsid="00cec5a9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37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italic" fo:text-shadow="none" style:text-underline-style="none" fo:font-weight="normal" officeooo:rsid="00c5f650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38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italic" fo:text-shadow="none" style:text-underline-style="none" fo:font-weight="normal" officeooo:rsid="013add3f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39" style:family="text">
      <style:text-properties fo:font-variant="normal" fo:text-transform="none" fo:color="#000000" style:text-outline="false" style:text-line-through-style="none" style:font-name="Times New Roman" fo:letter-spacing="normal" fo:font-style="italic" fo:text-shadow="none" style:text-underline-style="none" fo:font-weight="normal" officeooo:rsid="00cec5a9" style:font-name-asian="Courier New" style:font-style-asian="italic" style:font-weight-asian="normal" style:font-name-complex="Courier New" style:font-style-complex="italic" style:font-weight-complex="normal"/>
    </style:style>
    <style:style style:name="T240" style:family="text">
      <style:text-properties fo:font-variant="normal" fo:text-transform="none" fo:color="#000000" style:text-outline="false" style:text-line-through-style="none" style:font-name="Courier New" fo:letter-spacing="normal" fo:font-style="normal" fo:text-shadow="none" style:text-underline-style="none" fo:font-weight="bold" officeooo:rsid="00c5f650" style:font-name-asian="Courier New" style:font-style-asian="normal" style:font-weight-asian="bold" style:font-name-complex="Courier New" style:font-style-complex="normal" style:font-weight-complex="bold"/>
    </style:style>
    <style:style style:name="T241" style:family="text">
      <style:text-properties fo:font-variant="normal" fo:text-transform="none" fo:color="#000000" style:text-outline="false" style:text-line-through-style="none" style:font-name="Courier New" fo:letter-spacing="normal" fo:font-style="normal" fo:text-shadow="none" style:text-underline-style="none" fo:font-weight="bold" officeooo:rsid="00cec5a9" style:font-name-asian="Courier New" style:font-style-asian="normal" style:font-weight-asian="bold" style:font-name-complex="Courier New" style:font-style-complex="normal" style:font-weight-complex="bold"/>
    </style:style>
    <style:style style:name="T242" style:family="text">
      <style:text-properties fo:font-variant="normal" fo:text-transform="none" fo:letter-spacing="normal" officeooo:rsid="00b794fe"/>
    </style:style>
    <style:style style:name="T243" style:family="text">
      <style:text-properties fo:font-variant="normal" fo:text-transform="none" fo:letter-spacing="normal" officeooo:rsid="00ae1349"/>
    </style:style>
    <style:style style:name="T244" style:family="text">
      <style:text-properties fo:font-variant="normal" fo:text-transform="none" fo:letter-spacing="normal" officeooo:rsid="00a4b99a"/>
    </style:style>
    <style:style style:name="T245" style:family="text">
      <style:text-properties fo:font-variant="normal" fo:text-transform="none" fo:letter-spacing="normal" officeooo:rsid="00a56d7c"/>
    </style:style>
    <style:style style:name="T246" style:family="text">
      <style:text-properties fo:font-variant="normal" fo:text-transform="none" fo:letter-spacing="normal" fo:font-style="italic" officeooo:rsid="00b794fe" style:font-style-asian="italic" style:font-style-complex="italic"/>
    </style:style>
    <style:style style:name="T247" style:family="text">
      <style:text-properties fo:font-variant="normal" fo:text-transform="none" fo:letter-spacing="normal" fo:font-style="italic" officeooo:rsid="00e52d57" style:font-style-asian="italic" style:font-style-complex="italic"/>
    </style:style>
    <style:style style:name="T248" style:family="text">
      <style:text-properties fo:font-variant="normal" fo:text-transform="none" fo:letter-spacing="normal" fo:font-style="italic" officeooo:rsid="0101ebe3" style:font-style-asian="italic" style:font-style-complex="italic"/>
    </style:style>
    <style:style style:name="T249" style:family="text">
      <style:text-properties fo:font-variant="normal" fo:text-transform="none" fo:letter-spacing="normal" officeooo:rsid="00afe0ee"/>
    </style:style>
    <style:style style:name="T250" style:family="text">
      <style:text-properties fo:font-variant="normal" fo:text-transform="none" fo:letter-spacing="normal" officeooo:rsid="00b9d1c7"/>
    </style:style>
    <style:style style:name="T251" style:family="text">
      <style:text-properties fo:font-variant="normal" fo:text-transform="none" fo:letter-spacing="normal" fo:font-weight="bold" officeooo:rsid="00a56d7c" style:font-weight-asian="bold" style:font-weight-complex="bold"/>
    </style:style>
    <style:style style:name="T252" style:family="text">
      <style:text-properties fo:font-variant="normal" fo:text-transform="none" fo:letter-spacing="normal" officeooo:rsid="00b795f7"/>
    </style:style>
    <style:style style:name="T253" style:family="text">
      <style:text-properties fo:font-variant="normal" fo:text-transform="none" fo:letter-spacing="normal" officeooo:rsid="00bd00e0"/>
    </style:style>
    <style:style style:name="T254" style:family="text">
      <style:text-properties fo:font-variant="normal" fo:text-transform="none" fo:letter-spacing="normal" officeooo:rsid="00be2461"/>
    </style:style>
    <style:style style:name="T255" style:family="text">
      <style:text-properties fo:font-variant="normal" fo:text-transform="none" fo:letter-spacing="normal" officeooo:rsid="00c04336"/>
    </style:style>
    <style:style style:name="T256" style:family="text">
      <style:text-properties fo:font-variant="normal" fo:text-transform="none" fo:letter-spacing="normal" officeooo:rsid="00e52d57"/>
    </style:style>
    <style:style style:name="T257" style:family="text">
      <style:text-properties fo:font-variant="normal" fo:text-transform="none" fo:letter-spacing="normal" officeooo:rsid="00ed5318"/>
    </style:style>
    <style:style style:name="T258" style:family="text">
      <style:text-properties fo:font-variant="normal" fo:text-transform="none" fo:letter-spacing="normal" officeooo:rsid="01007069"/>
    </style:style>
    <style:style style:name="T259" style:family="text">
      <style:text-properties fo:font-variant="normal" fo:text-transform="none" fo:letter-spacing="normal" officeooo:rsid="0101ebe3"/>
    </style:style>
    <style:style style:name="T260" style:family="text">
      <style:text-properties fo:font-variant="normal" fo:text-transform="none" fo:letter-spacing="normal" officeooo:rsid="016933b5"/>
    </style:style>
    <style:style style:name="T261" style:family="text">
      <style:text-properties fo:font-variant="normal" fo:text-transform="none" fo:letter-spacing="normal" officeooo:rsid="016b7450"/>
    </style:style>
    <style:style style:name="T262" style:family="text">
      <style:text-properties fo:font-variant="normal" fo:text-transform="none" style:font-name="Times New Roman" fo:letter-spacing="normal" officeooo:rsid="00afe0ee"/>
    </style:style>
    <style:style style:name="T263" style:family="text">
      <style:text-properties fo:font-variant="normal" fo:text-transform="none" style:text-outline="false" style:text-line-through-style="none" fo:letter-spacing="normal" fo:text-shadow="none" style:text-underline-style="none" officeooo:rsid="00a56d7c"/>
    </style:style>
    <style:style style:name="T264" style:family="text">
      <style:text-properties fo:font-variant="normal" fo:text-transform="none" style:text-outline="false" style:text-line-through-style="none" fo:letter-spacing="normal" fo:text-shadow="none" style:text-underline-style="none" officeooo:rsid="00c5f650"/>
    </style:style>
    <style:style style:name="T265" style:family="text">
      <style:text-properties fo:font-variant="normal" fo:text-transform="none" style:text-outline="false" style:text-line-through-style="none" fo:letter-spacing="normal" fo:text-shadow="none" style:text-underline-style="none" officeooo:rsid="00c6e282"/>
    </style:style>
    <style:style style:name="T266" style:family="text">
      <style:text-properties fo:font-variant="normal" fo:text-transform="none" style:text-outline="false" style:text-line-through-style="none" fo:letter-spacing="normal" fo:text-shadow="none" style:text-underline-style="none" officeooo:rsid="00ee36a0"/>
    </style:style>
    <style:style style:name="T267" style:family="text">
      <style:text-properties fo:font-variant="normal" fo:text-transform="none" style:text-outline="false" style:text-line-through-style="none" fo:letter-spacing="normal" fo:text-shadow="none" style:text-underline-style="none" officeooo:rsid="00efe0c5"/>
    </style:style>
    <style:style style:name="T268" style:family="text">
      <style:text-properties fo:font-variant="normal" fo:text-transform="none" style:text-outline="false" style:text-line-through-style="none" fo:letter-spacing="normal" fo:text-shadow="none" style:text-underline-style="none" officeooo:rsid="00f0e8cb"/>
    </style:style>
    <style:style style:name="T269" style:family="text">
      <style:text-properties fo:font-variant="normal" fo:text-transform="none" style:text-outline="false" style:text-line-through-style="none" fo:letter-spacing="normal" fo:text-shadow="none" style:text-underline-style="none" officeooo:rsid="00f29f86"/>
    </style:style>
    <style:style style:name="T270" style:family="text">
      <style:text-properties fo:font-variant="normal" fo:text-transform="none" style:text-outline="false" style:text-line-through-style="none" fo:letter-spacing="normal" fo:text-shadow="none" style:text-underline-style="none" officeooo:rsid="00f3b35b"/>
    </style:style>
    <style:style style:name="T271" style:family="text">
      <style:text-properties fo:font-variant="normal" fo:text-transform="none" style:text-outline="false" style:text-line-through-style="none" fo:letter-spacing="normal" fo:text-shadow="none" style:text-underline-style="none" officeooo:rsid="010e56a5"/>
    </style:style>
    <style:style style:name="T272" style:family="text">
      <style:text-properties fo:font-variant="normal" fo:text-transform="none" style:text-outline="false" style:text-line-through-style="none" fo:letter-spacing="normal" fo:text-shadow="none" style:text-underline-style="none" officeooo:rsid="010f740c"/>
    </style:style>
    <style:style style:name="T273" style:family="text">
      <style:text-properties fo:font-variant="normal" fo:text-transform="none" style:text-outline="false" style:text-line-through-style="none" fo:letter-spacing="normal" fo:text-shadow="none" style:text-underline-style="none" officeooo:rsid="01102ac0"/>
    </style:style>
    <style:style style:name="T274" style:family="text">
      <style:text-properties fo:font-variant="normal" fo:text-transform="none" style:text-outline="false" style:text-line-through-style="none" fo:letter-spacing="normal" fo:text-shadow="none" style:text-underline-style="none" officeooo:rsid="00afe0ee"/>
    </style:style>
    <style:style style:name="T275" style:family="text">
      <style:text-properties fo:font-variant="normal" fo:text-transform="none" style:text-outline="false" style:text-line-through-style="none" fo:letter-spacing="normal" fo:text-shadow="none" style:text-underline-style="none" officeooo:rsid="01366f0c"/>
    </style:style>
    <style:style style:name="T276" style:family="text">
      <style:text-properties fo:font-variant="normal" fo:text-transform="none" style:text-outline="false" style:text-line-through-style="none" fo:letter-spacing="normal" fo:text-shadow="none" style:text-underline-style="none" officeooo:rsid="0138382d"/>
    </style:style>
    <style:style style:name="T277" style:family="text">
      <style:text-properties fo:font-variant="normal" fo:text-transform="none" style:text-outline="false" style:text-line-through-style="none" fo:letter-spacing="normal" fo:text-shadow="none" style:text-underline-style="none" officeooo:rsid="01385730"/>
    </style:style>
    <style:style style:name="T278" style:family="text">
      <style:text-properties fo:font-variant="normal" fo:text-transform="none" style:text-outline="false" style:text-line-through-style="none" fo:letter-spacing="normal" fo:text-shadow="none" style:text-underline-style="none" officeooo:rsid="0138c671"/>
    </style:style>
    <style:style style:name="T279" style:family="text">
      <style:text-properties fo:font-variant="normal" fo:text-transform="none" style:text-outline="false" style:text-line-through-style="none" fo:letter-spacing="normal" fo:text-shadow="none" style:text-underline-style="none" officeooo:rsid="0138f489"/>
    </style:style>
    <style:style style:name="T280" style:family="text">
      <style:text-properties fo:font-variant="normal" fo:text-transform="none" style:text-outline="false" style:text-line-through-style="none" fo:letter-spacing="normal" fo:text-shadow="none" style:text-underline-style="none" officeooo:rsid="01391c3d"/>
    </style:style>
    <style:style style:name="T281" style:family="text">
      <style:text-properties fo:font-variant="normal" fo:text-transform="none" style:text-outline="false" style:text-line-through-style="none" fo:letter-spacing="normal" fo:text-shadow="none" style:text-underline-style="none" officeooo:rsid="01723ac2"/>
    </style:style>
    <style:style style:name="T282" style:family="text">
      <style:text-properties fo:font-variant="normal" fo:text-transform="none" style:text-outline="false" style:text-line-through-style="none" fo:letter-spacing="normal" fo:font-style="italic" fo:text-shadow="none" style:text-underline-style="none" officeooo:rsid="00c5f650" style:font-style-asian="italic" style:font-style-complex="italic"/>
    </style:style>
    <style:style style:name="T283" style:family="text">
      <style:text-properties fo:font-variant="normal" fo:text-transform="none" style:text-outline="false" style:text-line-through-style="none" fo:letter-spacing="normal" fo:font-style="italic" fo:text-shadow="none" style:text-underline-style="none" officeooo:rsid="00c6e282" style:font-style-asian="italic" style:font-style-complex="italic"/>
    </style:style>
    <style:style style:name="T284" style:family="text">
      <style:text-properties fo:font-variant="normal" fo:text-transform="none" style:text-outline="false" style:text-line-through-style="none" fo:letter-spacing="normal" fo:font-style="italic" fo:text-shadow="none" style:text-underline-style="none" officeooo:rsid="00f0e8cb" style:font-style-asian="italic" style:font-style-complex="italic"/>
    </style:style>
    <style:style style:name="T285" style:family="text">
      <style:text-properties fo:font-variant="normal" fo:text-transform="none" style:text-outline="false" style:text-line-through-style="none" fo:letter-spacing="normal" fo:font-style="italic" fo:text-shadow="none" style:text-underline-style="none" officeooo:rsid="010e56a5" style:font-style-asian="italic" style:font-style-complex="italic"/>
    </style:style>
    <style:style style:name="T286" style:family="text">
      <style:text-properties fo:font-variant="normal" fo:text-transform="none" style:text-outline="false" style:text-line-through-style="none" fo:letter-spacing="normal" fo:font-style="italic" fo:text-shadow="none" style:text-underline-style="none" officeooo:rsid="01723ac2" style:font-style-asian="italic" style:font-style-complex="italic"/>
    </style:style>
    <style:style style:name="T287" style:family="text">
      <style:text-properties fo:font-variant="normal" fo:text-transform="none" style:text-outline="false" style:text-line-through-style="none" style:font-name="Courier New" fo:font-size="10pt" fo:letter-spacing="normal" fo:text-shadow="none" style:text-underline-style="none" fo:font-weight="bold" officeooo:rsid="00c5f650" style:font-size-asian="10pt" style:font-weight-asian="bold" style:font-size-complex="10pt" style:font-weight-complex="bold"/>
    </style:style>
    <style:style style:name="T288" style:family="text">
      <style:text-properties fo:font-variant="normal" fo:text-transform="none" style:use-window-font-color="true" style:text-outline="false" style:text-line-through-style="none" style:font-name="Times New Roman" fo:letter-spacing="normal" fo:text-shadow="none" style:text-underline-style="none" officeooo:rsid="0101ebe3" style:font-name-asian="Arial1" style:font-name-complex="Arial1"/>
    </style:style>
    <style:style style:name="T289" style:family="text">
      <style:text-properties fo:font-variant="normal" fo:text-transform="none" style:use-window-font-color="true" style:text-outline="false" style:text-line-through-style="none" style:font-name="Times New Roman" fo:letter-spacing="normal" fo:font-style="italic" fo:text-shadow="none" style:text-underline-style="none" officeooo:rsid="0101ebe3" style:font-name-asian="Arial1" style:font-style-asian="italic" style:font-name-complex="Arial1" style:font-style-complex="italic"/>
    </style:style>
    <style:style style:name="T290" style:family="text">
      <style:text-properties fo:font-weight="bold" officeooo:rsid="00afe0ee" style:font-weight-asian="bold" style:font-weight-complex="bold"/>
    </style:style>
    <style:style style:name="T291" style:family="text">
      <style:text-properties fo:font-weight="bold" officeooo:rsid="00a56d7c" style:font-weight-asian="bold" style:font-weight-complex="bold"/>
    </style:style>
    <style:style style:name="T292" style:family="text">
      <style:text-properties fo:font-weight="bold" officeooo:rsid="0102bcd8" style:font-weight-asian="bold" style:font-weight-complex="bold"/>
    </style:style>
    <style:style style:name="T293" style:family="text">
      <style:text-properties officeooo:rsid="00c5f650"/>
    </style:style>
    <style:style style:name="T294" style:family="text">
      <style:text-properties officeooo:rsid="00c6e282"/>
    </style:style>
    <style:style style:name="T295" style:family="text">
      <style:text-properties officeooo:rsid="00dff1f2"/>
    </style:style>
    <style:style style:name="T296" style:family="text">
      <style:text-properties officeooo:rsid="00f6f07e"/>
    </style:style>
    <style:style style:name="T297" style:family="text">
      <style:text-properties officeooo:rsid="0102bcd8"/>
    </style:style>
    <style:style style:name="T298" style:family="text">
      <style:text-properties officeooo:rsid="0102c422"/>
    </style:style>
    <style:style style:name="T299" style:family="text">
      <style:text-properties officeooo:rsid="010d4a41"/>
    </style:style>
    <style:style style:name="T300" style:family="text">
      <style:text-properties officeooo:rsid="01102ac0"/>
    </style:style>
    <style:style style:name="T301" style:family="text">
      <style:text-properties officeooo:rsid="0126daa6"/>
    </style:style>
    <style:style style:name="T302" style:family="text">
      <style:text-properties officeooo:rsid="012ccf91"/>
    </style:style>
    <style:style style:name="T303" style:family="text">
      <style:text-properties officeooo:rsid="015c4ffb"/>
    </style:style>
    <style:style style:name="T304" style:family="text">
      <style:text-properties officeooo:rsid="015d42ca"/>
    </style:style>
    <style:style style:name="T305" style:family="text">
      <style:text-properties officeooo:rsid="015f340d"/>
    </style:style>
    <style:style style:name="T306" style:family="text">
      <style:text-properties officeooo:rsid="016049b5"/>
    </style:style>
    <style:style style:name="T307" style:family="text">
      <style:text-properties officeooo:rsid="01636619"/>
    </style:style>
    <style:style style:name="T308" style:family="text">
      <style:text-properties officeooo:rsid="016933b5"/>
    </style:style>
    <style:style style:name="T309" style:family="text">
      <style:text-properties officeooo:rsid="0173865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A Few <text:span text:style-name="T158">Novel, Quick </text:span></text:p>
      <text:p text:style-name="P42">Prime <text:span text:style-name="T159">Number </text:span>Counting Techniques</text:p>
      <text:p text:style-name="P1"/>
      <text:p text:style-name="P1">by Nathan McKenzie, December <text:span text:style-name="T149">5</text:span>, 2012</text:p>
      <text:p text:style-name="P37"/>
      <text:p text:style-name="P37">Overview</text:p>
      <text:p text:style-name="P40"><text:tab/>I'm aiming this at smart programmers who are mathematically <text:span text:style-name="T298">inclined</text:span>, the sort who might find a tiny, extremely easy-to-implement <text:span text:style-name="T1"><draw:frame draw:style-name="fr1" draw:name="Object77" text:anchor-type="as-char" svg:y="-0.1516in" svg:width="0.3563in" svg:height="0.1909in" draw:z-index="1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 time </text:span><text:span text:style-name="T1"><draw:frame draw:style-name="fr1" draw:name="Object78" text:anchor-type="as-char" svg:y="-0.1516in" svg:width="0.3453in" svg:height="0.1909in" draw:z-index="2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</text:span><text:span text:style-name="T2">space prime counting algorithm </text:span><text:span text:style-name="T13">interesting</text:span><text:span text:style-name="T2">. <text:s/></text:span><text:span text:style-name="T17">(</text:span><text:span text:style-name="T14">Understanding</text:span><text:span text:style-name="T11"> why this all works, </text:span><text:span text:style-name="T14">on the other hand,</text:span><text:span text:style-name="T11"> might </text:span><text:span text:style-name="T16">really </text:span><text:span text:style-name="T15">stretch </text:span><text:span text:style-name="T14">your </text:span><text:span text:style-name="T11">math muscles.</text:span><text:span text:style-name="T17">)</text:span><text:span text:style-name="T11"> <text:s/></text:span><text:span text:style-name="T2">Consider this a possible competitor to the Sieve of Eratosthenes the next time you try to pick up Haskell or Go or CUDA or </text:span><text:span text:style-name="T8">the programming language du jour</text:span><text:span text:style-name="T2">. <text:s/>As an extra bonus, if you've ever </text:span><text:span text:style-name="T5">attempted</text:span><text:span text:style-name="T2"> Project Euler #10 </text:span><text:span text:style-name="T6">(about summing primes)</text:span><text:span text:style-name="T2">, I'll show a variant of this approach </text:span><text:span text:style-name="T9">that solves </text:span><text:span text:style-name="T2">it in roughly </text:span><text:span text:style-name="T1"><draw:frame draw:style-name="fr1" draw:name="Object81" text:anchor-type="as-char" svg:y="-0.1516in" svg:width="0.3563in" svg:height="0.1909in" draw:z-index="3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time </text:span><text:span text:style-name="T1"><draw:frame draw:style-name="fr1" draw:name="Object82" text:anchor-type="as-char" svg:y="-0.1516in" svg:width="0.3453in" svg:height="0.1909in" draw:z-index="4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"> </text:span><text:span text:style-name="T2">space, too.</text:span></text:p>
      <text:p text:style-name="P37">Intro</text:p>
      <text:p text:style-name="P8"><text:tab/>Programming the Sieve of Eratosthenes, <text:a xlink:type="simple" xlink:href="http://en.wikipedia.org/wiki/Sieve_of_Eratosthenes">http://en.wikipedia.org/wiki/Sieve_of_Eratosthenes</text:a>, is a hoary chestnut of learning programming. <text:s/>The Sieve is fun (well, as fun as these things are likely to be) because it's not too complicated, so it's easy to implement, and it does something interesting – namely, it counts prime numbers, and much more quickly than trial division.</text:p>
      <text:p text:style-name="P8"><text:tab/>If you've ever programmed the Sieve of Eratosthenes, especially if you've implemented it a few times, you might have wondered idly if there are <text:span text:style-name="T140">any </text:span>other fast, interesting, easy-to-implement prime counting techniques.</text:p>
      <text:p text:style-name="P8"><text:tab/>If that sounds suspiciously like a leading statement... well, it is! <text:s/>Read on <text:span text:style-name="T141">for</text:span> another approach to counting primes, with a few variations, that <text:span text:style-name="T141">is </text:span>simple to implement and pretty quick. <text:s/>If you're impatient and want to see running code, <text:span text:style-name="T303">here's the bright core of this document: a </text:span>C <text:span text:style-name="T303">implementation of </text:span>a tiny <text:span text:style-name="T2"><draw:frame draw:style-name="fr1" draw:name="Object69" text:anchor-type="as-char" svg:y="-0.1516in" svg:width="0.3563in" svg:height="0.1909in" draw:z-index="5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"> time, </text:span><text:span text:style-name="T21">essentially no-</text:span><text:span text:style-name="T2">memory prime counting </text:span><text:span text:style-name="T19">algorithm</text:span><text:span text:style-name="T2">.</text:span></text:p>
      <text:p text:style-name="P45"/>
      <text:p text:style-name="P73"><text:span text:style-name="T26">#include</text:span> <text:span text:style-name="T40">"math.h"</text:span></text:p>
      <text:p text:style-name="P86"><text:span text:style-name="T27">typedef</text:span><text:span text:style-name="T31"> </text:span><text:span text:style-name="T27">long</text:span><text:span text:style-name="T31"> </text:span><text:span text:style-name="T27">long</text:span><text:span text:style-name="T31"> big;</text:span></text:p>
      <text:p text:style-name="P70">big mu[] = { 0, 1, -1, -1, 0, -1, 1, -1, 0, 0, 1, -1, 0, -1, 1, 1, 0, -1, 0, -1, 0, 1, 1, -1, 0, 0, 1, 0, 0, -1, -1, -1, 0, 1, 1, 1, 0, -1, 1, 1, 0, -1, -1, -1, 0, 0, 1, -1, 0, 0, 0, 1, 0, -1, 0, 1, 0, 1, 1, -1, 0, -1, 1, 0, 0, 1, -1 };</text:p>
      <text:p text:style-name="P86"><text:span text:style-name="T27">double</text:span><text:span text:style-name="T31"> D( big n, </text:span><text:span text:style-name="T27">int</text:span><text:span text:style-name="T31"> k, big a ){ </text:span></text:p>
      <text:p text:style-name="P86"><text:span text:style-name="T31"><text:s text:c="4"/></text:span><text:span text:style-name="T27">if</text:span><text:span text:style-name="T31">( k == 0 )</text:span><text:span text:style-name="T27">return</text:span><text:span text:style-name="T31"> 1; </text:span></text:p>
      <text:p text:style-name="P86"><text:span text:style-name="T31"><text:s text:c="4"/></text:span><text:span text:style-name="T27">if</text:span><text:span text:style-name="T31">( k == 1 )</text:span><text:span text:style-name="T27">return</text:span><text:span text:style-name="T31"> n - a + 1;</text:span></text:p>
      <text:p text:style-name="P86"><text:span text:style-name="T31"><text:s text:c="4"/></text:span><text:span text:style-name="T27">double</text:span><text:span text:style-name="T31"> t = 0;</text:span></text:p>
      <text:p text:style-name="P86"><text:span text:style-name="T31"><text:s text:c="4"/></text:span><text:span text:style-name="T27">for</text:span><text:span text:style-name="T31">( </text:span><text:span text:style-name="T27">int</text:span><text:span text:style-name="T31"> j = 1; j &lt;= k; j++ ){ </text:span></text:p>
      <text:p text:style-name="P86"><text:span text:style-name="T31"><text:s text:c="8"/></text:span><text:span text:style-name="T27">double</text:span><text:span text:style-name="T31"> mul = 1;</text:span></text:p>
      <text:p text:style-name="P86"><text:span text:style-name="T31"><text:s text:c="8"/></text:span><text:span text:style-name="T27">for</text:span><text:span text:style-name="T31">( </text:span><text:span text:style-name="T27">int</text:span><text:span text:style-name="T31"> i = 1; i &lt;= j; i++ )mul *= ( (</text:span><text:span text:style-name="T27">double</text:span><text:span text:style-name="T31">)k - ( j - i ) ) / i;</text:span></text:p>
      <text:p text:style-name="P86"><text:span text:style-name="T31"><text:s text:c="8"/></text:span><text:span text:style-name="T27">for</text:span><text:span text:style-name="T31">( big m = a; m &lt;= pow(n, 1.0 / k) + .00001; m++ )t += D( n / pow( (</text:span><text:span text:style-name="T27">double</text:span><text:span text:style-name="T31">)m, j ), k-j, m+1 )*big( mul + .001 );</text:span></text:p>
      <text:p text:style-name="P70"><text:s text:c="4"/>}</text:p>
      <text:p text:style-name="P86"><text:span text:style-name="T31"><text:s text:c="4"/></text:span><text:span text:style-name="T27">return</text:span><text:span text:style-name="T31"> t;</text:span></text:p>
      <text:p text:style-name="P70">}</text:p>
      <text:p text:style-name="P70">big NumberOfPrimes(big n){ </text:p>
      <text:p text:style-name="P86"><text:span text:style-name="T31"><text:s text:c="4"/></text:span><text:span text:style-name="T27">double</text:span><text:span text:style-name="T31"> t = 0.0; </text:span></text:p>
      <text:p text:style-name="P86"><text:span text:style-name="T31"><text:s text:c="4"/></text:span><text:span text:style-name="T27">for</text:span><text:span text:style-name="T31"> (</text:span><text:span text:style-name="T27">int</text:span><text:span text:style-name="T31"> j = 1; j &lt; log((</text:span><text:span text:style-name="T27">double</text:span><text:span text:style-name="T31">)n) / log(2.0); j++)</text:span></text:p>
      <text:p text:style-name="P86"><text:span text:style-name="T31"><text:s text:c="8"/></text:span><text:span text:style-name="T27">for</text:span><text:span text:style-name="T31"> (</text:span><text:span text:style-name="T27">int</text:span><text:span text:style-name="T31"> k = 1; k &lt; log( pow( n, 1.0 / j ) ) / log(2.0); k++)</text:span></text:p>
      <text:p text:style-name="P86"><text:span text:style-name="T31"><text:s text:c="12"/>t += pow( -1.0, (</text:span><text:span text:style-name="T27">double</text:span><text:span text:style-name="T31">)k + 1 ) * D(big( pow(n, 1.0 / j) + .00001 ), k, 2 ) / k / j * mu[j];</text:span></text:p>
      <text:p text:style-name="P86"><text:span text:style-name="T31"><text:s text:c="4"/></text:span><text:span text:style-name="T27">return</text:span><text:span text:style-name="T31"> t + .001;</text:span></text:p>
      <text:p text:style-name="P70">}</text:p>
      <text:p text:style-name="P8"><text:tab/><text:span text:style-name="T303">But what in the world does that all mean? <text:s/>Try it out; it's not too hard to confirm it counts primes, and with the time and space bounds claimed. <text:s/>But why? <text:s/>Well, the rest of this document will strive to explain why this works.</text:span></text:p>
      <text:p text:style-name="P25"><text:span text:style-name="T303"><text:tab/>There's going to be a bit of math in the explanation, as a warning. <text:s/>The math isn't hard, exactly. <text:s/>But it might be a slog, because it's likely unfamiliar. <text:s/>Specifically, to understand this code will require </text:span><text:soft-page-break/><text:span text:style-name="T303">gaining familiarity with Linnik's identity, </text:span><text:span text:style-name="T249">Möbius </text:span><text:span text:style-name="T260">inversion and the </text:span><text:span text:style-name="T249">Möbius </text:span><text:span text:style-name="T249"><draw:frame draw:style-name="fr1" draw:name="Object42" text:anchor-type="as-char" svg:y="-0.1492in" svg:width="0.4075in" svg:height="0.1909in" draw:z-index="6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60">function, and finally the math of permutations. <text:s/>We'll walk through each of these in turn.</text:span></text:p>
      <text:p text:style-name="P8"><text:tab/><text:span text:style-name="T308">So here's the plan of attack. <text:s/>F</text:span>irst, I'm going to explain how we can count primes by instead counting the number of answers to certain simpler multiplication questions without ever seeing a single prime in our calculations or identifying a solitary prime number. <text:s/><text:span text:style-name="T304">(That's our function D, above) <text:s/>This will explain, loosely, the core idea in this approach.</text:span></text:p>
      <text:p text:style-name="P8"><text:tab/>Then, I'm going to show a few ways to count the answers to those multiplication questions and thus <text:span text:style-name="T305">count </text:span>primes. <text:s/>The first way will be slow but easiest to follow, the second will be <text:span text:style-name="T306">the approach I've just shown</text:span><text:span text:style-name="T2"> (but </text:span><text:span text:style-name="T20">it's </text:span><text:span text:style-name="T2">improvable to around </text:span><text:span text:style-name="T2"><draw:frame draw:style-name="fr1" draw:name="Object43" text:anchor-type="as-char" svg:y="-0.2146in" svg:width="0.4043in" svg:height="0.248in" draw:z-index="7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2"> time through optimizations), and </text:span><text:span text:style-name="T22">a </text:span><text:span text:style-name="T2">final </text:span><text:span text:style-name="T22">way will be mentioned that </text:span><text:span text:style-name="T2">will be just a bit worse than </text:span><text:span text:style-name="T2"><draw:frame draw:style-name="fr1" draw:name="Object44" text:anchor-type="as-char" svg:y="-0.2063in" svg:width="0.4035in" svg:height="0.248in" draw:z-index="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"> time and </text:span><text:span text:style-name="T2"><draw:frame draw:style-name="fr1" draw:name="Object45" text:anchor-type="as-char" svg:y="-0.2063in" svg:width="0.4016in" svg:height="0.248in" draw:z-index="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"> memory use (but not at all simple, </text:span><text:span text:style-name="T7">sadly</text:span><text:span text:style-name="T2">), all with Mathematica and C implementations of these approaches.</text:span></text:p>
      <text:p text:style-name="P45"/>
      <text:p text:style-name="P45"/>
      <text:p text:style-name="P37"><text:span text:style-name="T297">A. </text:span>The Function <text:span text:style-name="T42"><draw:frame draw:style-name="fr1" draw:name="Object74" text:anchor-type="as-char" svg:y="-0.1516in" svg:width="0.5283in" svg:height="0.2098in" draw:z-index="10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p>
      <text:p text:style-name="P8"><text:tab/>So, I just claimed we can count primes by instead counting the number of answers to certain simpler multiplication questions. <text:s/>What do I mean by that? <text:s/>Well, let me talk through it, starting with a simple example and then generalizing a bit.</text:p>
      <text:p text:style-name="P8"><text:tab/>Let's start with a very simple question. <text:s/>How many solutions are there to <draw:frame draw:style-name="fr1" draw:name="Object25" text:anchor-type="as-char" svg:y="-0.1465in" svg:width="0.5453in" svg:height="0.1846in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, if <text:span text:style-name="T104">a</text:span> and <text:span text:style-name="T104">b</text:span> must be whole numbers &gt; 1? <text:s/>Well, </text:p>
      <text:p text:style-name="P40"><text:tab/>2x2 = 4, 2x3 = 6, 2x4 = 8, 2x5 = 10</text:p>
      <text:p text:style-name="P40"><text:tab/>3x2 = 6, 3x3 = 9</text:p>
      <text:p text:style-name="P40"><text:tab/>4x2 = 8</text:p>
      <text:p text:style-name="P40"><text:tab/>5x2 = 10</text:p>
      <text:p text:style-name="P8">which tallied up is 8 answers total. <text:s/>Nothing too tricky so far.</text:p>
      <text:p text:style-name="P23"><text:tab/>Now let's suppose I want to be a bit more general – I want to know “Given some number <text:span text:style-name="T104">n</text:span>, how many solutions to <draw:frame draw:style-name="fr1" draw:name="Object24" text:anchor-type="as-char" svg:y="-0.1465in" svg:width="0.4665in" svg:height="0.1846in" draw:z-index="12"><draw:object xlink:href="./Object 24" xlink:type="simple" xlink:show="embed" xlink:actuate="onLoad"/><draw:image xlink:href="./ObjectReplacements/Object 24" xlink:type="simple" xlink:show="embed" xlink:actuate="onLoad"/></draw:frame> are there, if <text:span text:style-name="T104">a</text:span> and <text:span text:style-name="T104">b</text:span> have to be whole numbers <draw:frame draw:style-name="fr1" draw:name="Object198" text:anchor-type="as-char" svg:y="-0.15in" svg:width="0.2366in" svg:height="0.1846in" draw:z-index="13"><draw:object xlink:href="./Object 198" xlink:type="simple" xlink:show="embed" xlink:actuate="onLoad"/><draw:image xlink:href="./ObjectReplacements/Object 198" xlink:type="simple" xlink:show="embed" xlink:actuate="onLoad"/><svg:desc>formula</svg:desc></draw:frame>?” Let's punt on how to count that for now and just name it so we can talk about it. <text:s/>Let's call it <draw:frame draw:style-name="fr1" draw:name="Object1" text:anchor-type="as-char" svg:y="-0.1583in" svg:width="0.4953in" svg:height="0.2098in" draw:z-index="14"><draw:object xlink:href="./Object 1" xlink:type="simple" xlink:show="embed" xlink:actuate="onLoad"/><draw:image xlink:href="./ObjectReplacements/Object 1" xlink:type="simple" xlink:show="embed" xlink:actuate="onLoad"/></draw:frame>. <text:s/>The <text:span text:style-name="T301">first </text:span><text:span text:style-name="T104">2 </text:span>will mean it's counting the answers for pairs of numbers multiplied together. <text:s/>So now we can say <draw:frame draw:style-name="fr1" draw:name="Object6" text:anchor-type="as-char" svg:y="-0.15in" svg:width="0.7902in" svg:height="0.2098in" draw:z-index="15"><draw:object xlink:href="./Object 5" xlink:type="simple" xlink:show="embed" xlink:actuate="onLoad"/><draw:image xlink:href="./ObjectReplacements/Object 5" xlink:type="simple" xlink:show="embed" xlink:actuate="onLoad"/></draw:frame>. <text:s/>There are 8 pairs of numbers that satisfy our question.</text:p>
      <text:p text:style-name="P22"><text:tab/>What about the same question for triples? <text:s/>Given some number <text:span text:style-name="T104">n</text:span>, how many triples (<text:span text:style-name="T104">a</text:span>,<text:span text:style-name="T104">b</text:span>,<text:span text:style-name="T104">c)</text:span> satisfy <draw:frame draw:style-name="fr1" draw:name="Object26" text:anchor-type="as-char" svg:y="-0.1547in" svg:width="0.6043in" svg:height="0.1846in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, with <text:span text:style-name="T104">a</text:span>, <text:span text:style-name="T104">b</text:span>, and <text:span text:style-name="T104">c</text:span> whole numbers <draw:frame draw:style-name="fr1" draw:name="Object197" text:anchor-type="as-char" svg:y="-0.15in" svg:width="0.2366in" svg:height="0.1846in" draw:z-index="17"><draw:object xlink:href="./Object 197" xlink:type="simple" xlink:show="embed" xlink:actuate="onLoad"/><draw:image xlink:href="./ObjectReplacements/Object 197" xlink:type="simple" xlink:show="embed" xlink:actuate="onLoad"/><svg:desc>formula</svg:desc></draw:frame>? <text:s/>You can probably imagine what counting those answers by hand might look like, but let's just skip that for now and name it <draw:frame draw:style-name="fr1" draw:name="Object2" text:anchor-type="as-char" svg:y="-0.15in" svg:width="0.4929in" svg:height="0.2098in" draw:z-index="19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3"><text:tab/>Now I want just a bit more generality. <text:s/>Rather than pairs or triples, I want to <text:span text:style-name="T142">pick</text:span> how many variables are multiplied together. <text:s/>Let's call this <draw:frame draw:style-name="fr1" draw:name="Object3" text:anchor-type="as-char" svg:y="-0.15in" svg:width="0.5283in" svg:height="0.2098in" draw:z-index="20"><draw:object xlink:href="./Object 3" xlink:type="simple" xlink:show="embed" xlink:actuate="onLoad"/><draw:image xlink:href="./ObjectReplacements/Object 3" xlink:type="simple" xlink:show="embed" xlink:actuate="onLoad"/><svg:desc>formula</svg:desc></draw:frame>, with <text:span text:style-name="T104">k</text:span> the number of whole numbers multiplied together. <text:s/>So, for example, <draw:frame draw:style-name="fr1" draw:name="Object7" text:anchor-type="as-char" svg:y="-0.15in" svg:width="0.5709in" svg:height="0.2098in" draw:z-index="23"><draw:object xlink:href="./Object 7" xlink:type="simple" xlink:show="embed" xlink:actuate="onLoad"/><draw:image xlink:href="./ObjectReplacements/Object 7" xlink:type="simple" xlink:show="embed" xlink:actuate="onLoad"/><svg:desc>formula</svg:desc></draw:frame> is the count of answers to <draw:frame draw:style-name="fr1" draw:name="Object8" text:anchor-type="as-char" svg:y="-0.15in" svg:width="0.9819in" svg:height="0.1846in" draw:z-index="36"><draw:object xlink:href="./Object 8" xlink:type="simple" xlink:show="embed" xlink:actuate="onLoad"/><draw:image xlink:href="./ObjectReplacements/Object 8" xlink:type="simple" xlink:show="embed" xlink:actuate="onLoad"/><svg:desc>formula</svg:desc></draw:frame>, with all variables whole numbers <draw:frame draw:style-name="fr1" draw:name="Object199" text:anchor-type="as-char" svg:y="-0.15in" svg:width="0.2366in" svg:height="0.1846in" draw:z-index="37"><draw:object xlink:href="./Object 199" xlink:type="simple" xlink:show="embed" xlink:actuate="onLoad"/><draw:image xlink:href="./ObjectReplacements/Object 199" xlink:type="simple" xlink:show="embed" xlink:actuate="onLoad"/><svg:desc>formula</svg:desc></draw:frame>. <text:s/>There happen to be 26 such answers, so <draw:frame draw:style-name="fr1" draw:name="Object27" text:anchor-type="as-char" svg:y="-0.15in" svg:width="0.878in" svg:height="0.2098in" draw:z-index="39"><draw:object xlink:href="./Object 27" xlink:type="simple" xlink:show="embed" xlink:actuate="onLoad"/><draw:image xlink:href="./ObjectReplacements/Object 27" xlink:type="simple" xlink:show="embed" xlink:actuate="onLoad"/></draw:frame>.</text:p>
      <text:p text:style-name="P8"><text:tab/>So here we are, finally. <text:s/>I've drawn your eye to this function I am right now calling <draw:frame draw:style-name="fr1" draw:name="Object28" text:anchor-type="as-char" svg:y="-0.15in" svg:width="0.5283in" svg:height="0.2098in" draw:z-index="40"><draw:object xlink:href="./Object 28" xlink:type="simple" xlink:show="embed" xlink:actuate="onLoad"/><draw:image xlink:href="./ObjectReplacements/Object 28" xlink:type="simple" xlink:show="embed" xlink:actuate="onLoad"/><svg:desc>formula</svg:desc></draw:frame>. <text:s/>Here's a surprising fact: <text:s/>if, for some number <text:span text:style-name="T104">n,</text:span> you have values for all <draw:frame draw:style-name="fr1" draw:name="Object4" text:anchor-type="as-char" svg:y="-0.1429in" svg:width="0.5283in" svg:height="0.2098in" draw:z-index="41"><draw:object xlink:href="./Object 4" xlink:type="simple" xlink:show="embed" xlink:actuate="onLoad"/><draw:image xlink:href="./ObjectReplacements/Object 4" xlink:type="simple" xlink:show="embed" xlink:actuate="onLoad"/><svg:desc>formula</svg:desc></draw:frame> functions, then you can also trivially and immediately know how many prime numbers there are less than <text:span text:style-name="T104">n</text:span>.</text:p>
      <text:p text:style-name="P39"/>
      <text:p text:style-name="P38"><text:span text:style-name="T297">B. Introducing the prime power function </text:span><text:span text:style-name="T297"><draw:frame draw:style-name="fr1" draw:name="Object122" text:anchor-type="as-char" svg:y="-0.1516in" svg:width="0.3646in" svg:height="0.1909in" draw:z-index="4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9"><text:tab/><text:span text:style-name="T160">So, how do we get from </text:span><text:span text:style-name="T160"><draw:frame draw:style-name="fr1" draw:name="Object100" text:anchor-type="as-char" svg:y="-0.1429in" svg:width="0.5283in" svg:height="0.2098in" draw:z-index="43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60"> to the number of primes? <text:s/>Well, to understand, we need an intermediate function on our quest to the number of primes.</text:span></text:p>
      <text:p text:style-name="P9"><text:span text:style-name="T160"><text:tab/>You might remember from math class abandoning degrees for radians, or doing calculus and using </text:span><text:span text:style-name="T160"><draw:frame draw:style-name="fr1" draw:name="Object101" text:anchor-type="as-char" svg:y="-0.1429in" svg:width="0.9102in" svg:height="0.1846in" draw:z-index="44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160"> as the natural base for powers. <text:s/>In both cases, the explanation was that math itself strongly pushes you towards those values. <text:s/>It's in the nature of the patterns.</text:span></text:p>
      <text:p text:style-name="P11"><text:span text:style-name="T160"><text:tab/>We run into that here too. <text:s/>Mathematicians label the count of primes </text:span><text:span text:style-name="T160"><draw:frame draw:style-name="fr1" draw:name="Object103" text:anchor-type="as-char" svg:y="-0.1465in" svg:width="0.2382in" svg:height="0.1846in" draw:z-index="45"><draw:object xlink:href="./Object 106" xlink:type="simple" xlink:show="embed" xlink:actuate="onLoad"/><draw:image xlink:href="./ObjectReplacements/Object 106" xlink:type="simple" xlink:show="embed" xlink:actuate="onLoad"/></draw:frame></text:span><text:span text:style-name="T160"> as </text:span><text:span text:style-name="T160"><draw:frame draw:style-name="fr1" draw:name="Object102" text:anchor-type="as-char" svg:y="-0.1516in" svg:width="0.3272in" svg:height="0.1909in" draw:z-index="46"><draw:object xlink:href="./Object 105" xlink:type="simple" xlink:show="embed" xlink:actuate="onLoad"/><draw:image xlink:href="./ObjectReplacements/Object 105" xlink:type="simple" xlink:show="embed" xlink:actuate="onLoad"/></draw:frame></text:span><text:span text:style-name="T160">. <text:s/>(</text:span><text:span text:style-name="T129">For some more </text:span><text:soft-page-break/><text:span text:style-name="T129">background, see </text:span><text:a xlink:type="simple" xlink:href="http://mathworld.wolfram.com/PrimeCountingFunction.html"><text:span text:style-name="T129">http://mathworld.wolfram.com/PrimeCountingFunction.html</text:span></text:a><text:span text:style-name="T125">)</text:span><text:span text:style-name="T161"> <text:s/>It isn't the natural prime counting function, though. <text:s/>That's what math says. <text:s/>That honor goes to a related value we'll call </text:span><text:span text:style-name="T161"><draw:frame draw:style-name="fr1" draw:name="Object104" text:anchor-type="as-char" svg:y="-0.1516in" svg:width="0.3646in" svg:height="0.1909in" draw:z-index="47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161">. <text:s/>It can be written as</text:span></text:p>
      <text:p text:style-name="P26"><draw:frame draw:style-name="fr1" draw:name="Object105" text:anchor-type="as-char" svg:y="-0.1516in" svg:width="2.9319in" svg:height="0.3937in" draw:z-index="48"><draw:object xlink:href="./Object 108" xlink:type="simple" xlink:show="embed" xlink:actuate="onLoad"/><draw:image xlink:href="./ObjectReplacements/Object 108" xlink:type="simple" xlink:show="embed" xlink:actuate="onLoad"/></draw:frame></text:p>
      <text:p text:style-name="P14"><text:span text:style-name="T125">(</text:span><text:span text:style-name="T134">See here for more: </text:span><text:a xlink:type="simple" xlink:href="http://mathworld.wolfram.com/RiemannPrimeCountingFunction.html"><text:span text:style-name="T134">http://mathworld.wolfram.com/RiemannPrimeCountingFunction.html</text:span></text:a><text:span text:style-name="T125">)</text:span><text:span text:style-name="T164"> <text:s/></text:span></text:p>
      <text:p text:style-name="P14"><text:span text:style-name="T164"><text:tab/>Surprisingly, math strongly suggests this as the more natural value to work with. <text:s/>We can trivially invert this, which we will get to; <text:s/>if we have </text:span><text:span text:style-name="T164"><draw:frame draw:style-name="fr1" draw:name="Object107" text:anchor-type="as-char" svg:y="-0.1516in" svg:width="0.3646in" svg:height="0.1909in" draw:z-index="49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64">, we can express </text:span><text:span text:style-name="T164"><draw:frame draw:style-name="fr1" draw:name="Object106" text:anchor-type="as-char" svg:y="-0.1516in" svg:width="0.3272in" svg:height="0.1909in" draw:z-index="50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164"> in terms of it.</text:span></text:p>
      <text:p text:style-name="P30"><text:tab/></text:p>
      <text:p text:style-name="P41"><text:span text:style-name="T170">C. </text:span><text:span text:style-name="T166">Linnik's </text:span><text:span text:style-name="T168">I</text:span><text:span text:style-name="T166">dentity: </text:span><text:span text:style-name="T167"><draw:frame draw:style-name="fr1" draw:name="Object73" text:anchor-type="as-char" svg:y="-0.1516in" svg:width="0.3646in" svg:height="0.1909in" draw:z-index="5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67"> </text:span><text:span text:style-name="T169">as a Function of </text:span><text:span text:style-name="T165"><draw:frame draw:style-name="fr1" draw:name="Object140" text:anchor-type="as-char" svg:y="-0.1516in" svg:width="0.5283in" svg:height="0.2098in" draw:z-index="52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p>
      <text:p text:style-name="P10"><text:span text:style-name="T162"><text:tab/>Okay. <text:s/>So I've claimed if we have this function </text:span><text:span text:style-name="T162"><draw:frame draw:style-name="fr1" draw:name="Object109" text:anchor-type="as-char" svg:y="-0.1516in" svg:width="0.3646in" svg:height="0.1909in" draw:z-index="53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62">, we can get our count of prime numbers, </text:span><text:span text:style-name="T162"><draw:frame draw:style-name="fr1" draw:name="Object110" text:anchor-type="as-char" svg:y="-0.1516in" svg:width="0.3272in" svg:height="0.1909in" draw:z-index="54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62">, but I haven't said how. <text:s/>And I've talked up this function </text:span><text:span text:style-name="T162"><draw:frame draw:style-name="fr1" draw:name="Object108" text:anchor-type="as-char" svg:y="-0.1429in" svg:width="0.5283in" svg:height="0.2098in" draw:z-index="55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62">. <text:s/>What's the connection? <text:s/>Well, it turns out that we can express </text:span><text:span text:style-name="T162"><draw:frame draw:style-name="fr1" draw:name="Object112" text:anchor-type="as-char" svg:y="-0.1516in" svg:width="0.3646in" svg:height="0.1909in" draw:z-index="5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62"> pretty cleanly in terms of </text:span><text:span text:style-name="T162"><draw:frame draw:style-name="fr1" draw:name="Object113" text:anchor-type="as-char" svg:y="-0.1429in" svg:width="0.5283in" svg:height="0.2098in" draw:z-index="57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62">:</text:span></text:p>
      <text:p text:style-name="P4"><text:span text:style-name="T163"><text:s/></text:span><text:span text:style-name="T163"><draw:frame draw:style-name="fr1" draw:name="Object111" text:anchor-type="as-char" svg:y="-0.1516in" svg:width="3.4992in" svg:height="0.3937in" draw:z-index="64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P31">or, in the tidy language of summing notation,</text:p>
      <text:p text:style-name="P3"><draw:frame draw:style-name="fr1" draw:name="Object114" text:anchor-type="as-char" svg:y="-0.0429in" svg:width="2.289in" svg:height="0.5429in" draw:z-index="65"><draw:object xlink:href="./Object 117" xlink:type="simple" xlink:show="embed" xlink:actuate="onLoad"/><draw:image xlink:href="./ObjectReplacements/Object 117" xlink:type="simple" xlink:show="embed" xlink:actuate="onLoad"/></draw:frame></text:p>
      <text:p text:style-name="P19"><text:span text:style-name="T172">This is a summed version of what is called Linnik's identity. <text:s/>The upper bound is </text:span><text:span text:style-name="T172"><draw:frame draw:style-name="fr1" draw:name="Object116" text:anchor-type="as-char" svg:y="-0.1429in" svg:width="0.3819in" svg:height="0.2098in" draw:z-index="66"><draw:object xlink:href="./Object 119" xlink:type="simple" xlink:show="embed" xlink:actuate="onLoad"/><draw:image xlink:href="./ObjectReplacements/Object 119" xlink:type="simple" xlink:show="embed" xlink:actuate="onLoad"/></draw:frame></text:span><text:span text:style-name="T172"> because </text:span><text:span text:style-name="T172"><draw:frame draw:style-name="fr1" draw:name="Object115" text:anchor-type="as-char" svg:y="-0.1429in" svg:width="0.5283in" svg:height="0.2098in" draw:z-index="67"><draw:object xlink:href="./Object 118" xlink:type="simple" xlink:show="embed" xlink:actuate="onLoad"/><draw:image xlink:href="./ObjectReplacements/Object 118" xlink:type="simple" xlink:show="embed" xlink:actuate="onLoad"/></draw:frame></text:span><text:span text:style-name="T172"> is always 0 when </text:span><text:span text:style-name="T105">n</text:span><text:span text:style-name="T164"> is less than </text:span><text:span text:style-name="T164"><draw:frame draw:style-name="fr1" draw:name="Object117" text:anchor-type="as-char" svg:y="-0.1846in" svg:width="0.1472in" svg:height="0.2083in" draw:z-index="68"><draw:object xlink:href="./Object 120" xlink:type="simple" xlink:show="embed" xlink:actuate="onLoad"/><draw:image xlink:href="./ObjectReplacements/Object 120" xlink:type="simple" xlink:show="embed" xlink:actuate="onLoad"/></draw:frame></text:span><text:span text:style-name="T164"> - <text:s/></text:span><text:span text:style-name="T164"><draw:frame draw:style-name="fr1" draw:name="Object146" text:anchor-type="as-char" svg:y="-0.1846in" svg:width="0.1472in" svg:height="0.2083in" draw:z-index="69"><draw:object xlink:href="./Object 149" xlink:type="simple" xlink:show="embed" xlink:actuate="onLoad"/><draw:image xlink:href="./ObjectReplacements/Object 149" xlink:type="simple" xlink:show="embed" xlink:actuate="onLoad"/></draw:frame></text:span><text:span text:style-name="T164"> will always be the first answer counted by </text:span><text:span text:style-name="T164"><draw:frame draw:style-name="fr1" draw:name="Object147" text:anchor-type="as-char" svg:y="-0.1429in" svg:width="0.5283in" svg:height="0.2098in" draw:z-index="70"><draw:object xlink:href="./Object 150" xlink:type="simple" xlink:show="embed" xlink:actuate="onLoad"/><draw:image xlink:href="./ObjectReplacements/Object 150" xlink:type="simple" xlink:show="embed" xlink:actuate="onLoad"/></draw:frame></text:span><text:span text:style-name="T164"> for any value of k. <text:s/>I don't have the space to show why this identity works here, unfortunately, but I assure you that it does, and we'll use it to great effect in just a bit.</text:span></text:p>
      <text:p text:style-name="P19"><text:span text:style-name="T125">(</text:span><text:span text:style-name="T126">For a refresher on summing notation, </text:span><text:span text:style-name="T126"><draw:frame draw:style-name="fr1" draw:name="Object119" text:anchor-type="as-char" svg:y="-0.2071in" svg:width="0.4634in" svg:height="0.3in" draw:z-index="7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7">translates </text:span><text:span text:style-name="T126">roughly </text:span><text:span text:style-name="T135">in C </text:span><text:span text:style-name="T127">to </text:span><text:span text:style-name="T171">for( n = 1; n &lt;= x; n++ )t += f(n);. </text:span><text:span text:style-name="T126"><text:s/></text:span><text:span text:style-name="T125">S</text:span><text:span text:style-name="T126">ee </text:span><text:a xlink:type="simple" xlink:href="http://mathworld.wolfram.com/Sum.html"><text:span text:style-name="T126">http://mathworld.wolfram.com/Sum.html</text:span></text:a><text:span text:style-name="T126"> . <text:s/>For a reminder about the floor function, </text:span><text:span text:style-name="T126"><draw:frame draw:style-name="fr1" draw:name="Object118" text:anchor-type="as-char" svg:y="-0.1402in" svg:width="0.2839in" svg:height="0.1902in" draw:z-index="72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6">, which works like casting a positive value to an int in C, see </text:span><text:a xlink:type="simple" xlink:href="http://mathworld.wolfram.com/FloorFunction.html"><text:span text:style-name="T126">http://mathworld.wolfram.com/FloorFunction.html</text:span></text:a><text:span text:style-name="T126"> . <text:s/></text:span><text:span text:style-name="T128">This core identity expressing </text:span><text:span text:style-name="T129"><draw:frame draw:style-name="fr1" draw:name="Object120" text:anchor-type="as-char" svg:y="-0.1516in" svg:width="0.3646in" svg:height="0.1909in" draw:z-index="73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9"> </text:span><text:span text:style-name="T128">in terms of </text:span><text:span text:style-name="T130"><draw:frame draw:style-name="fr1" draw:name="Object121" text:anchor-type="as-char" svg:y="-0.1429in" svg:width="0.5283in" svg:height="0.2098in" draw:z-index="74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128"> is a summed version of Linnik's identity. <text:s/>See </text:span><text:a xlink:type="simple" xlink:href="http://www.icecreambreakfast.com/primecount/logintegral.html"><text:span text:style-name="T128">http://www.icecreambreakfast.com/primecount/logintegral.html</text:span></text:a><text:span text:style-name="T128"> for an interactive demonstration of it, or </text:span><text:span text:style-name="T25">track down the phrase “Linnik's identity” in </text:span><text:span text:style-name="T131">Opera De Cribro b</text:span><text:span text:style-name="T128">y John B. Friedlander </text:span><text:span text:style-name="T131">and</text:span><text:span text:style-name="T128"> Henryk Iwaniec</text:span><text:span text:style-name="T132"> </text:span><text:span text:style-name="T128">to see a derivation of it... </text:span><text:span text:style-name="T133">but mostly I'm going to ask you to take a leap of faith and trust that it works.</text:span><text:span text:style-name="T125">)</text:span></text:p>
      <text:p text:style-name="P32"/>
      <text:p text:style-name="P5"><text:span text:style-name="T292">D. </text:span><text:span text:style-name="T290">The count of primes </text:span><text:span text:style-name="T291"><draw:frame draw:style-name="fr1" draw:name="Object123" text:anchor-type="as-char" svg:y="-0.1516in" svg:width="0.3272in" svg:height="0.1909in" draw:z-index="75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p>
      <text:p text:style-name="P82"><text:span text:style-name="T44"><text:tab/></text:span><text:span text:style-name="T45">We're getting close. <text:s/></text:span><text:span text:style-name="T59">Let's recap. <text:s/></text:span><text:span text:style-name="T45">I've described a function I've called </text:span><text:span text:style-name="T45"><draw:frame draw:style-name="fr1" draw:name="Object124" text:anchor-type="as-char" svg:y="-0.1681in" svg:width="0.5283in" svg:height="0.2098in" draw:z-index="76"><draw:object xlink:href="./Object 127" xlink:type="simple" xlink:show="embed" xlink:actuate="onLoad"/><draw:image xlink:href="./ObjectReplacements/Object 127" xlink:type="simple" xlink:show="embed" xlink:actuate="onLoad"/></draw:frame></text:span><text:span text:style-name="T45">, </text:span><text:span text:style-name="T47">the number of solutions to </text:span><text:span text:style-name="T45"><draw:frame draw:style-name="fr1" draw:name="Object136" text:anchor-type="as-char" svg:y="-0.1598in" svg:width="0.9244in" svg:height="0.2098in" draw:z-index="79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45">, </text:span><text:span text:style-name="T47">where </text:span><text:span text:style-name="T45"><draw:frame draw:style-name="fr1" draw:name="Object137" text:anchor-type="as-char" svg:y="-0.1598in" svg:width="0.3811in" svg:height="0.2098in" draw:z-index="80"><draw:object xlink:href="./Object 140" xlink:type="simple" xlink:show="embed" xlink:actuate="onLoad"/><draw:image xlink:href="./ObjectReplacements/Object 140" xlink:type="simple" xlink:show="embed" xlink:actuate="onLoad"/><svg:desc>formula</svg:desc></draw:frame></text:span><text:span text:style-name="T45"> </text:span><text:span text:style-name="T47">and is a whole number</text:span><text:span text:style-name="T45">. <text:s/>I've </text:span><text:span text:style-name="T63">asserted </text:span><text:span text:style-name="T64">that</text:span><text:span text:style-name="T49"> Linnik's identity let's us </text:span><text:span text:style-name="T67">easily </text:span><text:span text:style-name="T60">write </text:span><text:span text:style-name="T65">a certain</text:span><text:span text:style-name="T52"> </text:span><text:span text:style-name="T45">prime</text:span><text:span text:style-name="T65">-</text:span><text:span text:style-name="T45">counting function, </text:span><text:span text:style-name="T46"><draw:frame draw:style-name="fr1" draw:name="Object125" text:anchor-type="as-char" svg:y="-0.1516in" svg:width="0.3646in" svg:height="0.1909in" draw:z-index="81"><draw:object xlink:href="./Object 128" xlink:type="simple" xlink:show="embed" xlink:actuate="onLoad"/><draw:image xlink:href="./ObjectReplacements/Object 128" xlink:type="simple" xlink:show="embed" xlink:actuate="onLoad"/></draw:frame></text:span><text:span text:style-name="T46">, </text:span><text:span text:style-name="T45">in terms of </text:span><text:span text:style-name="T45"><draw:frame draw:style-name="fr1" draw:name="Object126" text:anchor-type="as-char" svg:y="-0.1598in" svg:width="0.5283in" svg:height="0.2098in" draw:z-index="82"><draw:object xlink:href="./Object 129" xlink:type="simple" xlink:show="embed" xlink:actuate="onLoad"/><draw:image xlink:href="./ObjectReplacements/Object 129" xlink:type="simple" xlink:show="embed" xlink:actuate="onLoad"/></draw:frame></text:span><text:span text:style-name="T45">. <text:s/>And I've shown how to express that same function </text:span><text:span text:style-name="T46"><draw:frame draw:style-name="fr1" draw:name="Object127" text:anchor-type="as-char" svg:y="-0.1516in" svg:width="0.3646in" svg:height="0.1909in" draw:z-index="83"><draw:object xlink:href="./Object 130" xlink:type="simple" xlink:show="embed" xlink:actuate="onLoad"/><draw:image xlink:href="./ObjectReplacements/Object 130" xlink:type="simple" xlink:show="embed" xlink:actuate="onLoad"/></draw:frame></text:span><text:span text:style-name="T46"> </text:span><text:span text:style-name="T45">in terms of our actual goal, the </text:span><text:span text:style-name="T54">number of primes </text:span><text:span text:style-name="T69">function </text:span><text:span text:style-name="T54"><text:s/></text:span><text:span text:style-name="T46"><draw:frame draw:style-name="fr1" draw:name="Object130" text:anchor-type="as-char" svg:y="-0.1516in" svg:width="0.3272in" svg:height="0.1909in" draw:z-index="84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45">. <text:s/>We need to do one last thing to have </text:span><text:span text:style-name="T54">the number of primes </text:span><text:span text:style-name="T45">in terms of </text:span><text:span text:style-name="T45"><draw:frame draw:style-name="fr1" draw:name="Object128" text:anchor-type="as-char" svg:y="-0.1598in" svg:width="0.5283in" svg:height="0.2098in" draw:z-index="85"><draw:object xlink:href="./Object 131" xlink:type="simple" xlink:show="embed" xlink:actuate="onLoad"/><draw:image xlink:href="./ObjectReplacements/Object 131" xlink:type="simple" xlink:show="embed" xlink:actuate="onLoad"/></draw:frame></text:span><text:span text:style-name="T45">. <text:s/></text:span><text:span text:style-name="T66">It's this. <text:s/></text:span><text:span text:style-name="T45">We start with </text:span><text:span text:style-name="T50">our </text:span><text:span text:style-name="T54">expression</text:span><text:span text:style-name="T50"> for </text:span><text:span text:style-name="T46"><draw:frame draw:style-name="fr1" draw:name="Object13" text:anchor-type="as-char" svg:y="-0.1516in" svg:width="0.3646in" svg:height="0.1909in" draw:z-index="8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6"> </text:span><text:span text:style-name="T50">in terms of </text:span><text:span text:style-name="T46"><draw:frame draw:style-name="fr1" draw:name="Object12" text:anchor-type="as-char" svg:y="-0.1516in" svg:width="0.3272in" svg:height="0.1909in" draw:z-index="8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6">. <text:s/></text:span><text:span text:style-name="T61">We need</text:span><text:span text:style-name="T54"> to flip this </text:span><text:span text:style-name="T68">around</text:span><text:span text:style-name="T54">, and get </text:span><text:span text:style-name="T46"><draw:frame draw:style-name="fr1" draw:name="Object148" text:anchor-type="as-char" svg:y="-0.1516in" svg:width="0.3272in" svg:height="0.1909in" draw:z-index="88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46"> </text:span><text:span text:style-name="T54">in terms of </text:span><text:span text:style-name="T46"><draw:frame draw:style-name="fr1" draw:name="Object149" text:anchor-type="as-char" svg:y="-0.1516in" svg:width="0.3646in" svg:height="0.1909in" draw:z-index="89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46">. <text:s/></text:span><text:span text:style-name="T72">Here's how we'll do that. <text:s/>L</text:span><text:span text:style-name="T54">et's call </text:span><text:span text:style-name="T72">our starting identity </text:span><text:span text:style-name="T48">(A)</text:span><text:span text:style-name="T58">:</text:span></text:p>
      <text:p text:style-name="P27"><draw:frame draw:style-name="fr1" draw:name="Object129" text:anchor-type="as-char" svg:y="-0.1516in" svg:width="2.9319in" svg:height="0.3937in" draw:z-index="90"><draw:object xlink:href="./Object 132" xlink:type="simple" xlink:show="embed" xlink:actuate="onLoad"/><draw:image xlink:href="./ObjectReplacements/Object 132" xlink:type="simple" xlink:show="embed" xlink:actuate="onLoad"/><svg:desc>formula</svg:desc></draw:frame></text:p>
      <text:p text:style-name="P12"><text:span text:style-name="T172">Now, take (A) and substitute </text:span><text:span text:style-name="T172"><draw:frame draw:style-name="fr1" draw:name="Object132" text:anchor-type="as-char" svg:y="-0.2098in" svg:width="0.139in" svg:height="0.2425in" draw:z-index="91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172"> for </text:span><text:span text:style-name="T106">n, </text:span><text:span text:style-name="T172">and multiply each side of the expression by one half...</text:span></text:p>
      <text:p text:style-name="P33"/>
      <text:p text:style-name="P27"><draw:frame draw:style-name="fr1" draw:name="Object131" text:anchor-type="as-char" svg:y="-0.1516in" svg:width="3.3008in" svg:height="0.3937in" draw:z-index="92"><draw:object xlink:href="./Object 134" xlink:type="simple" xlink:show="embed" xlink:actuate="onLoad"/><draw:image xlink:href="./ObjectReplacements/Object 134" xlink:type="simple" xlink:show="embed" xlink:actuate="onLoad"/><svg:desc>formula</svg:desc></draw:frame></text:p>
      <text:p text:style-name="P13"><text:span text:style-name="T295">and subtract that from (A). <text:s/>We've now removed </text:span><text:span text:style-name="T295"><draw:frame draw:style-name="fr1" draw:name="Object23" text:anchor-type="as-char" svg:y="-0.2429in" svg:width="0.3772in" svg:height="0.2484in" draw:z-index="9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95"> from the right side of (A). <text:s/>Let's call what's left </text:span><text:soft-page-break/><text:span text:style-name="T295">(B):</text:span></text:p>
      <text:p text:style-name="P27"><draw:frame draw:style-name="fr1" draw:name="Object133" text:anchor-type="as-char" svg:y="-0.1016in" svg:width="2.9811in" svg:height="0.3937in" draw:z-index="94"><draw:object xlink:href="./Object 136" xlink:type="simple" xlink:show="embed" xlink:actuate="onLoad"/><draw:image xlink:href="./ObjectReplacements/Object 136" xlink:type="simple" xlink:show="embed" xlink:actuate="onLoad"/></draw:frame></text:p>
      <text:p text:style-name="P12"><text:span text:style-name="T172">Now, substitute </text:span><text:span text:style-name="T172"><draw:frame draw:style-name="fr1" draw:name="Object134" text:anchor-type="as-char" svg:y="-0.2098in" svg:width="0.1374in" svg:height="0.2425in" draw:z-index="95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72"> for </text:span><text:span text:style-name="T106">n</text:span><text:span text:style-name="T172"> into (A) and multiply by one third....</text:span></text:p>
      <text:p text:style-name="P33"/>
      <text:p text:style-name="P27"><draw:frame draw:style-name="fr1" draw:name="Object135" text:anchor-type="as-char" svg:y="-0.1516in" svg:width="3.4244in" svg:height="0.3937in" draw:z-index="96"><draw:object xlink:href="./Object 138" xlink:type="simple" xlink:show="embed" xlink:actuate="onLoad"/><draw:image xlink:href="./ObjectReplacements/Object 138" xlink:type="simple" xlink:show="embed" xlink:actuate="onLoad"/></draw:frame></text:p>
      <text:p text:style-name="P13"><text:span text:style-name="T295">and subtract that from (B), and we've gotten rid of the </text:span><text:span text:style-name="T295"><draw:frame draw:style-name="fr1" draw:name="Object29" text:anchor-type="as-char" svg:y="-0.2429in" svg:width="0.3752in" svg:height="0.2484in" draw:z-index="9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95"> on (B)'s right side. <text:s/>And so now we have:</text:span></text:p>
      <text:p text:style-name="P35"/>
      <text:p text:style-name="P28"><draw:frame draw:style-name="fr1" draw:name="Object138" text:anchor-type="as-char" svg:y="-0.1016in" svg:width="3.6874in" svg:height="0.3937in" draw:z-index="98"><draw:object xlink:href="./Object 141" xlink:type="simple" xlink:show="embed" xlink:actuate="onLoad"/><draw:image xlink:href="./ObjectReplacements/Object 141" xlink:type="simple" xlink:show="embed" xlink:actuate="onLoad"/></draw:frame></text:p>
      <text:p text:style-name="P17"><text:span text:style-name="T295">If we repeat this process long enough, we isolate </text:span><text:span text:style-name="T295"><draw:frame draw:style-name="fr1" draw:name="Object189" text:anchor-type="as-char" svg:y="-0.1516in" svg:width="0.3272in" svg:height="0.1909in" draw:z-index="99"><draw:object xlink:href="./Object 189" xlink:type="simple" xlink:show="embed" xlink:actuate="onLoad"/><draw:image xlink:href="./ObjectReplacements/Object 189" xlink:type="simple" xlink:show="embed" xlink:actuate="onLoad"/><svg:desc>formula</svg:desc></draw:frame></text:span><text:span text:style-name="T295"> and have a definition for it exclusively in terms of </text:span><text:span text:style-name="T295"><draw:frame draw:style-name="fr1" draw:name="Object11" text:anchor-type="as-char" svg:y="-0.1516in" svg:width="0.3646in" svg:height="0.1909in" draw:z-index="10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95">, that we call (C). <text:s/>It looks like this:</text:span></text:p>
      <text:p text:style-name="P36"/>
      <text:p text:style-name="P29"><draw:frame draw:style-name="fr1" draw:name="Object30" text:anchor-type="as-char" svg:y="-0.1016in" svg:width="4.6654in" svg:height="0.3937in" draw:z-index="101"><draw:object xlink:href="./Object 30" xlink:type="simple" xlink:show="embed" xlink:actuate="onLoad"/><draw:image xlink:href="./ObjectReplacements/Object 30" xlink:type="simple" xlink:show="embed" xlink:actuate="onLoad"/></draw:frame></text:p>
      <text:p text:style-name="P34"/>
      <text:p text:style-name="P82"><text:span text:style-name="T45"><text:tab/></text:span><text:span text:style-name="T51">Now, you might be wondering what </text:span><text:span text:style-name="T53">in the world </text:span><text:span text:style-name="T51">kind of pattern is going on with those positive and negative signs </text:span><text:span text:style-name="T54">in front of the </text:span><text:span text:style-name="T46"><draw:frame draw:style-name="fr1" draw:name="Object150" text:anchor-type="as-char" svg:y="-0.1516in" svg:width="0.3646in" svg:height="0.1909in" draw:z-index="102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46"> </text:span><text:span text:style-name="T54">terms</text:span><text:span text:style-name="T51">. <text:s/>It turns out this is</text:span><text:span text:style-name="T54">n't as </text:span><text:span text:style-name="T51">unusual </text:span><text:span text:style-name="T54">as </text:span><text:span text:style-name="T51">you might think. <text:s/>What we've done is called a </text:span><text:span text:style-name="T173">Möbius</text:span><text:span text:style-name="T45"> inversion. <text:s/></text:span><text:span text:style-name="T51">It </text:span><text:span text:style-name="T58">reverse</text:span><text:span text:style-name="T62">s</text:span><text:span text:style-name="T58"> </text:span><text:span text:style-name="T51">relationships between functions </text:span><text:span text:style-name="T62">like these</text:span><text:span text:style-name="T51">. <text:s/>It's so common there's a special function </text:span><text:span text:style-name="T58">for </text:span><text:span text:style-name="T51">those positive and negative signs, the </text:span><text:span text:style-name="T173">Möbius</text:span><text:span text:style-name="T173"><draw:frame draw:style-name="fr1" draw:name="Object31" text:anchor-type="as-char" svg:y="-0.1492in" svg:width="0.4075in" svg:height="0.1909in" draw:z-index="10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74">function. <text:s/></text:span><text:span text:style-name="T175">(</text:span><text:span text:style-name="T176">See </text:span><text:a xlink:type="simple" xlink:href="http://mathworld.wolfram.com/MoebiusFunction.html">http://mathworld.wolfram.com/MoebiusFunction.html</text:a><text:span text:style-name="T176"> for more.</text:span><text:span text:style-name="T175">)</text:span><text:span text:style-name="T174"> <text:s/></text:span></text:p>
      <text:p text:style-name="P87"><text:tab/>So we can rewrite (C) more tidily as</text:p>
      <text:p text:style-name="P92"><draw:frame draw:style-name="fr1" draw:name="Object10" text:anchor-type="as-char" svg:y="-0.1866in" svg:width="2.1098in" svg:height="0.5429in" draw:z-index="10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89"/>
      <text:p text:style-name="P20"><text:span text:style-name="T242">Notice that the </text:span><text:span text:style-name="T243">upper bound is </text:span><text:span text:style-name="T244"><draw:frame draw:style-name="fr1" draw:name="Object32" text:anchor-type="as-char" svg:y="-0.1429in" svg:width="0.3819in" svg:height="0.2098in" draw:z-index="105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44"> </text:span><text:span text:style-name="T242">because </text:span><text:span text:style-name="T245"><draw:frame draw:style-name="fr1" draw:name="Object33" text:anchor-type="as-char" svg:y="-0.1516in" svg:width="0.5807in" svg:height="0.1909in" draw:z-index="106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45"> </text:span><text:span text:style-name="T242">and </text:span><text:span text:style-name="T245"><draw:frame draw:style-name="fr1" draw:name="Object34" text:anchor-type="as-char" svg:y="-0.1516in" svg:width="0.5783in" svg:height="0.1909in" draw:z-index="107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45">. <text:s/></text:span><text:span text:style-name="T256">W</text:span><text:span text:style-name="T242">e'll never need values of </text:span><text:span text:style-name="T245"><draw:frame draw:style-name="fr1" draw:name="Object35" text:anchor-type="as-char" svg:y="-0.1516in" svg:width="0.3307in" svg:height="0.1909in" draw:z-index="108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45"> </text:span><text:span text:style-name="T242">for </text:span><text:span text:style-name="T246">j</text:span><text:span text:style-name="T242"> more than around 64 </text:span><text:span text:style-name="T256">for </text:span><text:span text:style-name="T257">any </text:span><text:span text:style-name="T256">values of </text:span><text:span text:style-name="T247">n</text:span><text:span text:style-name="T256"> we're likely to be interested in</text:span><text:span text:style-name="T242">, so we'</text:span><text:span text:style-name="T256">ll</text:span><text:span text:style-name="T242"> just store </text:span><text:span text:style-name="T256">our </text:span><text:span text:style-name="T262">Möbius</text:span><text:span text:style-name="T249"><draw:frame draw:style-name="fr1" draw:name="Object139" text:anchor-type="as-char" svg:y="-0.1492in" svg:width="0.4075in" svg:height="0.1909in" draw:z-index="109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256">values </text:span><text:span text:style-name="T242">in a table and look </text:span><text:span text:style-name="T256">them up </text:span><text:span text:style-name="T242">without regard for how to calculate </text:span><text:span text:style-name="T256">them</text:span><text:span text:style-name="T242">, </text:span><text:span text:style-name="T259">but to give you a sense of the function, the first few values of</text:span><text:span text:style-name="T249"><draw:frame draw:style-name="fr1" draw:name="Object9" text:anchor-type="as-char" svg:y="-0.1492in" svg:width="0.4075in" svg:height="0.1909in" draw:z-index="110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249">, </text:span><text:span text:style-name="T259">starting at </text:span><text:span text:style-name="T248">n=1</text:span><text:span text:style-name="T259">, are </text:span><text:span text:style-name="T289">1, -1, -1, 0, -1, 1, -1, 0, 0, 1, -1</text:span><text:span text:style-name="T288">....</text:span></text:p>
      <text:p text:style-name="P91"><text:span text:style-name="T297">E. </text:span>Putting It All Together</text:p>
      <text:p text:style-name="P15"><text:span text:style-name="T250"><text:tab/>And so, finally, we have our equations connecting the </text:span><text:span text:style-name="T253">numbers </text:span><text:span text:style-name="T250">of primes, </text:span><text:span text:style-name="T251"><draw:frame draw:style-name="fr1" draw:name="Object141" text:anchor-type="as-char" svg:y="-0.1516in" svg:width="0.3272in" svg:height="0.1909in" draw:z-index="11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245">, </text:span><text:span text:style-name="T250">to </text:span><text:span text:style-name="T252"><draw:frame draw:style-name="fr1" draw:name="Object142" text:anchor-type="as-char" svg:y="-0.1516in" svg:width="0.5283in" svg:height="0.2098in" draw:z-index="112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252">, </text:span><text:span text:style-name="T250">the real focus of this </text:span><text:span text:style-name="T261">document</text:span><text:span text:style-name="T250">. <text:s/></text:span><text:span text:style-name="T258">W</text:span><text:span text:style-name="T250">e </text:span><text:span text:style-name="T258">are left with</text:span></text:p>
      <text:p text:style-name="P88"/>
      <text:p text:style-name="P6"><text:span text:style-name="T124"><draw:frame draw:style-name="fr1" draw:name="Object144" text:anchor-type="as-char" svg:y="-0.1866in" svg:width="1.9374in" svg:height="0.5429in" draw:z-index="113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4"> <text:s text:c="17"/></text:span><text:span text:style-name="T124"><draw:frame draw:style-name="fr1" draw:name="Object143" text:anchor-type="as-char" svg:y="-0.1598in" svg:width="2.289in" svg:height="0.5429in" draw:z-index="114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p>
      <text:p text:style-name="P88"/>
      <text:p text:style-name="P20"><text:span text:style-name="T255">Whew! <text:s/></text:span><text:span text:style-name="T254">Take a deep breath, and </text:span><text:span text:style-name="T250">now </text:span><text:span text:style-name="T254">let's move on to </text:span><text:span text:style-name="T250">our </text:span><text:span text:style-name="T254">real </text:span><text:span text:style-name="T250">job, find</text:span><text:span text:style-name="T254">ing</text:span><text:span text:style-name="T250"> fast or interesting ways to calculate </text:span><text:span text:style-name="T252"><draw:frame draw:style-name="fr1" draw:name="Object145" text:anchor-type="as-char" svg:y="-0.1516in" svg:width="0.5283in" svg:height="0.2098in" draw:z-index="115"><draw:object xlink:href="./Object 148" xlink:type="simple" xlink:show="embed" xlink:actuate="onLoad"/><draw:image xlink:href="./ObjectReplacements/Object 148" xlink:type="simple" xlink:show="embed" xlink:actuate="onLoad"/><svg:desc>formula</svg:desc></draw:frame></text:span><text:span text:style-name="T252"> </text:span><text:span text:style-name="T259">and so find the number of primes, </text:span><text:span text:style-name="T245"><draw:frame draw:style-name="fr1" draw:name="Object190" text:anchor-type="as-char" svg:y="-0.1516in" svg:width="0.3272in" svg:height="0.1909in" draw:z-index="116"><draw:object xlink:href="./Object 190" xlink:type="simple" xlink:show="embed" xlink:actuate="onLoad"/><draw:image xlink:href="./ObjectReplacements/Object 190" xlink:type="simple" xlink:show="embed" xlink:actuate="onLoad"/><svg:desc>formula</svg:desc></draw:frame></text:span><text:span text:style-name="T252">.</text:span></text:p>
      <text:p text:style-name="P90"/>
      <text:p text:style-name="P37">1. Counting Primes: The Simplest Way</text:p>
      <text:p text:style-name="P16"><text:tab/><text:span text:style-name="T293">So let's take a first stab at calculating </text:span><text:span text:style-name="T10"><draw:frame draw:style-name="fr1" draw:name="Object151" text:anchor-type="as-char" svg:y="-0.148in" svg:width="0.5283in" svg:height="0.2098in" draw:z-index="117"><draw:object xlink:href="./Object 154" xlink:type="simple" xlink:show="embed" xlink:actuate="onLoad"/><draw:image xlink:href="./ObjectReplacements/Object 154" xlink:type="simple" xlink:show="embed" xlink:actuate="onLoad"/><svg:desc>formula</svg:desc></draw:frame></text:span><text:span text:style-name="T10">. <text:s/></text:span><text:span text:style-name="T12">It</text:span><text:span text:style-name="T10"> will be </text:span><text:span text:style-name="T12">our</text:span><text:span text:style-name="T10"> simplest </text:span><text:span text:style-name="T12">approach</text:span><text:span text:style-name="T10">.</text:span></text:p>
      <text:p text:style-name="P24"><text:span text:style-name="T10"><text:tab/></text:span><text:span text:style-name="T12">A</text:span><text:span text:style-name="T10">s a thought experiment, suppose you had to count, by hand, the </text:span><text:span text:style-name="T12">number of </text:span><text:span text:style-name="T10">answers to </text:span><text:span text:style-name="T263"><draw:frame draw:style-name="fr1" draw:name="Object152" text:anchor-type="as-char" svg:y="-0.1516in" svg:width="1.011in" svg:height="0.1846in" draw:z-index="118"><draw:object xlink:href="./Object 155" xlink:type="simple" xlink:show="embed" xlink:actuate="onLoad"/><draw:image xlink:href="./ObjectReplacements/Object 155" xlink:type="simple" xlink:show="embed" xlink:actuate="onLoad"/></draw:frame></text:span><text:span text:style-name="T263">, </text:span><text:span text:style-name="T266">all variables </text:span><text:span text:style-name="T265">whole numbers </text:span><text:span text:style-name="T274"><draw:frame draw:style-name="fr1" draw:name="Object201" text:anchor-type="as-char" svg:y="-0.1598in" svg:width="0.2366in" svg:height="0.1846in" draw:z-index="119"><draw:object xlink:href="./Object 201" xlink:type="simple" xlink:show="embed" xlink:actuate="onLoad"/><draw:image xlink:href="./ObjectReplacements/Object 201" xlink:type="simple" xlink:show="embed" xlink:actuate="onLoad"/><svg:desc>formula</svg:desc></draw:frame></text:span><text:span text:style-name="T265">.</text:span><text:span text:style-name="T263"> <text:s/></text:span><text:span text:style-name="T270">I</text:span><text:span text:style-name="T269">n our notation</text:span><text:span text:style-name="T264"> </text:span><text:span text:style-name="T270">that would be </text:span><text:span text:style-name="T263"><draw:frame draw:style-name="fr1" draw:name="Object153" text:anchor-type="as-char" svg:y="-0.1516in" svg:width="0.7402in" svg:height="0.2098in" draw:z-index="120"><draw:object xlink:href="./Object 156" xlink:type="simple" xlink:show="embed" xlink:actuate="onLoad"/><draw:image xlink:href="./ObjectReplacements/Object 156" xlink:type="simple" xlink:show="embed" xlink:actuate="onLoad"/></draw:frame></text:span><text:span text:style-name="T263">. <text:s/></text:span></text:p>
      <text:p text:style-name="P21"><text:soft-page-break/><text:span text:style-name="T263"><text:tab/></text:span><text:span text:style-name="T264">Well, </text:span><text:span text:style-name="T282">a</text:span><text:span text:style-name="T264"> could be any </text:span><text:span text:style-name="T275">whole number</text:span><text:span text:style-name="T264"> between </text:span><text:span text:style-name="T276">and including </text:span><text:span text:style-name="T264">2 and </text:span><text:span text:style-name="T263"><draw:frame draw:style-name="fr1" draw:name="Object154" text:anchor-type="as-char" svg:y="-0.1516in" svg:width="0.9043in" svg:height="0.1909in" draw:z-index="121"><draw:object xlink:href="./Object 157" xlink:type="simple" xlink:show="embed" xlink:actuate="onLoad"/><draw:image xlink:href="./ObjectReplacements/Object 157" xlink:type="simple" xlink:show="embed" xlink:actuate="onLoad"/></draw:frame></text:span><text:span text:style-name="T263">, </text:span><text:span text:style-name="T267">if you think about it, </text:span><text:span text:style-name="T271">since each of </text:span><text:span text:style-name="T285">b</text:span><text:span text:style-name="T271">, </text:span><text:span text:style-name="T285">c</text:span><text:span text:style-name="T271">, and </text:span><text:span text:style-name="T285">d </text:span><text:span text:style-name="T271">must be at least 2</text:span><text:span text:style-name="T263">. <text:s/></text:span><text:span text:style-name="T264">So we could </text:span><text:span text:style-name="T268">have </text:span><text:span text:style-name="T264">a loop where </text:span><text:span text:style-name="T282">a</text:span><text:span text:style-name="T264"> takes on each of those values.</text:span></text:p>
      <text:p text:style-name="P18"><text:span text:style-name="T264"><text:tab/>Then, </text:span><text:span text:style-name="T282">b </text:span><text:span text:style-name="T284">w</text:span><text:span text:style-name="T264">ould be any </text:span><text:span text:style-name="T276">whole number</text:span><text:span text:style-name="T264"> between </text:span><text:span text:style-name="T276">and including </text:span><text:span text:style-name="T264">2 and </text:span><text:span text:style-name="T263"><draw:frame draw:style-name="fr1" draw:name="Object155" text:anchor-type="as-char" svg:y="-0.1516in" svg:width="0.9098in" svg:height="0.1909in" draw:z-index="122"><draw:object xlink:href="./Object 158" xlink:type="simple" xlink:show="embed" xlink:actuate="onLoad"/><draw:image xlink:href="./ObjectReplacements/Object 158" xlink:type="simple" xlink:show="embed" xlink:actuate="onLoad"/></draw:frame></text:span><text:span text:style-name="T263"> </text:span><text:span text:style-name="T281">(because </text:span><text:span text:style-name="T286">c</text:span><text:span text:style-name="T281"> and </text:span><text:span text:style-name="T286">d</text:span><text:span text:style-name="T281"> must each be at least 2)</text:span><text:span text:style-name="T263">. <text:s/></text:span><text:span text:style-name="T264">So we </text:span><text:span text:style-name="T268">w</text:span><text:span text:style-name="T264">ould make a nested loop where </text:span><text:span text:style-name="T282">b </text:span><text:span text:style-name="T264">takes on each of those values.</text:span></text:p>
      <text:p text:style-name="P18"><text:span text:style-name="T264"><text:tab/>Then </text:span><text:span text:style-name="T282">c</text:span><text:span text:style-name="T264"> would </text:span><text:span text:style-name="T278">any of the whole numbers</text:span><text:span text:style-name="T264"> between </text:span><text:span text:style-name="T277">and including </text:span><text:span text:style-name="T264">2</text:span><text:span text:style-name="T263"> </text:span><text:span text:style-name="T264">and </text:span><text:span text:style-name="T263"><draw:frame draw:style-name="fr1" draw:name="Object156" text:anchor-type="as-char" svg:y="-0.1516in" svg:width="0.9083in" svg:height="0.1909in" draw:z-index="123"><draw:object xlink:href="./Object 159" xlink:type="simple" xlink:show="embed" xlink:actuate="onLoad"/><draw:image xlink:href="./ObjectReplacements/Object 159" xlink:type="simple" xlink:show="embed" xlink:actuate="onLoad"/></draw:frame></text:span><text:span text:style-name="T263">. <text:s/></text:span><text:span text:style-name="T268">W</text:span><text:span text:style-name="T264">e </text:span><text:span text:style-name="T268">w</text:span><text:span text:style-name="T264">ould make that nested loop too.</text:span></text:p>
      <text:p text:style-name="P21"><text:span text:style-name="T264"><text:tab/>And finally, in the innermost nested loop, </text:span><text:span text:style-name="T282">d</text:span><text:span text:style-name="T264"> would take on values between </text:span><text:span text:style-name="T279">and including </text:span><text:span text:style-name="T264">2 and </text:span><text:span text:style-name="T263"><draw:frame draw:style-name="fr1" draw:name="Object157" text:anchor-type="as-char" svg:y="-0.1516in" svg:width="0.902in" svg:height="0.1909in" draw:z-index="12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263">. <text:s/></text:span><text:span text:style-name="T268">For every </text:span><text:span text:style-name="T264">value </text:span><text:span text:style-name="T282">d</text:span><text:span text:style-name="T264"> took on </text:span><text:span text:style-name="T268">in our innermost loop</text:span><text:span text:style-name="T264">, we'd </text:span><text:span text:style-name="T268">add one to our count of possible solutions</text:span><text:span text:style-name="T264">.</text:span><text:span text:style-name="T287"> <text:s/></text:span><text:span text:style-name="T271">So our code to calculate </text:span><text:span text:style-name="T263"><draw:frame draw:style-name="fr1" draw:name="Object158" text:anchor-type="as-char" svg:y="-0.1598in" svg:width="0.7402in" svg:height="0.2098in" draw:z-index="125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63"> </text:span><text:span text:style-name="T271">might look like this:</text:span></text:p>
      <text:p text:style-name="P94"/>
      <text:p text:style-name="P94">for( a = 2; a &lt;= <text:span text:style-name="T299">1000/(2*2*2)</text:span>; a++ )</text:p>
      <text:p text:style-name="P94"><text:s text:c="4"/>for( b = 2; b &lt;= <text:span text:style-name="T299">1000</text:span>/<text:span text:style-name="T299">(</text:span>a*<text:span text:style-name="T299">2*2)</text:span>; b++ )</text:p>
      <text:p text:style-name="P94"><text:s text:c="8"/>for( c = 2; c &lt;= <text:span text:style-name="T299">1000/(a*b*2)</text:span>; c++ )</text:p>
      <text:p text:style-name="P95"><text:s text:c="12"/>for( d = 2; d &lt;= 1000/(a*b*c); d++ )</text:p>
      <text:p text:style-name="P95"><text:s text:c="16"/><text:span text:style-name="T300">d_4_total</text:span> += 1;</text:p>
      <text:p text:style-name="P95"/>
      <text:p text:style-name="P16"><text:span text:style-name="T263"><text:tab/></text:span><text:span text:style-name="T265">You could imagine how to generalize </text:span><text:span text:style-name="T272">that </text:span><text:span text:style-name="T265">for other values of </text:span><text:span text:style-name="T283">k</text:span><text:span text:style-name="T265"> </text:span><text:span text:style-name="T273">by nesting more </text:span><text:span text:style-name="T280">or less</text:span><text:span text:style-name="T273"> variables</text:span><text:span text:style-name="T283">.</text:span><text:span text:style-name="T265"> <text:s/>Well, it turns out, those loops are much more conveniently written recursively. <text:s/>In fact, we can say </text:span></text:p>
      <text:p text:style-name="P7"><text:s text:c="5"/><draw:frame draw:style-name="fr1" draw:name="Object17" text:anchor-type="as-char" svg:y="0in" svg:width="0.9075in" svg:height="0.2445in" draw:z-index="126"><draw:object xlink:href="./Object 18" xlink:type="simple" xlink:show="embed" xlink:actuate="onLoad"/><draw:image xlink:href="./ObjectReplacements/Object 18" xlink:type="simple" xlink:show="embed" xlink:actuate="onLoad"/></draw:frame> <text:s text:c="36"/><text:span text:style-name="T123"><draw:frame draw:style-name="fr1" draw:name="Object21" text:anchor-type="as-char" svg:y="-0.1598in" svg:width="2.289in" svg:height="0.5429in" draw:z-index="127"><draw:object xlink:href="./Object 22" xlink:type="simple" xlink:show="embed" xlink:actuate="onLoad"/><draw:image xlink:href="./ObjectReplacements/Object 22" xlink:type="simple" xlink:show="embed" xlink:actuate="onLoad"/></draw:frame></text:span><text:span text:style-name="T123"> <text:s text:c="35"/></text:span><text:span text:style-name="T123"><draw:frame draw:style-name="fr1" draw:name="Object18" text:anchor-type="as-char" svg:y="-0.1673in" svg:width="1.8898in" svg:height="0.5291in" draw:z-index="128"><draw:object xlink:href="./Object 19" xlink:type="simple" xlink:show="embed" xlink:actuate="onLoad"/><draw:image xlink:href="./ObjectReplacements/Object 19" xlink:type="simple" xlink:show="embed" xlink:actuate="onLoad"/></draw:frame></text:span><text:span text:style-name="T123"> <text:s text:c="20"/></text:span><text:span text:style-name="T123"><draw:frame draw:style-name="fr1" draw:name="Object16" text:anchor-type="as-char" svg:y="-0.1866in" svg:width="1.9374in" svg:height="0.5429in" draw:z-index="12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44"/>
      <text:p text:style-name="P45"><text:tab/><text:span text:style-name="T294">(We're sacrificing a bit of speed for simplicity here by not accounting for the divisors of 2 in the upper bounds – if you work through the calculations, you'll see it doesn't effect the result at all) <text:s/></text:span>This is the most straightforward way to calculate <draw:frame draw:style-name="fr1" draw:name="Object37" text:anchor-type="as-char" svg:y="-0.148in" svg:width="0.5283in" svg:height="0.2098in" draw:z-index="130"><draw:object xlink:href="./Object 37" xlink:type="simple" xlink:show="embed" xlink:actuate="onLoad"/><draw:image xlink:href="./ObjectReplacements/Object 37" xlink:type="simple" xlink:show="embed" xlink:actuate="onLoad"/></draw:frame>. <text:s/>It's also painfully slow. <text:s/>Still, it does count primes. <text:s/>It's somewhere to start. <text:s/><text:span text:style-name="T294">Try it out and see!</text:span></text:p>
      <text:p text:style-name="P45"><text:tab/>If you want to try this out in Mathematica, try comparing the results of <text:span text:style-name="T108">NumberOfPrimesV1[n_] </text:span><text:span text:style-name="T136">here with Mathematica's own built in prime counting function, </text:span><text:span text:style-name="T108">PrimePi[n_]</text:span><text:span text:style-name="T136">.</text:span></text:p>
      <text:p text:style-name="P54"/>
      <text:p text:style-name="P63"><text:tab/><text:tab/>DV1[0,n_]:=1</text:p>
      <text:p text:style-name="P112"><text:tab/><text:tab/>DV1[k_,n_]:= Sum[DV1[ k-1, n/j ],{j,2,n}]</text:p>
      <text:p text:style-name="P112"><text:tab/><text:tab/>PV1[n_] := Sum[ (-1)^(k+1) /k <text:s/>DV1[k,n], {k,1, Log[2,n] } ]</text:p>
      <text:p text:style-name="P114"><text:tab/><text:tab/>NumberOfPrimesV1[n_]:=Sum[ MoebiusMu[j]/j PV1[n^(1/j)],{j,1,Log[2,n]}]</text:p>
      <text:p text:style-name="P56"/>
      <text:p text:style-name="P45"><text:tab/>And the same idea expressed, much less tidily, in C.</text:p>
      <text:p text:style-name="P78"/>
      <text:p text:style-name="P66"><text:span text:style-name="T29">#include</text:span><text:span text:style-name="T38"> </text:span><text:span text:style-name="T41">"math.h"</text:span></text:p>
      <text:p text:style-name="P66"><text:span text:style-name="T29">typedef</text:span><text:span text:style-name="T38"> </text:span><text:span text:style-name="T29">long</text:span><text:span text:style-name="T38"> </text:span><text:span text:style-name="T29">long</text:span><text:span text:style-name="T38"> BigInt;</text:span></text:p>
      <text:p text:style-name="P83"><text:span text:style-name="T37">BigInt mu[] = { 0, 1, -1, -1, 0, -1, 1, -1, 0, 0, 1, -1, 0, -1, 1, 1, 0, -1, 0, </text:span><text:span text:style-name="T39">-1, 0, 1, 1, -1, 0, 0, 1, 0, 0, -1, -1, -1, 0, 1,</text:span><text:span text:style-name="T38"> 1, 1, 0, -1, 1, 1, 0, -1, -1, -1, 0, 0, 1, -1, 0, 0, 0, 1, 0, -1, 0, 1, 0, 1, 1, -1, 0, -1, 1, 0, 0, 1, -1 };</text:span></text:p>
      <text:p text:style-name="P84"><text:span text:style-name="T24">BigInt DV1(BigInt n, </text:span><text:span text:style-name="T28">int</text:span><text:span text:style-name="T36"> k){</text:span></text:p>
      <text:p text:style-name="P85"><text:span text:style-name="T31"><text:s text:c="4"/></text:span><text:span text:style-name="T27">if</text:span><text:span text:style-name="T31"> (k == 0) </text:span><text:span text:style-name="T27">return</text:span><text:span text:style-name="T31"> 1; </text:span></text:p>
      <text:p text:style-name="P85"><text:span text:style-name="T31"><text:s text:c="4"/></text:span><text:span text:style-name="T27">if</text:span><text:span text:style-name="T31"> (k == 1) </text:span><text:span text:style-name="T27">return</text:span><text:span text:style-name="T31"> n - 1; </text:span></text:p>
      <text:p text:style-name="P69"><text:s text:c="4"/>BigInt t = 0; </text:p>
      <text:p text:style-name="P85"><text:span text:style-name="T31"><text:s text:c="4"/></text:span><text:span text:style-name="T27">for</text:span><text:span text:style-name="T31"> (BigInt i = 2; i &lt;= n; i++) t += </text:span><text:span text:style-name="T36">DV1</text:span><text:span text:style-name="T31">( n / i, k - 1 ); </text:span></text:p>
      <text:p text:style-name="P85"><text:span text:style-name="T31"><text:s text:c="4"/></text:span><text:span text:style-name="T27">return</text:span><text:span text:style-name="T31"> t;</text:span></text:p>
      <text:p text:style-name="P69">}</text:p>
      <text:p text:style-name="P69">BigInt NumberOfPrimesV1( BigInt n){ </text:p>
      <text:p text:style-name="P85"><text:span text:style-name="T31"><text:s text:c="4"/></text:span><text:span text:style-name="T27">double</text:span><text:span text:style-name="T31"> t = 0.0; </text:span></text:p>
      <text:p text:style-name="P85"><text:span text:style-name="T31"><text:s text:c="4"/></text:span><text:span text:style-name="T27">for</text:span><text:span text:style-name="T31"> (</text:span><text:span text:style-name="T27">int</text:span><text:span text:style-name="T31"> j = 1; j &lt; log((</text:span><text:span text:style-name="T27">double</text:span><text:span text:style-name="T31">)n) / log(2.0); j++)</text:span></text:p>
      <text:p text:style-name="P85"><text:soft-page-break/><text:span text:style-name="T31"><text:s text:c="8"/></text:span><text:span text:style-name="T27">for</text:span><text:span text:style-name="T31"> (</text:span><text:span text:style-name="T27">int</text:span><text:span text:style-name="T31"> k = 1; k &lt; log( pow( n, 1.0 / j ) ) / log(2.0); k++)</text:span></text:p>
      <text:p text:style-name="P85"><text:span text:style-name="T31"><text:s text:c="12"/>t += pow( -1.0, (</text:span><text:span text:style-name="T27">double</text:span><text:span text:style-name="T31">)k+1 ) * </text:span><text:span text:style-name="T36">DV1</text:span><text:span text:style-name="T31">(pow( n, 1.0 / j ), k) / k / j * mu[j];</text:span></text:p>
      <text:p text:style-name="P85"><text:span text:style-name="T31"><text:s text:c="4"/></text:span><text:span text:style-name="T27">return</text:span><text:span text:style-name="T31"> (t+.001);</text:span></text:p>
      <text:p text:style-name="P69">}</text:p>
      <text:p text:style-name="P37">1b. The Simplest Way, Made More Recursive</text:p>
      <text:p text:style-name="P45"><text:tab/>The last section showed a way of counting primes that is pretty slow but got us off to a good start. <text:s/>Before moving on to something faster, I just have to show an interesting rearrangement of the idea from the last section.</text:p>
      <text:p text:style-name="P1"><draw:frame draw:style-name="fr1" draw:name="Object20" text:anchor-type="as-char" svg:y="-0.5256in" svg:width="1.9701in" svg:height="0.5291in" draw:z-index="131"><draw:object xlink:href="./Object 21" xlink:type="simple" xlink:show="embed" xlink:actuate="onLoad"/><draw:image xlink:href="./ObjectReplacements/Object 21" xlink:type="simple" xlink:show="embed" xlink:actuate="onLoad"/><svg:desc>formula</svg:desc></draw:frame> <text:s text:c="23"/><draw:frame draw:style-name="fr1" draw:name="Object19" text:anchor-type="as-char" svg:y="-0.4366in" svg:width="1.9957in" svg:height="0.5429in" draw:z-index="1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"/>
      <text:p text:style-name="P8"><text:span text:style-name="T2"><text:tab/>There was a recursive function lurking in there! <text:s/>This is just as slow, so it's not really practical. <text:s/>But I must admit I find it fascinating. <text:s/>If I weren't rushing here, it would be lots of fun to graph </text:span><text:span text:style-name="T2"><draw:frame draw:style-name="fr1" draw:name="Object38" text:anchor-type="as-char" svg:y="-0.1516in" svg:width="0.4146in" svg:height="0.2098in" draw:z-index="133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">, </text:span><text:span text:style-name="T2"><draw:frame draw:style-name="fr1" draw:name="Object39" text:anchor-type="as-char" svg:y="-0.1516in" svg:width="0.4181in" svg:height="0.2098in" draw:z-index="13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, </text:span><text:span text:style-name="T2"><draw:frame draw:style-name="fr1" draw:name="Object40" text:anchor-type="as-char" svg:y="-0.1516in" svg:width="0.4154in" svg:height="0.2098in" draw:z-index="13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, and so on. <text:s/>Their visual connections are fun to take in. <text:s/>Anyway, in Mathematica, this is the rather diminutive</text:span></text:p>
      <text:p text:style-name="P45"/>
      <text:p text:style-name="P43"><text:tab/><text:tab/>PV2[k_,n_]:=Sum[1/k - PV2[ k+1, n/j ],{j,2,n}]</text:p>
      <text:p text:style-name="P114"><text:tab/><text:tab/>NumberOfPrimesV2[n_]:=Sum[MoebiusMu[j]/j PV2[1,n^(1/j)],{j,1,Log[2,n]}]</text:p>
      <text:p text:style-name="P114"/>
      <text:p text:style-name="P45"><text:tab/>And in C, the likewise svelte</text:p>
      <text:p text:style-name="P45"/>
      <text:p text:style-name="P66"><text:span text:style-name="T29">#include</text:span><text:span text:style-name="T38"> </text:span><text:span text:style-name="T41">"math.h"</text:span></text:p>
      <text:p text:style-name="P66"><text:span text:style-name="T29">typedef</text:span><text:span text:style-name="T38"> </text:span><text:span text:style-name="T29">long</text:span><text:span text:style-name="T38"> </text:span><text:span text:style-name="T29">long</text:span><text:span text:style-name="T38"> BigInt;</text:span></text:p>
      <text:p text:style-name="P83"><text:span text:style-name="T37">BigInt mu[] = { 0, 1, -1, -1, 0, -1, 1, -1, 0, 0, 1, -1, 0, -1, 1, 1, 0, -1, 0, </text:span><text:span text:style-name="T39">-1, 0, 1, 1, -1, 0, 0, 1, 0, 0, -1, -1, -1, 0, 1,</text:span><text:span text:style-name="T38"> 1, 1, 0, -1, 1, 1, 0, -1, -1, -1, 0, 0, 1, -1, 0, 0, 0, 1, 0, -1, 0, 1, 0, 1, 1, -1, 0, -1, 1, 0, 0, 1, -1 };</text:span></text:p>
      <text:p text:style-name="P62"><text:span text:style-name="T27">double</text:span><text:span text:style-name="T31"> PV2( BigInt n, </text:span><text:span text:style-name="T27">int</text:span><text:span text:style-name="T31"> k ){</text:span></text:p>
      <text:p text:style-name="P85"><text:span text:style-name="T31"><text:s text:c="4"/></text:span><text:span text:style-name="T27">double</text:span><text:span text:style-name="T31"> t= 0;</text:span></text:p>
      <text:p text:style-name="P85"><text:span text:style-name="T31"><text:s text:c="4"/></text:span><text:span text:style-name="T27">for</text:span><text:span text:style-name="T31">( BigInt j = 2; j &lt;= n; j++ )t += 1.0 / k - </text:span><text:span text:style-name="T35">PV2</text:span><text:span text:style-name="T31">( n/j, k+1 );</text:span></text:p>
      <text:p text:style-name="P85"><text:span text:style-name="T31"><text:s text:c="4"/></text:span><text:span text:style-name="T27">return</text:span><text:span text:style-name="T31"> t;</text:span></text:p>
      <text:p text:style-name="P69">}</text:p>
      <text:p text:style-name="P69">BigInt NumberOfPrimesV2( BigInt n ){</text:p>
      <text:p text:style-name="P85"><text:span text:style-name="T31"><text:s text:c="4"/></text:span><text:span text:style-name="T27">double</text:span><text:span text:style-name="T31"> t = 0;</text:span></text:p>
      <text:p text:style-name="P85"><text:span text:style-name="T31"><text:s text:c="4"/></text:span><text:span text:style-name="T27">for</text:span><text:span text:style-name="T31"> (</text:span><text:span text:style-name="T27">int</text:span><text:span text:style-name="T31"> j = 1; j &lt; log((</text:span><text:span text:style-name="T27">double</text:span><text:span text:style-name="T31">)n) / log(2.0); j++) t += </text:span><text:span text:style-name="T35">PV2</text:span><text:span text:style-name="T31">(pow( n, 1.0 / j ), 1) / j * mu[j]; </text:span></text:p>
      <text:p text:style-name="P85"><text:span text:style-name="T31"><text:s text:c="4"/></text:span><text:span text:style-name="T27">return</text:span><text:span text:style-name="T31"> t+.001;</text:span></text:p>
      <text:p text:style-name="P69">}</text:p>
      <text:p text:style-name="P37">2. Counting Primes: The Elegant Way</text:p>
      <text:p text:style-name="P99"><text:span text:style-name="T55"><text:tab/></text:span><text:span text:style-name="T56">Now </text:span><text:span text:style-name="T70">let's </text:span><text:span text:style-name="T56">move on to a much faster way to calculate </text:span><text:span text:style-name="T101"><draw:frame draw:style-name="fr1" draw:name="Object159" text:anchor-type="as-char" svg:y="-0.148in" svg:width="0.5283in" svg:height="0.2098in" draw:z-index="137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101">.</text:span></text:p>
      <text:p text:style-name="P107"><text:span text:style-name="T101"><text:tab/>Here's the basic idea, </text:span><text:span text:style-name="T102">worked through an example</text:span><text:span text:style-name="T101">. <text:s/>Let's return to counting the answers to </text:span><text:span text:style-name="T177"><draw:frame draw:style-name="fr1" draw:name="Object160" text:anchor-type="as-char" svg:y="-0.1516in" svg:width="1.011in" svg:height="0.1846in" draw:z-index="138"><draw:object xlink:href="./Object 163" xlink:type="simple" xlink:show="embed" xlink:actuate="onLoad"/><draw:image xlink:href="./ObjectReplacements/Object 163" xlink:type="simple" xlink:show="embed" xlink:actuate="onLoad"/></draw:frame></text:span><text:span text:style-name="T177">, </text:span><text:span text:style-name="T178">all </text:span><text:span text:style-name="T201">variables </text:span><text:span text:style-name="T178">whole numbers </text:span><text:span text:style-name="T178"><draw:frame draw:style-name="fr1" draw:name="Object200" text:anchor-type="as-char" svg:y="-0.15in" svg:width="0.2366in" svg:height="0.1846in" draw:z-index="139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178">. <text:s/></text:span><text:span text:style-name="T181">This was our</text:span><text:span text:style-name="T177"> </text:span><text:span text:style-name="T177"><draw:frame draw:style-name="fr1" draw:name="Object161" text:anchor-type="as-char" svg:y="-0.1598in" svg:width="0.7402in" svg:height="0.2098in" draw:z-index="140"><draw:object xlink:href="./Object 164" xlink:type="simple" xlink:show="embed" xlink:actuate="onLoad"/><draw:image xlink:href="./ObjectReplacements/Object 164" xlink:type="simple" xlink:show="embed" xlink:actuate="onLoad"/></draw:frame></text:span><text:span text:style-name="T177">.</text:span></text:p>
      <text:p text:style-name="P105"><text:span text:style-name="T177"><text:tab/></text:span><text:span text:style-name="T180">In the last section, </text:span><text:span text:style-name="T194">when </text:span><text:span text:style-name="T180">answer</text:span><text:span text:style-name="T194">ing</text:span><text:span text:style-name="T180"> this, we counted </text:span><text:span text:style-name="T180"><draw:frame draw:style-name="fr1" draw:name="Object162" text:anchor-type="as-char" svg:y="-0.1516in" svg:width="0.511in" svg:height="0.1846in" draw:z-index="141"><draw:object xlink:href="./Object 165" xlink:type="simple" xlink:show="embed" xlink:actuate="onLoad"/><draw:image xlink:href="./ObjectReplacements/Object 165" xlink:type="simple" xlink:show="embed" xlink:actuate="onLoad"/><svg:desc>formula</svg:desc></draw:frame></text:span><text:span text:style-name="T180"> </text:span><text:span text:style-name="T181">as one answer. <text:s/>We also counted </text:span><text:span text:style-name="T180"><draw:frame draw:style-name="fr1" draw:name="Object163" text:anchor-type="as-char" svg:y="-0.1516in" svg:width="0.511in" svg:height="0.1846in" draw:z-index="142"><draw:object xlink:href="./Object 166" xlink:type="simple" xlink:show="embed" xlink:actuate="onLoad"/><draw:image xlink:href="./ObjectReplacements/Object 166" xlink:type="simple" xlink:show="embed" xlink:actuate="onLoad"/><svg:desc>formula</svg:desc></draw:frame></text:span><text:span text:style-name="T180"> </text:span><text:span text:style-name="T181">as one answer. <text:s/>We also counted </text:span><text:span text:style-name="T180"><draw:frame draw:style-name="fr1" draw:name="Object164" text:anchor-type="as-char" svg:y="-0.1516in" svg:width="0.511in" svg:height="0.1846in" draw:z-index="143"><draw:object xlink:href="./Object 167" xlink:type="simple" xlink:show="embed" xlink:actuate="onLoad"/><draw:image xlink:href="./ObjectReplacements/Object 167" xlink:type="simple" xlink:show="embed" xlink:actuate="onLoad"/><svg:desc>formula</svg:desc></draw:frame></text:span><text:span text:style-name="T180"> </text:span><text:span text:style-name="T181">once, and </text:span><text:span text:style-name="T180"><draw:frame draw:style-name="fr1" draw:name="Object165" text:anchor-type="as-char" svg:y="-0.1516in" svg:width="0.511in" svg:height="0.1846in" draw:z-index="144"><draw:object xlink:href="./Object 168" xlink:type="simple" xlink:show="embed" xlink:actuate="onLoad"/><draw:image xlink:href="./ObjectReplacements/Object 168" xlink:type="simple" xlink:show="embed" xlink:actuate="onLoad"/><svg:desc>formula</svg:desc></draw:frame></text:span><text:span text:style-name="T180">, </text:span><text:span text:style-name="T181">and </text:span><text:span text:style-name="T180"><draw:frame draw:style-name="fr1" draw:name="Object166" text:anchor-type="as-char" svg:y="-0.1516in" svg:width="0.511in" svg:height="0.1846in" draw:z-index="145"><draw:object xlink:href="./Object 169" xlink:type="simple" xlink:show="embed" xlink:actuate="onLoad"/><draw:image xlink:href="./ObjectReplacements/Object 169" xlink:type="simple" xlink:show="embed" xlink:actuate="onLoad"/><svg:desc>formula</svg:desc></draw:frame></text:span><text:span text:style-name="T180">, </text:span><text:span text:style-name="T181">and … <text:s/>Actually, if we pay close attention, we notice that </text:span><text:span text:style-name="T180"><draw:frame draw:style-name="fr1" draw:name="Object193" text:anchor-type="as-char" svg:y="-0.1516in" svg:width="0.511in" svg:height="0.1846in" draw:z-index="146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180"> </text:span><text:span text:style-name="T181">shows up as 24 different answers, in different ordered configurations. <text:s/></text:span><text:span text:style-name="T202">So</text:span><text:span text:style-name="T181"> does </text:span><text:span text:style-name="T180"><draw:frame draw:style-name="fr1" draw:name="Object167" text:anchor-type="as-char" svg:y="-0.1516in" svg:width="0.5138in" svg:height="0.1846in" draw:z-index="147"><draw:object xlink:href="./Object 170" xlink:type="simple" xlink:show="embed" xlink:actuate="onLoad"/><draw:image xlink:href="./ObjectReplacements/Object 170" xlink:type="simple" xlink:show="embed" xlink:actuate="onLoad"/><svg:desc>formula</svg:desc></draw:frame></text:span><text:span text:style-name="T180">, </text:span><text:span text:style-name="T181">and </text:span><text:span text:style-name="T180"><draw:frame draw:style-name="fr1" draw:name="Object168" text:anchor-type="as-char" svg:y="-0.1516in" svg:width="0.5134in" svg:height="0.1846in" draw:z-index="148"><draw:object xlink:href="./Object 171" xlink:type="simple" xlink:show="embed" xlink:actuate="onLoad"/><draw:image xlink:href="./ObjectReplacements/Object 171" xlink:type="simple" xlink:show="embed" xlink:actuate="onLoad"/><svg:desc>formula</svg:desc></draw:frame></text:span><text:span text:style-name="T180">, </text:span><text:span text:style-name="T181">and many other</text:span><text:span text:style-name="T182">s besides</text:span><text:span text:style-name="T181">. <text:s/>Some other answers show up </text:span><text:span text:style-name="T202">repeatedly</text:span><text:span text:style-name="T181">, but not 24 </text:span><text:span text:style-name="T198">times</text:span><text:span text:style-name="T181">. So </text:span><text:span text:style-name="T180"><draw:frame draw:style-name="fr1" draw:name="Object169" text:anchor-type="as-char" svg:y="-0.1516in" svg:width="0.5126in" svg:height="0.1846in" draw:z-index="149"><draw:object xlink:href="./Object 172" xlink:type="simple" xlink:show="embed" xlink:actuate="onLoad"/><draw:image xlink:href="./ObjectReplacements/Object 172" xlink:type="simple" xlink:show="embed" xlink:actuate="onLoad"/><svg:desc>formula</svg:desc></draw:frame></text:span><text:span text:style-name="T181"> shows up </text:span><text:span text:style-name="T195">in </text:span><text:span text:style-name="T181">4 </text:span><text:span text:style-name="T195">configurations</text:span><text:span text:style-name="T181">. <text:s/></text:span><text:span text:style-name="T180"><draw:frame draw:style-name="fr1" draw:name="Object170" text:anchor-type="as-char" svg:y="-0.1516in" svg:width="0.5126in" svg:height="0.1846in" draw:z-index="150"><draw:object xlink:href="./Object 173" xlink:type="simple" xlink:show="embed" xlink:actuate="onLoad"/><draw:image xlink:href="./ObjectReplacements/Object 173" xlink:type="simple" xlink:show="embed" xlink:actuate="onLoad"/><svg:desc>formula</svg:desc></draw:frame></text:span><text:span text:style-name="T180"> </text:span><text:span text:style-name="T181">shows up in 6 different configurations</text:span><text:span text:style-name="T183">.</text:span></text:p>
      <text:p text:style-name="P100"><text:span text:style-name="T183"><text:tab/></text:span><text:span text:style-name="T184">So here's a thought. <text:s/></text:span><text:span text:style-name="T186">Can we</text:span><text:span text:style-name="T184"> avoid counting sets of numbers individually, </text:span><text:span text:style-name="T186">and instead </text:span><text:span text:style-name="T184">count, say, </text:span><text:span text:style-name="T180"><draw:frame draw:style-name="fr1" draw:name="Object171" text:anchor-type="as-char" svg:y="-0.1516in" svg:width="0.511in" svg:height="0.1846in" draw:z-index="151"><draw:object xlink:href="./Object 174" xlink:type="simple" xlink:show="embed" xlink:actuate="onLoad"/><draw:image xlink:href="./ObjectReplacements/Object 174" xlink:type="simple" xlink:show="embed" xlink:actuate="onLoad"/><svg:desc>formula</svg:desc></draw:frame></text:span><text:span text:style-name="T180">, </text:span><text:span text:style-name="T186">once, </text:span><text:span text:style-name="T184">and know that it shows up 24 times?</text:span></text:p>
      <text:p text:style-name="P106"><text:span text:style-name="T183"><text:tab/></text:span><text:span text:style-name="T196">We can</text:span><text:span text:style-name="T186">. <text:s/></text:span><text:span text:style-name="T185">The number of times an answer </text:span><text:span text:style-name="T186">shows up </text:span><text:span text:style-name="T185">is determined </text:span><text:span text:style-name="T186">only </text:span><text:span text:style-name="T185">by how many unique numbers it consists of. <text:s/></text:span><text:span text:style-name="T180"><draw:frame draw:style-name="fr1" draw:name="Object172" text:anchor-type="as-char" svg:y="-0.1516in" svg:width="0.511in" svg:height="0.1846in" draw:z-index="152"><draw:object xlink:href="./Object 175" xlink:type="simple" xlink:show="embed" xlink:actuate="onLoad"/><draw:image xlink:href="./ObjectReplacements/Object 175" xlink:type="simple" xlink:show="embed" xlink:actuate="onLoad"/><svg:desc>formula</svg:desc></draw:frame></text:span><text:span text:style-name="T180"> </text:span><text:span text:style-name="T185">shows up 24 times because all four of its </text:span><text:span text:style-name="T186">numbers</text:span><text:span text:style-name="T185"> </text:span><text:span text:style-name="T203">differ from each other</text:span><text:span text:style-name="T185">. <text:s/></text:span><text:span text:style-name="T180"><draw:frame draw:style-name="fr1" draw:name="Object173" text:anchor-type="as-char" svg:y="-0.1516in" svg:width="0.5126in" svg:height="0.1846in" draw:z-index="153"><draw:object xlink:href="./Object 176" xlink:type="simple" xlink:show="embed" xlink:actuate="onLoad"/><draw:image xlink:href="./ObjectReplacements/Object 176" xlink:type="simple" xlink:show="embed" xlink:actuate="onLoad"/><svg:desc>formula</svg:desc></draw:frame></text:span><text:span text:style-name="T180"> </text:span><text:span text:style-name="T185">only shows up 4 times because 6 is repeated three times. <text:s/></text:span></text:p>
      <text:p text:style-name="P106"><text:span text:style-name="T186"><text:tab/></text:span><text:span text:style-name="T204">To determine how many times a set shows up, we're going to need to use the math of permutations </text:span><text:span text:style-name="T239">(See </text:span><text:a xlink:type="simple" xlink:href="http://mathworld.wolfram.com/Permutation.html">http://mathworld.wolfram.com/Permutation.html</text:a><text:span text:style-name="T239"> for more on this topic).</text:span></text:p>
      <text:p text:style-name="P106"><text:soft-page-break/><text:span text:style-name="T186"><text:tab/></text:span><text:span text:style-name="T204">Here is the core of our new approach. <text:s/>Before, we counted sets explicitly as if unique order mattered. <text:s/>That's still our goal. <text:s/>But now we want to count as if order doesn't matter, and then use the math of permutations to get us back to our count of ordered sets.</text:span></text:p>
      <text:p text:style-name="P106"><text:span text:style-name="T204"><text:tab/>So how would we count answers where order doesn't matter? <text:s/>How, when trying to calculate </text:span><text:span text:style-name="T177"><draw:frame draw:style-name="fr1" draw:name="Object194" text:anchor-type="as-char" svg:y="-0.1598in" svg:width="0.7402in" svg:height="0.2098in" draw:z-index="154"><draw:object xlink:href="./Object 194" xlink:type="simple" xlink:show="embed" xlink:actuate="onLoad"/><draw:image xlink:href="./ObjectReplacements/Object 194" xlink:type="simple" xlink:show="embed" xlink:actuate="onLoad"/></draw:frame></text:span><text:span text:style-name="T177">, </text:span><text:span text:style-name="T204">do we make sure to count either </text:span><text:span text:style-name="T180"><draw:frame draw:style-name="fr1" draw:name="Object195" text:anchor-type="as-char" svg:y="-0.1516in" svg:width="0.511in" svg:height="0.1846in" draw:z-index="160"><draw:object xlink:href="./Object 195" xlink:type="simple" xlink:show="embed" xlink:actuate="onLoad"/><draw:image xlink:href="./ObjectReplacements/Object 195" xlink:type="simple" xlink:show="embed" xlink:actuate="onLoad"/></draw:frame></text:span><text:span text:style-name="T180"> </text:span><text:span text:style-name="T204">or </text:span><text:span text:style-name="T180"><draw:frame draw:style-name="fr1" draw:name="Object196" text:anchor-type="as-char" svg:y="-0.1516in" svg:width="0.511in" svg:height="0.1846in" draw:z-index="161"><draw:object xlink:href="./Object 196" xlink:type="simple" xlink:show="embed" xlink:actuate="onLoad"/><draw:image xlink:href="./ObjectReplacements/Object 196" xlink:type="simple" xlink:show="embed" xlink:actuate="onLoad"/></draw:frame></text:span><text:span text:style-name="T180"> </text:span><text:span text:style-name="T204">(multiplied by 24 because of permutations), but not both? <text:s/></text:span></text:p>
      <text:p text:style-name="P106"><text:span text:style-name="T204"><text:tab/>This turns out to be pretty simple. <text:s/>L</text:span><text:span text:style-name="T188">et's </text:span><text:span text:style-name="T186">add a new rule. <text:s/></text:span><text:span text:style-name="T188">W</text:span><text:span text:style-name="T186">e want to count the answers to </text:span><text:span text:style-name="T177"><draw:frame draw:style-name="fr1" draw:name="Object175" text:anchor-type="as-char" svg:y="-0.1516in" svg:width="1.011in" svg:height="0.1846in" draw:z-index="167"><draw:object xlink:href="./Object 177" xlink:type="simple" xlink:show="embed" xlink:actuate="onLoad"/><draw:image xlink:href="./ObjectReplacements/Object 177" xlink:type="simple" xlink:show="embed" xlink:actuate="onLoad"/><svg:desc>formula</svg:desc></draw:frame></text:span><text:span text:style-name="T177"> </text:span><text:span text:style-name="T190">as before</text:span><text:span text:style-name="T177">, </text:span><text:span text:style-name="T186">but </text:span><text:span text:style-name="T188">let's </text:span><text:span text:style-name="T186">add </text:span><text:span text:style-name="T188">the</text:span><text:span text:style-name="T186"> restriction that </text:span><text:span text:style-name="T177"><draw:frame draw:style-name="fr1" draw:name="Object178" text:anchor-type="as-char" svg:y="-0.1516in" svg:width="1.0217in" svg:height="0.1846in" draw:z-index="168"><draw:object xlink:href="./Object 178" xlink:type="simple" xlink:show="embed" xlink:actuate="onLoad"/><draw:image xlink:href="./ObjectReplacements/Object 178" xlink:type="simple" xlink:show="embed" xlink:actuate="onLoad"/><svg:desc>formula</svg:desc></draw:frame></text:span><text:span text:style-name="T177">. <text:s/></text:span><text:span text:style-name="T186">Then, we'll use the math of permutations to see how many times that set of numbers shows up. <text:s/></text:span><text:span text:style-name="T188">This added restriction will make sure </text:span><text:span text:style-name="T205">the permutations </text:span><text:span text:style-name="T207">of </text:span><text:span text:style-name="T188">each set of numbers </text:span><text:span text:style-name="T197">is only counted once</text:span><text:span text:style-name="T188">.</text:span></text:p>
      <text:p text:style-name="P102"><text:span text:style-name="T186"><text:tab/>This is much, much faster. <text:s/>So, let's look again at </text:span><text:span text:style-name="T206">how we would count</text:span><text:span text:style-name="T186"> </text:span><text:span text:style-name="T177"><draw:frame draw:style-name="fr1" draw:name="Object179" text:anchor-type="as-char" svg:y="-0.1598in" svg:width="0.7402in" svg:height="0.2098in" draw:z-index="169"><draw:object xlink:href="./Object 179" xlink:type="simple" xlink:show="embed" xlink:actuate="onLoad"/><draw:image xlink:href="./ObjectReplacements/Object 179" xlink:type="simple" xlink:show="embed" xlink:actuate="onLoad"/></draw:frame></text:span><text:span text:style-name="T177">. <text:s/></text:span></text:p>
      <text:p text:style-name="P104"><text:span text:style-name="T177"><text:tab/></text:span><text:span text:style-name="T186">If we know that </text:span><text:span text:style-name="T177"><draw:frame draw:style-name="fr1" draw:name="Object185" text:anchor-type="as-char" svg:y="-0.1516in" svg:width="1.0217in" svg:height="0.1846in" draw:z-index="170"><draw:object xlink:href="./Object 185" xlink:type="simple" xlink:show="embed" xlink:actuate="onLoad"/><draw:image xlink:href="./ObjectReplacements/Object 185" xlink:type="simple" xlink:show="embed" xlink:actuate="onLoad"/></draw:frame></text:span><text:span text:style-name="T177">, </text:span><text:span text:style-name="T186">then the largest possible integer value for </text:span><text:span text:style-name="T236">a </text:span><text:span text:style-name="T186">is </text:span><text:span text:style-name="T177"><draw:frame draw:style-name="fr1" draw:name="Object186" text:anchor-type="as-char" svg:y="-0.2181in" svg:width="0.3846in" svg:height="0.2425in" draw:z-index="171"><draw:object xlink:href="./Object 186" xlink:type="simple" xlink:show="embed" xlink:actuate="onLoad"/><draw:image xlink:href="./ObjectReplacements/Object 186" xlink:type="simple" xlink:show="embed" xlink:actuate="onLoad"/></draw:frame></text:span><text:span text:style-name="T177">, </text:span><text:span text:style-name="T186">which is 5</text:span><text:span text:style-name="T177">. <text:s/></text:span><text:span text:style-name="T199">Make sure you follow this; if you multiply four whole numbers together, and the result is </text:span><text:span text:style-name="T177"><draw:frame draw:style-name="fr1" draw:name="Object182" text:anchor-type="as-char" svg:y="-0.1598in" svg:width="0.4835in" svg:height="0.1846in" draw:z-index="172"><draw:object xlink:href="./Object 182" xlink:type="simple" xlink:show="embed" xlink:actuate="onLoad"/><draw:image xlink:href="./ObjectReplacements/Object 182" xlink:type="simple" xlink:show="embed" xlink:actuate="onLoad"/><svg:desc>formula</svg:desc></draw:frame></text:span><text:span text:style-name="T177">, </text:span><text:span text:style-name="T199">the smallest can't be </text:span><text:span text:style-name="T177"><draw:frame draw:style-name="fr1" draw:name="Object191" text:anchor-type="as-char" svg:y="-0.1516in" svg:width="0.2728in" svg:height="0.1846in" draw:z-index="173"><draw:object xlink:href="./Object 191" xlink:type="simple" xlink:show="embed" xlink:actuate="onLoad"/><draw:image xlink:href="./ObjectReplacements/Object 191" xlink:type="simple" xlink:show="embed" xlink:actuate="onLoad"/><svg:desc>formula</svg:desc></draw:frame></text:span><text:span text:style-name="T177">, </text:span><text:span text:style-name="T199">because </text:span><text:span text:style-name="T177"><draw:frame draw:style-name="fr1" draw:name="Object192" text:anchor-type="as-char" svg:y="-0.1791in" svg:width="0.1228in" svg:height="0.2043in" draw:z-index="174"><draw:object xlink:href="./Object 192" xlink:type="simple" xlink:show="embed" xlink:actuate="onLoad"/><draw:image xlink:href="./ObjectReplacements/Object 192" xlink:type="simple" xlink:show="embed" xlink:actuate="onLoad"/><svg:desc>formula</svg:desc></draw:frame></text:span><text:span text:style-name="T177"> </text:span><text:span text:style-name="T199">is 1296.</text:span><text:span text:style-name="T177"> <text:s/></text:span><text:span text:style-name="T179">So, </text:span><text:span text:style-name="T199">given that,</text:span><text:span text:style-name="T179"> we</text:span><text:span text:style-name="T199">'ll</text:span><text:span text:style-name="T179"> </text:span><text:span text:style-name="T191">work through </text:span><text:span text:style-name="T179">a loop where </text:span><text:span text:style-name="T237">a</text:span><text:span text:style-name="T179"> </text:span><text:span text:style-name="T191">is</text:span><text:span text:style-name="T179"> each of those values </text:span><text:span text:style-name="T199">between </text:span><text:span text:style-name="T205">and including 2</text:span><text:span text:style-name="T199"> and 5</text:span><text:span text:style-name="T179">.</text:span></text:p>
      <text:p text:style-name="P102"><text:span text:style-name="T179"><text:tab/>Then, </text:span><text:span text:style-name="T236">b</text:span><text:span text:style-name="T186"> is no </text:span><text:span text:style-name="T191">smaller </text:span><text:span text:style-name="T186">than </text:span><text:span text:style-name="T236">a, </text:span><text:span text:style-name="T187">and </text:span><text:span text:style-name="T186">knowing that </text:span><text:span text:style-name="T177"><draw:frame draw:style-name="fr1" draw:name="Object180" text:anchor-type="as-char" svg:y="-0.1516in" svg:width="0.5591in" svg:height="0.1846in" draw:z-index="175"><draw:object xlink:href="./Object 180" xlink:type="simple" xlink:show="embed" xlink:actuate="onLoad"/><draw:image xlink:href="./ObjectReplacements/Object 180" xlink:type="simple" xlink:show="embed" xlink:actuate="onLoad"/></draw:frame></text:span><text:span text:style-name="T177">,</text:span><text:span text:style-name="T179"> </text:span><text:span text:style-name="T237">b </text:span><text:span text:style-name="T186">can be </text:span><text:span text:style-name="T234">no </text:span><text:span text:style-name="T186">more than the largest integer less than </text:span><text:span text:style-name="T177"><draw:frame draw:style-name="fr1" draw:name="Object181" text:anchor-type="as-char" svg:y="-0.2429in" svg:width="0.5362in" svg:height="0.4134in" draw:z-index="176"><draw:object xlink:href="./Object 181" xlink:type="simple" xlink:show="embed" xlink:actuate="onLoad"/><draw:image xlink:href="./ObjectReplacements/Object 181" xlink:type="simple" xlink:show="embed" xlink:actuate="onLoad"/></draw:frame></text:span><text:span text:style-name="T177"> </text:span><text:span text:style-name="T200">for similar reasons</text:span><text:span text:style-name="T177">. <text:s/></text:span><text:span text:style-name="T179">So we</text:span><text:span text:style-name="T200">'ll</text:span><text:span text:style-name="T179"> make a nested loop where </text:span><text:span text:style-name="T237">b </text:span><text:span text:style-name="T191">is</text:span><text:span text:style-name="T179"> each of those values.</text:span></text:p>
      <text:p text:style-name="P102"><text:span text:style-name="T179"><text:tab/>Then, </text:span><text:span text:style-name="T236">c</text:span><text:span text:style-name="T186"> is no </text:span><text:span text:style-name="T191">smaller</text:span><text:span text:style-name="T186"> than </text:span><text:span text:style-name="T236">b</text:span><text:span text:style-name="T186">, </text:span><text:span text:style-name="T187">and </text:span><text:span text:style-name="T186">because </text:span><text:span text:style-name="T177"><draw:frame draw:style-name="fr1" draw:name="Object187" text:anchor-type="as-char" svg:y="-0.1516in" svg:width="0.3311in" svg:height="0.1846in" draw:z-index="177"><draw:object xlink:href="./Object 187" xlink:type="simple" xlink:show="embed" xlink:actuate="onLoad"/><draw:image xlink:href="./ObjectReplacements/Object 187" xlink:type="simple" xlink:show="embed" xlink:actuate="onLoad"/></draw:frame></text:span><text:span text:style-name="T177">,</text:span><text:span text:style-name="T179"> </text:span><text:span text:style-name="T237">c</text:span><text:span text:style-name="T179"> </text:span><text:span text:style-name="T186">can't be </text:span><text:span text:style-name="T191">larger</text:span><text:span text:style-name="T186"> than the largest integer less than </text:span><text:span text:style-name="T177"><draw:frame draw:style-name="fr1" draw:name="Object188" text:anchor-type="as-char" svg:y="-0.2429in" svg:width="0.5374in" svg:height="0.4134in" draw:z-index="178"><draw:object xlink:href="./Object 188" xlink:type="simple" xlink:show="embed" xlink:actuate="onLoad"/><draw:image xlink:href="./ObjectReplacements/Object 188" xlink:type="simple" xlink:show="embed" xlink:actuate="onLoad"/></draw:frame></text:span><text:span text:style-name="T186">. <text:s/></text:span><text:span text:style-name="T179">So we</text:span><text:span text:style-name="T200">'ll</text:span><text:span text:style-name="T179"> make that nested loop too.</text:span></text:p>
      <text:p text:style-name="P102"><text:span text:style-name="T179"><text:tab/>And finally, in the innermost nested loop, </text:span><text:span text:style-name="T237">d</text:span><text:span text:style-name="T179"> </text:span><text:span text:style-name="T191">ranges </text:span><text:span text:style-name="T179">between </text:span><text:span text:style-name="T236">c</text:span><text:span text:style-name="T179">, </text:span><text:span text:style-name="T186">which it </text:span><text:span text:style-name="T191">can't be smaller </text:span><text:span text:style-name="T186">than, </text:span><text:span text:style-name="T179">and <text:s/></text:span><text:span text:style-name="T177"><draw:frame draw:style-name="fr1" draw:name="Object183" text:anchor-type="as-char" svg:y="-0.1516in" svg:width="0.902in" svg:height="0.1909in" draw:z-index="179"><draw:object xlink:href="./Object 183" xlink:type="simple" xlink:show="embed" xlink:actuate="onLoad"/><draw:image xlink:href="./ObjectReplacements/Object 183" xlink:type="simple" xlink:show="embed" xlink:actuate="onLoad"/><svg:desc>formula</svg:desc></draw:frame></text:span><text:span text:style-name="T177">. <text:s/></text:span><text:span text:style-name="T179">And if we tall</text:span><text:span text:style-name="T200">y</text:span><text:span text:style-name="T179"> up </text:span><text:span text:style-name="T191">all the </text:span><text:span text:style-name="T179">value</text:span><text:span text:style-name="T191">s</text:span><text:span text:style-name="T179"> that </text:span><text:span text:style-name="T237">d</text:span><text:span text:style-name="T179"> t</text:span><text:span text:style-name="T200">akes</text:span><text:span text:style-name="T179"> on, </text:span><text:span text:style-name="T191">counting permutations, </text:span><text:span text:style-name="T179">we'</text:span><text:span text:style-name="T200">ll</text:span><text:span text:style-name="T179"> have our answer. <text:s/></text:span><text:span text:style-name="T193">So, to calculate </text:span><text:span text:style-name="T177"><draw:frame draw:style-name="fr1" draw:name="Object184" text:anchor-type="as-char" svg:y="-0.1598in" svg:width="0.7402in" svg:height="0.2098in" draw:z-index="180"><draw:object xlink:href="./Object 184" xlink:type="simple" xlink:show="embed" xlink:actuate="onLoad"/><draw:image xlink:href="./ObjectReplacements/Object 184" xlink:type="simple" xlink:show="embed" xlink:actuate="onLoad"/><svg:desc>formula</svg:desc></draw:frame></text:span><text:span text:style-name="T192"> </text:span><text:span text:style-name="T193">this way might look something like:</text:span></text:p>
      <text:p text:style-name="P93"/>
      <text:p text:style-name="P93">for( a = 2; a &lt;= <text:span text:style-name="T296">pow(1000,1.0/4)</text:span>; a++ )</text:p>
      <text:p text:style-name="P101"><text:span text:style-name="T240"><text:s text:c="4"/>for( b = </text:span><text:span text:style-name="T241">a</text:span><text:span text:style-name="T240">; b &lt;= </text:span><text:span text:style-name="T241">pow(1000/a, 1.0/3)</text:span><text:span text:style-name="T240">; b++ )</text:span></text:p>
      <text:p text:style-name="P101"><text:span text:style-name="T240"><text:s text:c="8"/>for( c = </text:span><text:span text:style-name="T241">b</text:span><text:span text:style-name="T240">; c &lt;= </text:span><text:span text:style-name="T241">pow( 1</text:span><text:span text:style-name="T240">00</text:span><text:span text:style-name="T241">0</text:span><text:span text:style-name="T240">/(a*b), </text:span><text:span text:style-name="T241">1.0/2)</text:span><text:span text:style-name="T240">; c++ )</text:span></text:p>
      <text:p text:style-name="P103"><text:span text:style-name="T240"><text:s text:c="12"/>for( d = </text:span><text:span text:style-name="T241">c</text:span><text:span text:style-name="T240">; d &lt;= 1000/(a*b*c); d++ )</text:span></text:p>
      <text:p text:style-name="P103"><text:span text:style-name="T240"><text:s text:c="16"/>total += </text:span><text:span text:style-name="T241">permutations(a,b,c,d)</text:span><text:span text:style-name="T240">;</text:span></text:p>
      <text:p text:style-name="P96"/>
      <text:p text:style-name="P108"><text:span text:style-name="T177"><text:tab/></text:span><text:span text:style-name="T208">Hopefully you </text:span><text:span text:style-name="T226">can </text:span><text:span text:style-name="T208">see how </text:span><text:span text:style-name="T226">we'</text:span><text:span text:style-name="T208">d generalize this approach to more or fewer variables. <text:s/>But we have one outstanding question: how to do </text:span><text:span text:style-name="T227">we </text:span><text:span text:style-name="T208">count those permutations?</text:span></text:p>
      <text:p text:style-name="P97"/>
      <text:p text:style-name="P109"><text:span text:style-name="T208"><text:tab/></text:span><text:span text:style-name="T189">To do that, we'll</text:span><text:span text:style-name="T55"> need the </text:span><text:span text:style-name="T71">idea of the </text:span><text:span text:style-name="T55">binomial coefficient, </text:span><text:span text:style-name="T57">which is used to express permutations</text:span><text:span text:style-name="T55">. <text:s/></text:span><text:span text:style-name="T74">(</text:span><text:span text:style-name="T73">You can find it here: </text:span><text:a xlink:type="simple" xlink:href="http://mathworld.wolfram.com/BinomialCoefficient.html"><text:span text:style-name="T104">http://mathworld.wolfram.com/BinomialCoefficient.html</text:span></text:a><text:span text:style-name="T107">) </text:span><text:span text:style-name="T55">It</text:span><text:span text:style-name="T71">s</text:span><text:span text:style-name="T55"> </text:span><text:span text:style-name="T71">notation looks </text:span><text:span text:style-name="T55">like this: <text:s/></text:span><text:span text:style-name="T55"><draw:frame draw:style-name="fr1" draw:name="Object36" text:anchor-type="as-char" svg:y="-0.2244in" svg:width="0.2626in" svg:height="0.3138in" draw:z-index="181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43"> <text:s/></text:span><text:span text:style-name="T71">One simple way to evaluate it is </text:span><text:span text:style-name="T43"><draw:frame draw:style-name="fr1" draw:name="Object202" text:anchor-type="as-char" svg:y="-0.2244in" svg:width="0.2626in" svg:height="0.3138in" draw:z-index="182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177"><draw:frame draw:style-name="fr1" draw:name="Object203" text:anchor-type="as-char" svg:y="-0.2598in" svg:width="0.8874in" svg:height="0.4in" draw:z-index="183"><draw:object xlink:href="./Object 203" xlink:type="simple" xlink:show="embed" xlink:actuate="onLoad"/><draw:image xlink:href="./ObjectReplacements/Object 203" xlink:type="simple" xlink:show="embed" xlink:actuate="onLoad"/><svg:desc>formula</svg:desc></draw:frame></text:span><text:span text:style-name="T177">, </text:span><text:span text:style-name="T209">where </text:span><text:span text:style-name="T238">k!</text:span><text:span text:style-name="T209"> is the factorial function (as an example, </text:span><text:span text:style-name="T177"><draw:frame draw:style-name="fr1" draw:name="Object204" text:anchor-type="as-char" svg:y="-0.1516in" svg:width="1.2311in" svg:height="0.1846in" draw:z-index="184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209">). <text:s/></text:span><text:span text:style-name="T210">And for technical reasons, </text:span><text:span text:style-name="T177"><draw:frame draw:style-name="fr1" draw:name="Object205" text:anchor-type="as-char" svg:y="-0.1516in" svg:width="0.389in" svg:height="0.1846in" draw:z-index="185"><draw:object xlink:href="./Object 205" xlink:type="simple" xlink:show="embed" xlink:actuate="onLoad"/><draw:image xlink:href="./ObjectReplacements/Object 205" xlink:type="simple" xlink:show="embed" xlink:actuate="onLoad"/><svg:desc>formula</svg:desc></draw:frame></text:span><text:span text:style-name="T209">. <text:s/></text:span><text:span text:style-name="T210">It's beyond our scope to explain why the binomial coefficient </text:span><text:span text:style-name="T211">works the way it does </text:span><text:span text:style-name="T210">for permutations </text:span><text:span text:style-name="T216">in general.</text:span></text:p>
      <text:p text:style-name="P110"><text:span text:style-name="T210"><text:tab/>But </text:span><text:span text:style-name="T211">here is how we'll use it. <text:s/></text:span><text:span text:style-name="T217">S</text:span><text:span text:style-name="T212">uppose we have a set like </text:span><text:span text:style-name="T180"><draw:frame draw:style-name="fr1" draw:name="Object206" text:anchor-type="as-char" svg:y="-0.1516in" svg:width="0.5126in" svg:height="0.1846in" draw:z-index="186"><draw:object xlink:href="./Object 206" xlink:type="simple" xlink:show="embed" xlink:actuate="onLoad"/><draw:image xlink:href="./ObjectReplacements/Object 206" xlink:type="simple" xlink:show="embed" xlink:actuate="onLoad"/><svg:desc>formula</svg:desc></draw:frame></text:span><text:span text:style-name="T180">, </text:span><text:span text:style-name="T212">which is</text:span><text:span text:style-name="T180"> </text:span><text:span text:style-name="T180"><draw:frame draw:style-name="fr1" draw:name="Object207" text:anchor-type="as-char" svg:y="-0.1681in" svg:width="0.3374in" svg:height="0.2083in" draw:z-index="187"><draw:object xlink:href="./Object 207" xlink:type="simple" xlink:show="embed" xlink:actuate="onLoad"/><draw:image xlink:href="./ObjectReplacements/Object 207" xlink:type="simple" xlink:show="embed" xlink:actuate="onLoad"/><svg:desc>formula</svg:desc></draw:frame></text:span><text:span text:style-name="T180">. <text:s/></text:span><text:span text:style-name="T212">The number of ways we can arrange that </text:span><text:span text:style-name="T235">turns out to be</text:span><text:span text:style-name="T212"> </text:span><text:span text:style-name="T212"><draw:frame draw:style-name="fr1" draw:name="Object208" text:anchor-type="as-char" svg:y="-0.2244in" svg:width="0.6571in" svg:height="0.3154in" draw:z-index="188"><draw:object xlink:href="./Object 208" xlink:type="simple" xlink:show="embed" xlink:actuate="onLoad"/><draw:image xlink:href="./ObjectReplacements/Object 208" xlink:type="simple" xlink:show="embed" xlink:actuate="onLoad"/><svg:desc>formula</svg:desc></draw:frame></text:span><text:span text:style-name="T212">. <text:s/>Another example: let's suppose we want to know how many arrangements of </text:span><text:span text:style-name="T180"><draw:frame draw:style-name="fr1" draw:name="Object209" text:anchor-type="as-char" svg:y="-0.1516in" svg:width="0.5126in" svg:height="0.1846in" draw:z-index="189"><draw:object xlink:href="./Object 209" xlink:type="simple" xlink:show="embed" xlink:actuate="onLoad"/><draw:image xlink:href="./ObjectReplacements/Object 209" xlink:type="simple" xlink:show="embed" xlink:actuate="onLoad"/><svg:desc>formula</svg:desc></draw:frame></text:span><text:span text:style-name="T180">, </text:span><text:span text:style-name="T215">which is </text:span><text:span text:style-name="T180"><draw:frame draw:style-name="fr1" draw:name="Object211" text:anchor-type="as-char" svg:y="-0.1681in" svg:width="0.3429in" svg:height="0.2083in" draw:z-index="190"><draw:object xlink:href="./Object 211" xlink:type="simple" xlink:show="embed" xlink:actuate="onLoad"/><draw:image xlink:href="./ObjectReplacements/Object 211" xlink:type="simple" xlink:show="embed" xlink:actuate="onLoad"/><svg:desc>formula</svg:desc></draw:frame></text:span><text:span text:style-name="T180">, </text:span><text:span text:style-name="T212">we can make. <text:s/></text:span><text:span text:style-name="T213">The number of ways is </text:span><text:span text:style-name="T212"><draw:frame draw:style-name="fr1" draw:name="Object210" text:anchor-type="as-char" svg:y="-0.2244in" svg:width="0.6571in" svg:height="0.3154in" draw:z-index="191"><draw:object xlink:href="./Object 210" xlink:type="simple" xlink:show="embed" xlink:actuate="onLoad"/><draw:image xlink:href="./ObjectReplacements/Object 210" xlink:type="simple" xlink:show="embed" xlink:actuate="onLoad"/><svg:desc>formula</svg:desc></draw:frame></text:span><text:span text:style-name="T214">. <text:s/></text:span><text:span text:style-name="T216">H</text:span><text:span text:style-name="T212">ow many arrangements of </text:span><text:span text:style-name="T180"><draw:frame draw:style-name="fr1" draw:name="Object212" text:anchor-type="as-char" svg:y="-0.1516in" svg:width="0.511in" svg:height="0.1846in" draw:z-index="192"><draw:object xlink:href="./Object 212" xlink:type="simple" xlink:show="embed" xlink:actuate="onLoad"/><draw:image xlink:href="./ObjectReplacements/Object 212" xlink:type="simple" xlink:show="embed" xlink:actuate="onLoad"/><svg:desc>formula</svg:desc></draw:frame></text:span><text:span text:style-name="T180">, </text:span><text:span text:style-name="T215">which is </text:span><text:span text:style-name="T180"><draw:frame draw:style-name="fr1" draw:name="Object213" text:anchor-type="as-char" svg:y="-0.1681in" svg:width="0.7366in" svg:height="0.2083in" draw:z-index="193"><draw:object xlink:href="./Object 213" xlink:type="simple" xlink:show="embed" xlink:actuate="onLoad"/><draw:image xlink:href="./ObjectReplacements/Object 213" xlink:type="simple" xlink:show="embed" xlink:actuate="onLoad"/><svg:desc>formula</svg:desc></draw:frame></text:span><text:span text:style-name="T180">, </text:span><text:span text:style-name="T212">can </text:span><text:span text:style-name="T216">we </text:span><text:span text:style-name="T212">make? <text:s/></text:span><text:span text:style-name="T213">The number of ways is </text:span><text:span text:style-name="T212"><draw:frame draw:style-name="fr1" draw:name="Object214" text:anchor-type="as-char" svg:y="-0.2244in" svg:width="1.1484in" svg:height="0.3154in" draw:z-index="194"><draw:object xlink:href="./Object 214" xlink:type="simple" xlink:show="embed" xlink:actuate="onLoad"/><draw:image xlink:href="./ObjectReplacements/Object 214" xlink:type="simple" xlink:show="embed" xlink:actuate="onLoad"/><svg:desc>formula</svg:desc></draw:frame></text:span><text:span text:style-name="T214">.</text:span></text:p>
      <text:p text:style-name="P111"><text:soft-page-break/><text:span text:style-name="T214"><text:tab/></text:span><text:span text:style-name="T218">So what's the pattern here? <text:s/>Well, notice that the bottoms of the binomials match exactly the powers of our variables. <text:s/>So that's simple enough. <text:s/>Also notice that the top of the leftmost binomial is the sum of all the powers of our variables (4 in our </text:span><text:span text:style-name="T219">examples</text:span><text:span text:style-name="T218">). <text:s/>Finally, </text:span><text:span text:style-name="T220">if we take </text:span><text:span text:style-name="T221">any </text:span><text:span text:style-name="T218">binomial </text:span><text:span text:style-name="T220">and </text:span><text:span text:style-name="T218">subtract the bottom from the top, </text:span><text:span text:style-name="T223">the result is </text:span><text:span text:style-name="T218">the top of the binomial directly to its right. <text:s/></text:span><text:span text:style-name="T222">So that's how, given </text:span><text:span text:style-name="T224">a set of numbers </text:span><text:span text:style-name="T228">of any size</text:span><text:span text:style-name="T218">, </text:span><text:span text:style-name="T222">we </text:span><text:span text:style-name="T224">can </text:span><text:span text:style-name="T222">calculate </text:span><text:span text:style-name="T224">the number of </text:span><text:span text:style-name="T222">permutations </text:span><text:span text:style-name="T224">of that set </text:span><text:span text:style-name="T225">we're going to add.</text:span></text:p>
      <text:p text:style-name="P98"/>
      <text:p text:style-name="P111"><text:span text:style-name="T225"><text:tab/></text:span><text:span text:style-name="T229">You might be able to imagine what it would look like to take our nested loops above and add in a permutation calculating function </text:span><text:span text:style-name="T231">base</text:span><text:span text:style-name="T232">d</text:span><text:span text:style-name="T231"> on this description</text:span><text:span text:style-name="T229">. <text:s/></text:span><text:span text:style-name="T230">Fortunately for us, as with some much else, I'm going to point to an extremely concise way of calculating it recursively </text:span><text:span text:style-name="T233">for any number of variables</text:span><text:span text:style-name="T230">. <text:s/>It looks like this:</text:span></text:p>
      <text:p text:style-name="P123"><text:s text:c="3"/><draw:frame draw:style-name="fr1" draw:name="Object14" text:anchor-type="as-char" svg:y="-0.0335in" svg:width="0.9256in" svg:height="0.2445in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 <text:s text:c="9"/><draw:frame draw:style-name="fr1" draw:name="Object215" text:anchor-type="as-char" svg:y="-0.0335in" svg:width="1.561in" svg:height="0.2445in" draw:z-index="212"><draw:object xlink:href="./Object 215" xlink:type="simple" xlink:show="embed" xlink:actuate="onLoad"/><draw:image xlink:href="./ObjectReplacements/Object 215" xlink:type="simple" xlink:show="embed" xlink:actuate="onLoad"/><svg:desc>formula</svg:desc></draw:frame> <text:s text:c="11"/><text:span text:style-name="T123"><draw:frame draw:style-name="fr1" draw:name="Object22" text:anchor-type="as-char" svg:y="-0.1783in" svg:width="2.289in" svg:height="0.5429in" draw:z-index="19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3"> </text:span><text:span text:style-name="T123"><draw:frame draw:style-name="fr1" draw:name="Object15" text:anchor-type="as-char" svg:y="-0.5256in" svg:width="2.752in" svg:height="0.6283in" draw:z-index="196"><draw:object xlink:href="./Object 16" xlink:type="simple" xlink:show="embed" xlink:actuate="onLoad"/><draw:image xlink:href="./ObjectReplacements/Object 16" xlink:type="simple" xlink:show="embed" xlink:actuate="onLoad"/></draw:frame></text:span><text:span text:style-name="T123"> <text:s text:c="17"/></text:span><text:span text:style-name="T123"><draw:frame draw:style-name="fr1" draw:name="Object5" text:anchor-type="as-char" svg:y="-0.4366in" svg:width="1.9374in" svg:height="0.5429in" draw:z-index="197"><draw:object xlink:href="./Object 6" xlink:type="simple" xlink:show="embed" xlink:actuate="onLoad"/><draw:image xlink:href="./ObjectReplacements/Object 6" xlink:type="simple" xlink:show="embed" xlink:actuate="onLoad"/></draw:frame></text:span><text:span text:style-name="T123"> <text:s text:c="5"/></text:span></text:p>
      <text:p text:style-name="P1"/>
      <text:p text:style-name="P8"><text:span text:style-name="T2"><text:tab/></text:span><text:span text:style-name="T18">Written out like this, i</text:span><text:span text:style-name="T2">t's actually only a bit more complicated than our first approach, but it's much, much faster. <text:s/>In fact, at least from my tests, this way of counting primes runs a bit better than </text:span><text:span text:style-name="T2"><draw:frame draw:style-name="fr1" draw:name="Object41" text:anchor-type="as-char" svg:y="-0.1516in" svg:width="0.3563in" svg:height="0.1909in" draw:z-index="1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"> time while using almost no memory! <text:s/>Keep in mind that the Sieve of Eratosthenes runs in the ballpark of </text:span><text:span text:style-name="T2"><draw:frame draw:style-name="fr1" draw:name="Object70" text:anchor-type="as-char" svg:y="-0.1516in" svg:width="0.3563in" svg:height="0.1909in" draw:z-index="198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"> time </text:span><text:span text:style-name="T23">and </text:span><text:span text:style-name="T2"><draw:frame draw:style-name="fr1" draw:name="Object71" text:anchor-type="as-char" svg:y="-0.1516in" svg:width="0.3563in" svg:height="0.1909in" draw:z-index="19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"> memory (although that can be brought down to </text:span><text:span text:style-name="T2"><draw:frame draw:style-name="fr1" draw:name="Object72" text:anchor-type="as-char" svg:y="-0.2063in" svg:width="0.4035in" svg:height="0.248in" draw:z-index="200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"> memory if a segmented sieve is used, at the expense of more implementation complexity).</text:span></text:p>
      <text:p text:style-name="P45"><text:tab/>In Mathematica this is</text:p>
      <text:p text:style-name="P1"/>
      <text:p text:style-name="P43"><text:tab/><text:tab/>DV3[0,a_,n_]:=1</text:p>
      <text:p text:style-name="P122"><text:tab/><text:tab/>DV3[<text:span text:style-name="T309">1</text:span>,a_,n_]:=<text:span text:style-name="T309">Floor[n]-a+1</text:span></text:p>
      <text:p text:style-name="P112"><text:tab/><text:tab/>DV3[k_,a_,n_]:=Sum[Binomial[k,j] DV3[k-j,m<text:span text:style-name="T139">+1</text:span>,n/m^j],{m,a,n^(1/k)},{j,1,k}]</text:p>
      <text:p text:style-name="P112"><text:tab/><text:tab/>PV3[n_] := Sum[ (-1)^(k+1) /k <text:s/>DV3[k,<text:span text:style-name="T139">2</text:span>,n], {k,1, Log[2,n] } ]</text:p>
      <text:p text:style-name="P114"><text:tab/><text:tab/>NumberOfPrimesV3[n_]:=Sum[ MoebiusMu[j]/j PV3[n^(1/j)],{j,1,Log[2,n]}]</text:p>
      <text:p text:style-name="P1"/>
      <text:p text:style-name="P45"><text:tab/>And in C, which is a minefield of bad standard libraries and sharp edges about precision, <text:span text:style-name="T307">we have, restating the approach from the beginning of the document, this:</text:span></text:p>
      <text:p text:style-name="P1"/>
      <text:p text:style-name="P66"><text:span text:style-name="T29">#include</text:span><text:span text:style-name="T38"> </text:span><text:span text:style-name="T41">"math.h"</text:span></text:p>
      <text:p text:style-name="P66"><text:span text:style-name="T29">typedef</text:span><text:span text:style-name="T38"> </text:span><text:span text:style-name="T29">long</text:span><text:span text:style-name="T38"> </text:span><text:span text:style-name="T29">long</text:span><text:span text:style-name="T38"> BigInt;</text:span></text:p>
      <text:p text:style-name="P83"><text:span text:style-name="T37">BigInt mu[] = { 0, 1, -1, -1, 0, -1, 1, -1, 0, 0, 1, -1, 0, -1, 1, 1, 0, -1, 0, </text:span><text:span text:style-name="T39">-1, 0, 1, 1, -1, 0, 0, 1, 0, 0, -1, -1, -1, 0, 1,</text:span><text:span text:style-name="T38"> 1, 1, 0, -1, 1, 1, 0, -1, -1, -1, 0, 0, 1, -1, 0, 0, 0, 1, 0, -1, 0, 1, 0, 1, 1, -1, 0, -1, 1, 0, 0, 1, -1 };</text:span></text:p>
      <text:p text:style-name="P71">BigInt inversepow( BigInt n, <text:span text:style-name="T26">int</text:span> k) { </text:p>
      <text:p text:style-name="P85"><text:span text:style-name="T31"><text:s text:c="4"/></text:span><text:span text:style-name="T27">return</text:span><text:span text:style-name="T31"> BigInt( pow(n, 1.0 / k) + .00000001 );</text:span></text:p>
      <text:p text:style-name="P69">}</text:p>
      <text:p text:style-name="P85"><text:span text:style-name="T31">BigInt binomial( </text:span><text:span text:style-name="T27">double</text:span><text:span text:style-name="T31"> n, </text:span><text:span text:style-name="T27">int</text:span><text:span text:style-name="T31"> k ){</text:span></text:p>
      <text:p text:style-name="P85"><text:span text:style-name="T31"><text:s text:c="4"/></text:span><text:span text:style-name="T27">double</text:span><text:span text:style-name="T31"> t = 1;</text:span></text:p>
      <text:p text:style-name="P85"><text:span text:style-name="T31"><text:s text:c="4"/></text:span><text:span text:style-name="T27">for</text:span><text:span text:style-name="T31">( </text:span><text:span text:style-name="T27">int</text:span><text:span text:style-name="T31"> i = 1; i &lt;= k; i++ )t *= ( n - ( k - i ) ) / i;</text:span></text:p>
      <text:p text:style-name="P85"><text:span text:style-name="T31"><text:s text:c="4"/></text:span><text:span text:style-name="T27">return</text:span><text:span text:style-name="T31"> BigInt( t + .001 );</text:span></text:p>
      <text:p text:style-name="P69">}</text:p>
      <text:p text:style-name="P85"><text:span text:style-name="T27">double</text:span><text:span text:style-name="T31"> DV3( BigInt n, </text:span><text:span text:style-name="T27">int</text:span><text:span text:style-name="T31"> k, BigInt a ){ </text:span></text:p>
      <text:p text:style-name="P85"><text:span text:style-name="T31"><text:s text:c="4"/></text:span><text:span text:style-name="T27">if</text:span><text:span text:style-name="T31">( k == 0 )</text:span><text:span text:style-name="T27">return</text:span><text:span text:style-name="T31"> 1; </text:span></text:p>
      <text:p text:style-name="P85"><text:span text:style-name="T31"><text:s text:c="4"/></text:span><text:span text:style-name="T27">if</text:span><text:span text:style-name="T31">( k == 1 )</text:span><text:span text:style-name="T27">return</text:span><text:span text:style-name="T31"> n </text:span><text:span text:style-name="T34">-</text:span><text:span text:style-name="T31"> a</text:span><text:span text:style-name="T32"> </text:span><text:span text:style-name="T34">+</text:span><text:span text:style-name="T32"> 1</text:span><text:span text:style-name="T31">;</text:span></text:p>
      <text:p text:style-name="P85"><text:span text:style-name="T31"><text:s text:c="4"/></text:span><text:span text:style-name="T27">double</text:span><text:span text:style-name="T31"> t = 0;</text:span></text:p>
      <text:p text:style-name="P69"><text:s text:c="4"/>BigInt limit = inversepow(n,k);</text:p>
      <text:p text:style-name="P85"><text:span text:style-name="T31"><text:s text:c="4"/></text:span><text:span text:style-name="T27">for</text:span><text:span text:style-name="T31">( </text:span><text:span text:style-name="T27">int</text:span><text:span text:style-name="T31"> j = 1; j &lt;= k; j++ ){ </text:span></text:p>
      <text:p text:style-name="P69"><text:s text:c="8"/>BigInt mul = binomial(k,j);</text:p>
      <text:p text:style-name="P85"><text:span text:style-name="T31"><text:s text:c="8"/></text:span><text:span text:style-name="T27">for</text:span><text:span text:style-name="T31">( BigInt m = a; m &lt;= limit; m++ )t += DV3( n / pow( (</text:span><text:span text:style-name="T27">double</text:span><text:span text:style-name="T31">)m, (</text:span><text:span text:style-name="T27">double</text:span><text:span text:style-name="T31">)j ), k-j, m</text:span><text:span text:style-name="T33">+1</text:span><text:span text:style-name="T31"> )*mul;</text:span></text:p>
      <text:p text:style-name="P69"><text:s text:c="4"/>}</text:p>
      <text:p text:style-name="P85"><text:span text:style-name="T31"><text:s text:c="4"/></text:span><text:span text:style-name="T27">return</text:span><text:span text:style-name="T31"> t;</text:span></text:p>
      <text:p text:style-name="P69"><text:soft-page-break/>}</text:p>
      <text:p text:style-name="P69">BigInt NumberOfPrimesV3(BigInt n){ </text:p>
      <text:p text:style-name="P85"><text:span text:style-name="T31"><text:s text:c="4"/></text:span><text:span text:style-name="T27">double</text:span><text:span text:style-name="T31"> t = 0.0; </text:span></text:p>
      <text:p text:style-name="P85"><text:span text:style-name="T31"><text:s text:c="4"/></text:span><text:span text:style-name="T27">for</text:span><text:span text:style-name="T31"> (</text:span><text:span text:style-name="T27">int</text:span><text:span text:style-name="T31"> j = 1; j &lt; log((</text:span><text:span text:style-name="T27">double</text:span><text:span text:style-name="T31">)n) / log(2.0); j++)</text:span></text:p>
      <text:p text:style-name="P85"><text:span text:style-name="T31"><text:s text:c="8"/></text:span><text:span text:style-name="T27">for</text:span><text:span text:style-name="T31"> (</text:span><text:span text:style-name="T27">int</text:span><text:span text:style-name="T31"> k = 1; k &lt; log( pow( n, 1.0 / j ) ) / log(2.0); k++)</text:span></text:p>
      <text:p text:style-name="P85"><text:span text:style-name="T31"><text:s text:c="12"/>t += pow( -1.0, (</text:span><text:span text:style-name="T27">double</text:span><text:span text:style-name="T31">)k + 1 ) * DV3(inversepow( n, j ), k, </text:span><text:span text:style-name="T32">2</text:span><text:span text:style-name="T31"> ) / k / j * mu[j];</text:span></text:p>
      <text:p text:style-name="P85"><text:span text:style-name="T31"><text:s text:c="4"/></text:span><text:span text:style-name="T27">return</text:span><text:span text:style-name="T31"> t + .001;</text:span></text:p>
      <text:p text:style-name="P69">}</text:p>
      <text:p text:style-name="P37">2b. The Elegant Way with a Wheel</text:p>
      <text:p text:style-name="P45"><text:tab/>The second section contains the following line as its core:</text:p>
      <text:p text:style-name="P58"><draw:frame draw:style-name="fr1" draw:name="Object46" text:anchor-type="as-char" svg:y="-0.4673in" svg:width="2.7693in" svg:height="0.6283in" draw:z-index="201"><draw:object xlink:href="./Object 46" xlink:type="simple" xlink:show="embed" xlink:actuate="onLoad"/><draw:image xlink:href="./ObjectReplacements/Object 46" xlink:type="simple" xlink:show="embed" xlink:actuate="onLoad"/></draw:frame></text:p>
      <text:p text:style-name="P58"/>
      <text:p text:style-name="P47"><text:tab/>We can speed that up immensely if we add an extra constraint. <text:s/>Here's the constraint – if <text:span text:style-name="T104">m</text:span> is divisible by certain small primes (I use 2,3,5,7,11,13,17, and 19), we just skip it and move on to the next entry. <text:s/>With that, we'll find the equations above run much faster. <text:s/>We have to add <text:span text:style-name="T150">back </text:span>in the count of primes we exclude to <text:span text:style-name="T151">our final answer</text:span>, however. <text:s/>This is <text:span text:style-name="T151">essentially </text:span>applying a wheel to our code.</text:p>
      <text:p text:style-name="P45"><text:tab/>Implementing a wheel is more elaborate than I want to describe <text:span text:style-name="T143">or show </text:span>here. <text:s/>I do use this technique, though, yielding empirically a <draw:frame draw:style-name="fr1" draw:name="Object80" text:anchor-type="as-char" svg:y="-0.2228in" svg:width="0.4047in" svg:height="0.2484in" draw:z-index="202"><draw:object xlink:href="./Object 80" xlink:type="simple" xlink:show="embed" xlink:actuate="onLoad"/><draw:image xlink:href="./ObjectReplacements/Object 80" xlink:type="simple" xlink:show="embed" xlink:actuate="onLoad"/><svg:desc>formula</svg:desc></draw:frame> run time function with no memory use, in the function countprimes4 in this reference: <text:a xlink:type="simple" xlink:href="http://www.icecreambreakfast.com/primecount/primescode.html">http://www.icecreambreakfast.com/primecount/primescode.html</text:a> .</text:p>
      <text:p text:style-name="P68"/>
      <text:p text:style-name="P37">3. Counting Primes: The Fast-but-Painful Way</text:p>
      <text:p text:style-name="P46"><text:tab/>What follows is more of a sketch, because it's too complicated for this document. <text:s/>But the method here is the fastest I know based on the approach of the <draw:frame draw:style-name="fr1" draw:name="Object79" text:anchor-type="as-char" svg:y="-0.1516in" svg:width="1.0063in" svg:height="0.2098in" draw:z-index="203"><draw:object xlink:href="./Object 79" xlink:type="simple" xlink:show="embed" xlink:actuate="onLoad"/><draw:image xlink:href="./ObjectReplacements/Object 79" xlink:type="simple" xlink:show="embed" xlink:actuate="onLoad"/><svg:desc>formula</svg:desc></draw:frame> connection we're exploring here. <text:s/>This section is more confusing than the rest of the document; don't feel <text:span text:style-name="T143">like you've given up </text:span>if you <text:span text:style-name="T143">chose to </text:span>jump ahead to the conclusion. <text:s/><text:span text:style-name="T144">The goal here to count primes in roughly </text:span><text:span text:style-name="T144"><draw:frame draw:style-name="fr1" draw:name="Object87" text:anchor-type="as-char" svg:y="-0.2063in" svg:width="0.4035in" svg:height="0.248in" draw:z-index="204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44"> time and </text:span><text:span text:style-name="T144"><draw:frame draw:style-name="fr1" draw:name="Object88" text:anchor-type="as-char" svg:y="-0.2063in" svg:width="0.4016in" svg:height="0.248in" draw:z-index="205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44"> space.</text:span></text:p>
      <text:p text:style-name="P45"><text:tab/>First, here's a quick helper function, <draw:frame draw:style-name="fr1" draw:name="Object49" text:anchor-type="as-char" svg:y="-0.1516in" svg:width="2.0437in" svg:height="0.2098in" draw:z-index="206"><draw:object xlink:href="./Object 49" xlink:type="simple" xlink:show="embed" xlink:actuate="onLoad"/><draw:image xlink:href="./ObjectReplacements/Object 49" xlink:type="simple" xlink:show="embed" xlink:actuate="onLoad"/></draw:frame>. <text:s/>With that, here are our new identities:</text:p>
      <text:p text:style-name="P74"><draw:frame draw:style-name="fr1" draw:name="Object47" text:anchor-type="as-char" svg:y="-1.0146in" svg:width="6.4417in" svg:height="2in" draw:z-index="2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76"/>
      <text:p text:style-name="P76"><draw:frame draw:style-name="fr1" draw:name="Object48" text:anchor-type="as-char" svg:y="-0.4283in" svg:width="1.9374in" svg:height="0.5429in" draw:z-index="22"><draw:object xlink:href="./Object 48" xlink:type="simple" xlink:show="embed" xlink:actuate="onLoad"/><draw:image xlink:href="./ObjectReplacements/Object 48" xlink:type="simple" xlink:show="embed" xlink:actuate="onLoad"/><svg:desc>formula</svg:desc></draw:frame> <text:s text:c="117"/></text:p>
      <text:p text:style-name="P75"/>
      <text:p text:style-name="P45"><text:tab/>What a mess, right? <text:s/>Welcome to the magic of optimization – it's like a gutted fish.</text:p>
      <text:p text:style-name="P45"><text:tab/>Here's why this equation exists: imagine I gave you a table with all the values for <draw:frame draw:style-name="fr1" draw:name="Object51" text:anchor-type="as-char" svg:y="-0.1516in" svg:width="0.5283in" svg:height="0.2098in" draw:z-index="24"><draw:object xlink:href="./Object 51" xlink:type="simple" xlink:show="embed" xlink:actuate="onLoad"/><draw:image xlink:href="./ObjectReplacements/Object 51" xlink:type="simple" xlink:show="embed" xlink:actuate="onLoad"/><svg:desc>formula</svg:desc></draw:frame>precomputed up to <draw:frame draw:style-name="fr1" draw:name="Object52" text:anchor-type="as-char" svg:y="-0.2083in" svg:width="0.139in" svg:height="0.2417in" draw:z-index="25"><draw:object xlink:href="./Object 52" xlink:type="simple" xlink:show="embed" xlink:actuate="onLoad"/><draw:image xlink:href="./ObjectReplacements/Object 52" xlink:type="simple" xlink:show="embed" xlink:actuate="onLoad"/><svg:desc>formula</svg:desc></draw:frame> and <draw:frame draw:style-name="fr1" draw:name="Object53" text:anchor-type="as-char" svg:y="-0.1516in" svg:width="0.498in" svg:height="0.2098in" draw:z-index="26"><draw:object xlink:href="./Object 53" xlink:type="simple" xlink:show="embed" xlink:actuate="onLoad"/><draw:image xlink:href="./ObjectReplacements/Object 53" xlink:type="simple" xlink:show="embed" xlink:actuate="onLoad"/><svg:desc>formula</svg:desc></draw:frame> precomputed up to <draw:frame draw:style-name="fr1" draw:name="Object54" text:anchor-type="as-char" svg:y="-0.2083in" svg:width="0.1366in" svg:height="0.2417in" draw:z-index="27"><draw:object xlink:href="./Object 54" xlink:type="simple" xlink:show="embed" xlink:actuate="onLoad"/><draw:image xlink:href="./ObjectReplacements/Object 54" xlink:type="simple" xlink:show="embed" xlink:actuate="onLoad"/><svg:desc>formula</svg:desc></draw:frame>. <text:s/>Looking up those values happens instantly. <text:s/>Now, it is the case that <draw:frame draw:style-name="fr1" draw:name="Object64" text:anchor-type="as-char" svg:y="-0.1429in" svg:width="0.9398in" svg:height="0.2098in" draw:z-index="207"><draw:object xlink:href="./Object 50" xlink:type="simple" xlink:show="embed" xlink:actuate="onLoad"/><draw:image xlink:href="./ObjectReplacements/Object 50" xlink:type="simple" xlink:show="embed" xlink:actuate="onLoad"/></draw:frame> and <draw:frame draw:style-name="fr1" draw:name="Object65" text:anchor-type="as-char" svg:y="-0.1429in" svg:width="0.6791in" svg:height="0.2098in" draw:z-index="208"><draw:object xlink:href="./Object 65" xlink:type="simple" xlink:show="embed" xlink:actuate="onLoad"/><draw:image xlink:href="./ObjectReplacements/Object 65" xlink:type="simple" xlink:show="embed" xlink:actuate="onLoad"/><svg:desc>formula</svg:desc></draw:frame> and thus are instantly computable for any <text:span text:style-name="T104">n </text:span>too<text:span text:style-name="T104">. <text:s/></text:span><text:soft-page-break/>Given that, <text:span text:style-name="T302">this identity for </text:span><draw:frame draw:style-name="fr1" draw:name="Object55" text:anchor-type="as-char" svg:y="-0.1516in" svg:width="0.3646in" svg:height="0.1909in" draw:z-index="28"><draw:object xlink:href="./Object 55" xlink:type="simple" xlink:show="embed" xlink:actuate="onLoad"/><draw:image xlink:href="./ObjectReplacements/Object 55" xlink:type="simple" xlink:show="embed" xlink:actuate="onLoad"/><svg:desc>formula</svg:desc></draw:frame> has two useful properties.</text:p>
      <text:p text:style-name="P45"><text:tab/>First, it only uses values of <draw:frame draw:style-name="fr1" draw:name="Object56" text:anchor-type="as-char" svg:y="-0.1516in" svg:width="0.5283in" svg:height="0.2098in" draw:z-index="29"><draw:object xlink:href="./Object 56" xlink:type="simple" xlink:show="embed" xlink:actuate="onLoad"/><draw:image xlink:href="./ObjectReplacements/Object 56" xlink:type="simple" xlink:show="embed" xlink:actuate="onLoad"/></draw:frame> and <draw:frame draw:style-name="fr1" draw:name="Object57" text:anchor-type="as-char" svg:y="-0.1516in" svg:width="0.498in" svg:height="0.2098in" draw:z-index="30"><draw:object xlink:href="./Object 57" xlink:type="simple" xlink:show="embed" xlink:actuate="onLoad"/><draw:image xlink:href="./ObjectReplacements/Object 57" xlink:type="simple" xlink:show="embed" xlink:actuate="onLoad"/></draw:frame> that we can look up instantly.</text:p>
      <text:p text:style-name="P45"><text:tab/>And with that fact, second, the sprawling sums of <draw:frame draw:style-name="fr1" draw:name="Object58" text:anchor-type="as-char" svg:y="-0.1516in" svg:width="0.3646in" svg:height="0.1909in" draw:z-index="31"><draw:object xlink:href="./Object 58" xlink:type="simple" xlink:show="embed" xlink:actuate="onLoad"/><draw:image xlink:href="./ObjectReplacements/Object 58" xlink:type="simple" xlink:show="embed" xlink:actuate="onLoad"/><svg:desc>formula</svg:desc></draw:frame> can be evaluated in slightly worse than<draw:frame draw:style-name="fr1" draw:name="Object59" text:anchor-type="as-char" svg:y="-0.2311in" svg:width="0.4035in" svg:height="0.248in" draw:z-index="32"><draw:object xlink:href="./Object 59" xlink:type="simple" xlink:show="embed" xlink:actuate="onLoad"/><draw:image xlink:href="./ObjectReplacements/Object 59" xlink:type="simple" xlink:show="embed" xlink:actuate="onLoad"/><svg:desc>formula</svg:desc></draw:frame> time.</text:p>
      <text:p text:style-name="P45"><text:tab/>It turns out, we can't actually look up those values instantly, but we can compute them in our desired algorithm time and space bounds. <text:s/>Here is roughly how. <text:s/>We use a segmented Sieve of <text:s/>Eratosthenes and sieve all the numbers from 1 to <draw:frame draw:style-name="fr1" draw:name="Object60" text:anchor-type="as-char" svg:y="-0.2083in" svg:width="0.139in" svg:height="0.2417in" draw:z-index="33"><draw:object xlink:href="./Object 60" xlink:type="simple" xlink:show="embed" xlink:actuate="onLoad"/><draw:image xlink:href="./ObjectReplacements/Object 60" xlink:type="simple" xlink:show="embed" xlink:actuate="onLoad"/><svg:desc>formula</svg:desc></draw:frame> in blocks of roughly size <draw:frame draw:style-name="fr1" draw:name="Object63" text:anchor-type="as-char" svg:y="-0.2083in" svg:width="0.1366in" svg:height="0.2417in" draw:z-index="136"><draw:object xlink:href="./Object 63" xlink:type="simple" xlink:show="embed" xlink:actuate="onLoad"/><draw:image xlink:href="./ObjectReplacements/Object 63" xlink:type="simple" xlink:show="embed" xlink:actuate="onLoad"/><svg:desc>formula</svg:desc></draw:frame>, but we <text:span text:style-name="T145">adjust </text:span>the sieve <text:span text:style-name="T145">so that we </text:span>get each number in <text:span text:style-name="T152">its </text:span>prime factorized form <text:span text:style-name="T153">(specifically, its power signature)</text:span>. <text:s/>It turns out we can calculate <draw:frame draw:style-name="fr1" draw:name="Object50" text:anchor-type="as-char" svg:y="-0.1516in" svg:width="0.498in" svg:height="0.2098in" draw:z-index="209"><draw:object xlink:href="./Object 64" xlink:type="simple" xlink:show="embed" xlink:actuate="onLoad"/><draw:image xlink:href="./ObjectReplacements/Object 64" xlink:type="simple" xlink:show="embed" xlink:actuate="onLoad"/><svg:desc>formula</svg:desc></draw:frame> quickly if we have a number<text:span text:style-name="T154">'s</text:span> <text:span text:style-name="T154">power signature</text:span>, and <draw:frame draw:style-name="fr1" draw:name="Object75" text:anchor-type="as-char" svg:y="-0.1429in" svg:width="0.5283in" svg:height="0.2098in" draw:z-index="210"><draw:object xlink:href="./Object 75" xlink:type="simple" xlink:show="embed" xlink:actuate="onLoad"/><draw:image xlink:href="./ObjectReplacements/Object 75" xlink:type="simple" xlink:show="embed" xlink:actuate="onLoad"/><svg:desc>formula</svg:desc></draw:frame> is just <text:s/><draw:frame draw:style-name="fr1" draw:name="Object76" text:anchor-type="as-char" svg:y="-0.1516in" svg:width="1.3575in" svg:height="0.2098in" draw:z-index="211"><draw:object xlink:href="./Object 76" xlink:type="simple" xlink:show="embed" xlink:actuate="onLoad"/><draw:image xlink:href="./ObjectReplacements/Object 76" xlink:type="simple" xlink:show="embed" xlink:actuate="onLoad"/><svg:desc>formula</svg:desc></draw:frame>, so we keep a running total of those values. <text:s/>We can do all this in slightly more than <draw:frame draw:style-name="fr1" draw:name="Object61" text:anchor-type="as-char" svg:y="-0.2063in" svg:width="0.4035in" svg:height="0.248in" draw:z-index="34"><draw:object xlink:href="./Object 61" xlink:type="simple" xlink:show="embed" xlink:actuate="onLoad"/><draw:image xlink:href="./ObjectReplacements/Object 61" xlink:type="simple" xlink:show="embed" xlink:actuate="onLoad"/><svg:desc>formula</svg:desc></draw:frame> time and <draw:frame draw:style-name="fr1" draw:name="Object62" text:anchor-type="as-char" svg:y="-0.2063in" svg:width="0.4016in" svg:height="0.248in" draw:z-index="35"><draw:object xlink:href="./Object 62" xlink:type="simple" xlink:show="embed" xlink:actuate="onLoad"/><draw:image xlink:href="./ObjectReplacements/Object 62" xlink:type="simple" xlink:show="embed" xlink:actuate="onLoad"/><svg:desc>formula</svg:desc></draw:frame> space. <text:s/>So, to make this algorithm run, we have to interleave the calculation of <draw:frame draw:style-name="fr1" draw:name="Object68" text:anchor-type="as-char" svg:y="-0.1516in" svg:width="0.3646in" svg:height="0.1909in" draw:z-index="38"><draw:object xlink:href="./Object 68" xlink:type="simple" xlink:show="embed" xlink:actuate="onLoad"/><draw:image xlink:href="./ObjectReplacements/Object 68" xlink:type="simple" xlink:show="embed" xlink:actuate="onLoad"/><svg:desc>formula</svg:desc></draw:frame> with a segmented sieving process, which means in practice, we have to order the evaluation of <draw:frame draw:style-name="fr1" draw:name="Object66" text:anchor-type="as-char" svg:y="-0.1516in" svg:width="0.3646in" svg:height="0.1909in" draw:z-index="58"><draw:object xlink:href="./Object 66" xlink:type="simple" xlink:show="embed" xlink:actuate="onLoad"/><draw:image xlink:href="./ObjectReplacements/Object 66" xlink:type="simple" xlink:show="embed" xlink:actuate="onLoad"/><svg:desc>formula</svg:desc></draw:frame> from smallest <draw:frame draw:style-name="fr1" draw:name="Object67" text:anchor-type="as-char" svg:y="-0.1516in" svg:width="0.5283in" svg:height="0.2098in" draw:z-index="59"><draw:object xlink:href="./Object 67" xlink:type="simple" xlink:show="embed" xlink:actuate="onLoad"/><draw:image xlink:href="./ObjectReplacements/Object 67" xlink:type="simple" xlink:show="embed" xlink:actuate="onLoad"/><svg:desc>formula</svg:desc></draw:frame> to largest. <text:s/>It is not a pretty thing, but it can be done.</text:p>
      <text:p text:style-name="P45"><text:tab/>Much as with our previous approach, a wheel can also speed up computation, though not with <text:span text:style-name="T146">such </text:span>extravagant speed gains.</text:p>
      <text:p text:style-name="P45"><text:tab/>I don't have the space or inclination to detail this approach any better here, but if <text:span text:style-name="T147">it </text:span>sounds interesting, I have written <text:span text:style-name="T147">it </text:span>up in better detail <text:span text:style-name="T147">here</text:span>: <text:a xlink:type="simple" xlink:href="http://www.icecreambreakfast.com/primecount/PrimeCounting_NathanMcKenzie.pdf">http://www.icecreambreakfast.com/primecount/PrimeCounting_NathanMcKenzie.pdf</text:a> .</text:p>
      <text:p text:style-name="P45"><text:tab/>A C implementation can be found as the function countprimes5 here: <text:s/><text:a xlink:type="simple" xlink:href="http://www.icecreambreakfast.com/primecount/primescode.html">http://www.icecreambreakfast.com/primecount/primescode.html</text:a> .</text:p>
      <text:p text:style-name="P45"><text:tab/>If you want to see, essentially, this technique work, here is some Mathematica code. <text:s/>It's a bit different in form from the equations above, but it's essentially the same computation. <text:s/>Remember, for the actual implementation of this algorithm, the functions labeled CachedD and Cachedd would be computed in an interleaved fashion through sieving.</text:p>
      <text:p text:style-name="P63"/>
      <text:p text:style-name="P63">CachedD[k_,n_,s_]:=Sum[Binomial[k,j] CachedD[j,n/(m^(k-j)),m+1],{m,s,n^(1/k)},{j,0,k-1}]</text:p>
      <text:p text:style-name="P112">CachedD[1,n_,s_]:=Floor[n]-s+1</text:p>
      <text:p text:style-name="P112">CachedD[0,n_,s_]:=1</text:p>
      <text:p text:style-name="P112">Cachedd[k_,n_]:=CachedD[k,n,2]-CachedD[k,n-1,2]</text:p>
      <text:p text:style-name="P112"/>
      <text:p text:style-name="P112">DV5[k_,n_]:=</text:p>
      <text:p text:style-name="P112"><text:s/>Sum[CachedD[k-1,n/j,2],{j,Floor[n^(1/3)]+1,n^(1/2)}]+</text:p>
      <text:p text:style-name="P112"><text:s text:c="2"/>Sum[(Floor[n/j] - Floor[n/(j+1)])CachedD[k-1,j,2],{j,1,n/Floor[n^(1/2)]-1}]+</text:p>
      <text:p text:style-name="P112"><text:s text:c="2"/>Sum[Cachedd[k-1,j] (Floor[n/j]-1),{j,2,n^(1/3)}]+</text:p>
      <text:p text:style-name="P112"><text:s text:c="2"/>Sum[Cachedd[m,j] CachedD[k-m-1,n/(j s),2],{j,2,n^(1/3)},{s,Floor[Floor[n^(1/3)]/j]+1,Floor[n/j]^(1/2)},{m,1,k-2}]+</text:p>
      <text:p text:style-name="P112"><text:s text:c="2"/>Sum[(Floor[n/(j s)] - Floor[n/(j(s+1))])(Sum[Cachedd[m,j]CachedD[k-m-1,s,2],{m,1,k-2}]),{j,2,n^(1/3)},{s,1,Floor[n/j]/Floor[Floor[n/j]^(1/2)]-1}]</text:p>
      <text:p text:style-name="P112">DV5[1,n_]:=Floor[n]-1</text:p>
      <text:p text:style-name="P112">PV5[n_]:=Sum[(-1)^(k+1)/k DV5[k,n],{k,1,Log[2,n]}]</text:p>
      <text:p text:style-name="P112">NumberOfPrimesV5[n_]:=Sum[MoebiusMu[j]/j PV5[n^(1/j)],{j,1,Log[2,n]}]</text:p>
      <text:p text:style-name="P112"/>
      <text:p text:style-name="P55">Conclusion</text:p>
      <text:p text:style-name="P52"><text:tab/>So there you go; a handful of curious ways to count primes, some simple, some fast... <text:s/>and some a bit of both! <text:s/>Hopefully you found this stuff at least mildly interesting.</text:p>
      <text:p text:style-name="P79"><text:span text:style-name="T80"><text:tab/></text:span><text:span text:style-name="T84">I have </text:span><text:span text:style-name="T103">an</text:span><text:span text:style-name="T84"> ulterior motive in writing this, I </text:span><text:span text:style-name="T87">will now </text:span><text:span text:style-name="T84">admit. <text:s/>This is where </text:span><text:span text:style-name="T91">the </text:span><text:span text:style-name="T84">Amway pitch </text:span><text:span text:style-name="T91">comes out.</text:span></text:p>
      <text:p text:style-name="P81"><text:span text:style-name="T86"><text:tab/></text:span><text:span text:style-name="T90">I've turned these identities around in my head hundreds of ways. <text:s/>I've tried speeding up or fiddling with them from a multitude of angles. <text:s/></text:span><text:span text:style-name="T99">I've explored scores of dead ends. <text:s/></text:span><text:span text:style-name="T90">This document represents the end point of my explorations. <text:s/>But I'm still </text:span><text:span text:style-name="T95">fascinated by</text:span><text:span text:style-name="T90"> the general approach here, finding fast ways to calculate </text:span><text:span text:style-name="T85"><draw:frame draw:style-name="fr1" draw:name="Object99" text:anchor-type="as-char" svg:y="-0.1516in" svg:width="0.5283in" svg:height="0.2098in" draw:z-index="155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5"> </text:span><text:span text:style-name="T98">so as </text:span><text:span text:style-name="T90">to count primes. <text:s/></text:span><text:span text:style-name="T97">This is as far as I know how to take these ideas. <text:s/>I would be thrilled to see the ideas taken further, </text:span><text:span text:style-name="T98">or in some other direction,</text:span><text:span text:style-name="T97"> by someone else if </text:span><text:soft-page-break/><text:span text:style-name="T97">they had some flash </text:span><text:span text:style-name="T98">of </text:span><text:span text:style-name="T97">insight that I've overlooked.</text:span></text:p>
      <text:p text:style-name="P81"><text:span text:style-name="T97"><text:tab/></text:span><text:span text:style-name="T100">Thanks for reading!</text:span></text:p>
      <text:p text:style-name="P50"/>
      <text:p text:style-name="P51">Nathan McKenzie, December 5, 2012</text:p>
      <text:p text:style-name="P51"/>
      <text:p text:style-name="P57">References</text:p>
      <text:p text:style-name="P80"><text:span text:style-name="T75"><text:tab/></text:span><text:span text:style-name="T76">The core identity at the heart of </text:span><text:span text:style-name="T96">all </text:span><text:span text:style-name="T76">this </text:span><text:span text:style-name="T78">(</text:span><text:span text:style-name="T78"><draw:frame draw:style-name="fr1" draw:name="Object89" text:anchor-type="as-char" svg:y="-0.2516in" svg:width="3.0035in" svg:height="0.3689in" draw:z-index="156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78">in the terminology of this paper) was originally published by </text:span><text:span text:style-name="T76">Yuri Linnik. <text:s/>I describe it more explicitly, </text:span><text:span text:style-name="T79">with interactive </text:span><text:span text:style-name="T83">web applications, </text:span><text:span text:style-name="T96">here</text:span><text:span text:style-name="T76">: </text:span><text:a xlink:type="simple" xlink:href="http://www.icecreambreakfast.com/primecount/logintegral.html">http://www.icecreambreakfast.com/primecount/logintegral.html</text:a><text:span text:style-name="T79"> </text:span><text:span text:style-name="T76">. <text:s/></text:span><text:span text:style-name="T77">Better yet, track down the phrase “Linnik's identity” in </text:span><text:span text:style-name="T148">Opera De Cribro b</text:span>y John B. Friedlander <text:span text:style-name="T148">and</text:span> Henryk Iwaniec, <text:span text:style-name="T148">which will give it mathematical rigor and context.</text:span></text:p>
      <text:p text:style-name="P48"><text:span text:style-name="T155"><text:tab/>If you poke around number theory texts, the function I call </text:span><text:span text:style-name="T155"><draw:frame draw:style-name="fr1" draw:name="Object90" text:anchor-type="as-char" svg:y="-0.1516in" svg:width="0.5283in" svg:height="0.2098in" draw:z-index="157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155"> lacks a standard name; usually </text:span><text:span text:style-name="T155"><draw:frame draw:style-name="fr1" draw:name="Object91" text:anchor-type="as-char" svg:y="-0.1516in" svg:width="0.4252in" svg:height="0.2098in" draw:z-index="158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55"> refers to a related function counting from 1, not 2. <text:s/>(It is equal to </text:span><text:span text:style-name="T155"><draw:frame draw:style-name="fr1" draw:name="Object92" text:anchor-type="as-char" svg:y="-0.1516in" svg:width="0.5252in" svg:height="0.2098in" draw:z-index="15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55"> from my “Elegant Way” section) <text:s/>See </text:span><text:a xlink:type="simple" xlink:href="http://en.wikipedia.org/wiki/Divisor_summatory_function"><text:span text:style-name="T155">http://en.wikipedia.org/wiki/Divisor_summatory_function</text:span></text:a><text:span text:style-name="T155"> for that.</text:span></text:p>
      <text:p text:style-name="P117"><text:tab/>There are other fast ways to count primew, but they can't generally be called simple. <text:s/>Here are the two that seem to matter most:</text:p>
      <text:p text:style-name="P49"><text:span text:style-name="T156"><text:tab/>The paper “Computing π(x): The Meissel, Lehmer, Lagarias, Miller, Odlyzko Method” from M. Deleglise and J. Rivat in 1996 in Mathematics of Computation contains a description of another, slightly better than </text:span><text:span text:style-name="T156"><draw:frame draw:style-name="fr1" draw:name="Object93" text:anchor-type="as-char" svg:y="-0.2063in" svg:width="0.4035in" svg:height="0.248in" draw:z-index="162"><draw:object xlink:href="./Object 96" xlink:type="simple" xlink:show="embed" xlink:actuate="onLoad"/><draw:image xlink:href="./ObjectReplacements/Object 96" xlink:type="simple" xlink:show="embed" xlink:actuate="onLoad"/></draw:frame></text:span><text:span text:style-name="T156"> time and </text:span><text:span text:style-name="T156"><draw:frame draw:style-name="fr1" draw:name="Object94" text:anchor-type="as-char" svg:y="-0.2063in" svg:width="0.4016in" svg:height="0.248in" draw:z-index="163"><draw:object xlink:href="./Object 97" xlink:type="simple" xlink:show="embed" xlink:actuate="onLoad"/><draw:image xlink:href="./ObjectReplacements/Object 97" xlink:type="simple" xlink:show="embed" xlink:actuate="onLoad"/></draw:frame></text:span><text:span text:style-name="T156"> memory use prime counting approach based on combinatorial ideas. <text:s/>You can find that here: </text:span><text:a xlink:type="simple" xlink:href="http://www.dtc.umn.edu/~odlyzko/doc/arch/meissel.lehmer.pdf"><text:span text:style-name="T156">http://www.dtc.umn.edu/~odlyzko/doc/arch/meissel.lehmer.pdf</text:span></text:a><text:span text:style-name="T156"> </text:span></text:p>
      <text:p text:style-name="P49"><text:span text:style-name="T156"><text:tab/>Another core approach is the analytical approach of Lagarais and Odlyzko from “Computing π(x): An Analytic Method”. <text:s/>This approach relies on some complicated analytical number theory ideas, and is difficult to implement well, but its run time bounds are either in the ballpark of </text:span><text:span text:style-name="T156"><draw:frame draw:style-name="fr1" draw:name="Object95" text:anchor-type="as-char" svg:y="-0.2063in" svg:width="0.4043in" svg:height="0.2484in" draw:z-index="164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156"> time and </text:span><text:span text:style-name="T156"><draw:frame draw:style-name="fr1" draw:name="Object96" text:anchor-type="as-char" svg:y="-0.2063in" svg:width="0.4047in" svg:height="0.2484in" draw:z-index="165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156"> memory use or </text:span><text:span text:style-name="T156"><draw:frame draw:style-name="fr1" draw:name="Object97" text:anchor-type="as-char" svg:y="-0.2063in" svg:width="0.402in" svg:height="0.2484in" draw:z-index="166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156"> time nearly no memory use depending on your preferences. <text:s/>That paper can be found here:</text:span><text:a xlink:type="simple" xlink:href="http://www.dtc.umn.edu/~odlyzko/doc/arch/analytic.pi.of.x.pdf"><text:span text:style-name="T156">http://www.dtc.umn.edu/~odlyzko/doc/arch/analytic.pi.of.x.pdf</text:span></text:a><text:span text:style-name="T156"> </text:span></text:p>
      <text:p text:style-name="P80"><text:span text:style-name="T81"><text:tab/></text:span><text:span text:style-name="T82">Both approaches are described well in </text:span><text:span text:style-name="T157">Crandall &amp; Pomerance's “Prime Numbers: A Computational Perspective”, in the last section of the third chapter, which I highly recommend.</text:span></text:p>
      <text:p text:style-name="P52"/>
      <text:p text:style-name="P55">Bonus! <text:s/><text:span text:style-name="T137">Solving</text:span> Euler Project #10.</text:p>
      <text:p text:style-name="P55"/>
      <text:p text:style-name="P118"><text:tab/>Project Euler #10, if you're familiar with it, asks you to add up the primes less than 2,000,000 with reasonable haste. <text:s/>It turns out all the techniques in this paper can be modified to add up primes, rather than just counting them. <text:s/>Here's a revision to our method #2 doing just that:</text:p>
      <text:p text:style-name="P120"/>
      <text:p text:style-name="P124"><text:span text:style-name="T3"><draw:frame draw:style-name="fr1" draw:name="Object176" text:anchor-type="as-char" svg:y="0in" svg:width="0.9189in" svg:height="0.2098in" draw:z-index="60"><draw:object xlink:href="./Object 83" xlink:type="simple" xlink:show="embed" xlink:actuate="onLoad"/><draw:image xlink:href="./ObjectReplacements/Object 83" xlink:type="simple" xlink:show="embed" xlink:actuate="onLoad"/></draw:frame></text:span><text:span text:style-name="T3"> <text:s text:c="6"/></text:span><text:span text:style-name="T3"><draw:frame draw:style-name="fr1" draw:name="Object98" text:anchor-type="as-char" svg:y="-0.0083in" svg:width="2.2016in" svg:height="0.4in" draw:z-index="213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3"> <text:s text:c="18"/></text:span><text:span text:style-name="T3"><draw:frame draw:style-name="fr1" draw:name="Object83" text:anchor-type="as-char" svg:y="-0.0618in" svg:width="2.0236in" svg:height="0.4634in" draw:z-index="214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<text:p text:style-name="P2"><text:span text:style-name="T3"><draw:frame draw:style-name="fr1" draw:name="Object174" text:anchor-type="as-char" svg:y="-0.4925in" svg:width="2.8929in" svg:height="0.5366in" draw:z-index="61"><draw:object xlink:href="./Object 84" xlink:type="simple" xlink:show="embed" xlink:actuate="onLoad"/><draw:image xlink:href="./ObjectReplacements/Object 84" xlink:type="simple" xlink:show="embed" xlink:actuate="onLoad"/></draw:frame></text:span><text:span text:style-name="T3"> </text:span><text:span text:style-name="T4"><text:s text:c="16"/></text:span><text:span text:style-name="T3"><draw:frame draw:style-name="fr1" draw:name="Object177" text:anchor-type="as-char" svg:y="-0.4366in" svg:width="2.5807in" svg:height="0.4634in" draw:z-index="62"><draw:object xlink:href="./Object 86" xlink:type="simple" xlink:show="embed" xlink:actuate="onLoad"/><draw:image xlink:href="./ObjectReplacements/Object 86" xlink:type="simple" xlink:show="embed" xlink:actuate="onLoad"/></draw:frame></text:span></text:p>
      <text:p text:style-name="P59"/>
      <text:p text:style-name="P119">In Mathematica (with a few specializations to speed up computation) this is</text:p>
      <text:p text:style-name="P65"><text:tab/></text:p>
      <text:p text:style-name="P64"><text:tab/>DV6[S_,1,a_,n_]:=Sum[j^S,{j,a,n}]</text:p>
      <text:p text:style-name="P113"><text:tab/>DV6[1,1,a_,n_]:=Floor[n](Floor[n]+1)/2-a (a-1)/2</text:p>
      <text:p text:style-name="P113"/>
      <text:p text:style-name="P113"><text:tab/>DV6[S_,0,a_,n_]:=1</text:p>
      <text:p text:style-name="P113"><text:tab/>DV6[S_,k_,a_,n_]:=Sum[Binomial[k,j]m^(S j) DV6[S,k-j,m+1,n/m^j],{m,a,n^(1/k)},{j,1,k}]</text:p>
      <text:p text:style-name="P113"><text:tab/>PV6[S_,n_]:=Sum[(-1)^(k+1)/k DV6[S,k,2,n],{k,1,Log[2,n]}]</text:p>
      <text:p text:style-name="P113"><text:tab/>SumPrimes[n_]:=Sum[MoebiusMu[j]/j PV6[j,n^(1/j)],{j,1,Log[2,n]}]</text:p>
      <text:p text:style-name="P53"><text:soft-page-break/></text:p>
      <text:p text:style-name="P53">and in C it is</text:p>
      <text:p text:style-name="P53"/>
      <text:p text:style-name="P67"><text:span text:style-name="T29">#include</text:span><text:span text:style-name="T38"> </text:span><text:span text:style-name="T41">"math.h"</text:span></text:p>
      <text:p text:style-name="P67"><text:span text:style-name="T29">typedef</text:span><text:span text:style-name="T38"> </text:span><text:span text:style-name="T29">long</text:span><text:span text:style-name="T38"> </text:span><text:span text:style-name="T29">long</text:span><text:span text:style-name="T38"> BigInt;</text:span></text:p>
      <text:p text:style-name="P77">BigInt mu[] = { 0, 1, -1, -1, 0, -1, 1, -1, 0, 0, 1, -1, 0, -1, 1, 1, 0, -1, 0, -1, 0, 1, 1, -1, 0, 0, 1, 0, 0, -1, -1, -1, 0, 1, 1, 1, 0, -1, 1, 1, 0, -1, -1, -1, 0, 0, 1, -1, 0, 0, 0, 1, 0, -1, 0, 1, 0, 1, 1, -1, 0, -1, 1, 0, 0, 1, -1 };</text:p>
      <text:p text:style-name="P72"><text:span text:style-name="T138">BigInt inversepow( BigInt n, </text:span><text:span text:style-name="T30">int</text:span><text:span text:style-name="T138"> k) { </text:span></text:p>
      <text:p text:style-name="P85"><text:span text:style-name="T31"><text:s text:c="4"/></text:span><text:span text:style-name="T27">return</text:span><text:span text:style-name="T31"> BigInt( pow(n, 1.0 / k) + .00000001 );</text:span></text:p>
      <text:p text:style-name="P69">}</text:p>
      <text:p text:style-name="P85"><text:span text:style-name="T31">BigInt binomial( </text:span><text:span text:style-name="T27">double</text:span><text:span text:style-name="T31"> n, </text:span><text:span text:style-name="T27">int</text:span><text:span text:style-name="T31"> k ){</text:span></text:p>
      <text:p text:style-name="P85"><text:span text:style-name="T31"><text:s text:c="4"/></text:span><text:span text:style-name="T27">double</text:span><text:span text:style-name="T31"> t = 1;</text:span></text:p>
      <text:p text:style-name="P85"><text:span text:style-name="T31"><text:s text:c="4"/></text:span><text:span text:style-name="T27">for</text:span><text:span text:style-name="T31">( </text:span><text:span text:style-name="T27">int</text:span><text:span text:style-name="T31"> i = 1; i &lt;= k; i++ )t *= ( n - ( k - i ) ) / i;</text:span></text:p>
      <text:p text:style-name="P85"><text:span text:style-name="T31"><text:s text:c="4"/></text:span><text:span text:style-name="T27">return</text:span><text:span text:style-name="T31"> BigInt( t + .001 );</text:span></text:p>
      <text:p text:style-name="P69">}</text:p>
      <text:p text:style-name="P85"><text:span text:style-name="T27">double</text:span><text:span text:style-name="T31"> DV6( </text:span><text:span text:style-name="T27">int</text:span><text:span text:style-name="T31"> S, </text:span><text:span text:style-name="T27">int</text:span><text:span text:style-name="T31"> k, BigInt a, BigInt n ){ </text:span></text:p>
      <text:p text:style-name="P85"><text:span text:style-name="T31"><text:s text:c="4"/></text:span><text:span text:style-name="T27">if</text:span><text:span text:style-name="T31">( k == 0 )</text:span><text:span text:style-name="T27">return</text:span><text:span text:style-name="T31"> 1; </text:span></text:p>
      <text:p text:style-name="P85"><text:span text:style-name="T31"><text:s text:c="4"/></text:span><text:span text:style-name="T27">if</text:span><text:span text:style-name="T31">( S == 1 &amp;&amp; k == 1 )</text:span><text:span text:style-name="T27">return</text:span><text:span text:style-name="T31"> n*(n+1)/2 - a* (a-1)/2;</text:span></text:p>
      <text:p text:style-name="P85"><text:span text:style-name="T31"><text:s text:c="4"/></text:span><text:span text:style-name="T27">double</text:span><text:span text:style-name="T31"> t = 0;</text:span></text:p>
      <text:p text:style-name="P69"><text:s text:c="4"/>BigInt limit = inversepow(n,k);</text:p>
      <text:p text:style-name="P85"><text:span text:style-name="T31"><text:s text:c="4"/></text:span><text:span text:style-name="T27">for</text:span><text:span text:style-name="T31">( </text:span><text:span text:style-name="T27">int</text:span><text:span text:style-name="T31"> j = 1; j &lt;= k; j++ ){ </text:span></text:p>
      <text:p text:style-name="P69"><text:s text:c="8"/>BigInt mul = binomial(k,j);</text:p>
      <text:p text:style-name="P85"><text:span text:style-name="T31"><text:s text:c="8"/></text:span><text:span text:style-name="T27">for</text:span><text:span text:style-name="T31">( BigInt m = a; m &lt;= limit; m++ )t += pow( (</text:span><text:span text:style-name="T27">double</text:span><text:span text:style-name="T31">)m, S*j)*DV6( S, k-j, m+1, n / pow( (</text:span><text:span text:style-name="T27">double</text:span><text:span text:style-name="T31">)m, (</text:span><text:span text:style-name="T27">double</text:span><text:span text:style-name="T31">)j ) )*mul;</text:span></text:p>
      <text:p text:style-name="P69"><text:s text:c="4"/>}</text:p>
      <text:p text:style-name="P85"><text:span text:style-name="T31"><text:s text:c="4"/></text:span><text:span text:style-name="T27">return</text:span><text:span text:style-name="T31"> t;</text:span></text:p>
      <text:p text:style-name="P69">}</text:p>
      <text:p text:style-name="P69">BigInt primeSum(BigInt n){ </text:p>
      <text:p text:style-name="P85"><text:span text:style-name="T31"><text:s text:c="4"/></text:span><text:span text:style-name="T27">double</text:span><text:span text:style-name="T31"> t = 0.0; </text:span></text:p>
      <text:p text:style-name="P85"><text:span text:style-name="T31"><text:s text:c="4"/></text:span><text:span text:style-name="T27">for</text:span><text:span text:style-name="T31"> (</text:span><text:span text:style-name="T27">int</text:span><text:span text:style-name="T31"> j = 1; j &lt; log((</text:span><text:span text:style-name="T27">double</text:span><text:span text:style-name="T31">)n) / log(2.0); j++)</text:span></text:p>
      <text:p text:style-name="P85"><text:span text:style-name="T31"><text:s text:c="8"/></text:span><text:span text:style-name="T27">for</text:span><text:span text:style-name="T31"> (</text:span><text:span text:style-name="T27">int</text:span><text:span text:style-name="T31"> k = 1; k &lt; log( pow( n, 1.0 / j ) ) / log(2.0); k++)</text:span></text:p>
      <text:p text:style-name="P85"><text:span text:style-name="T31"><text:s text:c="12"/>t += pow( -1.0, (</text:span><text:span text:style-name="T27">double</text:span><text:span text:style-name="T31">)k + 1 ) * DV6(j, k, 2, inversepow( n, j ) ) / k / j * mu[j];</text:span></text:p>
      <text:p text:style-name="P85"><text:span text:style-name="T31"><text:s text:c="4"/></text:span><text:span text:style-name="T27">return</text:span><text:span text:style-name="T31"> t + .001;</text:span></text:p>
      <text:p text:style-name="P69">}</text:p>
      <text:p text:style-name="P61"><text:span text:style-name="T138"><text:tab/> </text:span><text:span text:style-name="T109">So, </text:span><text:span text:style-name="T113">this </text:span><text:span text:style-name="T109">handily sums primes in </text:span><text:span text:style-name="T109"><draw:frame draw:style-name="fr1" draw:name="Object84" text:anchor-type="as-char" svg:y="-0.1516in" svg:width="0.3563in" svg:height="0.1909in" draw:z-index="63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09"> time with essentially no memory use. <text:s/></text:span><text:span text:style-name="T115">I</text:span><text:span text:style-name="T110">f you're feeling adventurous, </text:span><text:span text:style-name="T114">for a variant of #3 </text:span><text:span text:style-name="T115">from earlier,</text:span><text:span text:style-name="T114"> </text:span><text:span text:style-name="T116">see this</text:span><text:span text:style-name="T118"> working C code that sums primes in roughly </text:span><text:span text:style-name="T110"><draw:frame draw:style-name="fr1" draw:name="Object85" text:anchor-type="as-char" svg:y="-0.2063in" svg:width="0.4035in" svg:height="0.248in" draw:z-index="77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10"> time and </text:span><text:span text:style-name="T110"><draw:frame draw:style-name="fr1" draw:name="Object86" text:anchor-type="as-char" svg:y="-0.2063in" svg:width="0.4016in" svg:height="0.248in" draw:z-index="78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10"> space </text:span><text:span text:style-name="T116">here</text:span><text:span text:style-name="T110"> </text:span><text:a xlink:type="simple" xlink:href="http://www.icecreambreakfast.com/primecount/primesumcount.cpp"><text:span text:style-name="T117">http://www.icecreambreakfast.com/primecount/primesumcount.cpp</text:span></text:a><text:span text:style-name="T110">. <text:s/></text:span><text:span text:style-name="T111">I've written up some more notes on this topic </text:span><text:span text:style-name="T112">here:</text:span><text:span text:style-name="T111"> </text:span><text:a xlink:type="simple" xlink:href="http://www.icecreambreakfast.com/primecount/PrimeSumming_NathanMcKenzie.pdf"><text:span text:style-name="T119">http://www.icecreambreakfast.com/primecount/PrimeSumming_NathanMcKenzie.pdf</text:span></text:a><text:span text:style-name="T119"> . <text:s/></text:span></text:p>
      <text:p text:style-name="P60"><text:span text:style-name="T122">Finally, t</text:span><text:span text:style-name="T120">here's some good discussion on th</text:span><text:span text:style-name="T121">is</text:span><text:span text:style-name="T120"> general topic here:</text:span></text:p>
      <text:p text:style-name="P60"><text:a xlink:type="simple" xlink:href="http://mathoverflow.net/questions/81443/fastest-algorithm-to-compute-the-sum-of-primes"><text:span text:style-name="T120">http://mathoverflow.net/questions/81443/fastest-algorithm-to-compute-the-sum-of-prim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" svg:font-family="Times" style:font-family-generic="roman"/>
    <style:font-face style:name="Arial1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font-name="Times" fo:font-size="12pt" fo:letter-spacing="normal" fo:font-style="normal" fo:text-shadow="none" style:text-underline-style="none" fo:font-weight="bold" style:font-name-asian="Times" style:font-size-asian="12pt" style:font-style-asian="normal" style:font-weight-asian="bold" style:font-name-complex="Times" style:font-size-complex="12pt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thematicaFormatStandardForm" style:family="text">
      <style:text-properties style:font-name="Courier" style:font-name-asian="Courier" style:font-name-complex="Courie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11-02-27T15:02:26</meta:creation-date>
    <dc:date>2013-12-04T01:55:35.263000000</dc:date>
    <meta:editing-cycles>990</meta:editing-cycles>
    <meta:editing-duration>P12DT8M27S</meta:editing-duration>
    <meta:document-statistic meta:table-count="0" meta:image-count="0" meta:object-count="215" meta:page-count="12" meta:paragraph-count="293" meta:word-count="5562" meta:character-count="31713" meta:non-whitespace-character-count="251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ub>
        <mi>D</mi>
        <mrow>
          <mn>2,2</mn>
        </mrow>
      </msub>
      <mrow>
        <mo stretchy="false">(</mo>
        <mrow>
          <mi>n</mi>
        </mrow>
        <mo stretchy="false">)</mo>
      </mrow>
    </mrow>
    <annotation encoding="StarMath 5.0">D_{2,2}(n)</annotation>
  </semantics>
</math>
</file>

<file path=Object 10/content.xml><?xml version="1.0" encoding="utf-8"?>
<math xmlns="http://www.w3.org/1998/Math/MathML">
  <semantics>
    <mrow>
      <mrow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o stretchy="false">μ</mo>
            <mrow>
              <mo stretchy="false">(</mo>
              <mrow>
                <mi>j</mi>
              </mrow>
              <mo stretchy="false">)</mo>
            </mrow>
          </mrow>
        </mrow>
        <mo stretchy="false">⋅</mo>
        <mrow>
          <mfrac>
            <mn>1</mn>
            <mi>j</mi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i>j</mi>
                </mfrac>
              </mrow>
            </msup>
          </mrow>
          <mo stretchy="false">)</mo>
        </mrow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sum from j = 1 to {lfloor log_2 n rfloor } {%mu(j)} cdot {1 over j} %PI(n^{1 over j}) = %pi(n)</annotation>
  </semantics>
</math>
</file>

<file path=Object 100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3</mn>
                <mn>5</mn>
              </mfrac>
            </mrow>
          </msup>
        </mrow>
        <mo stretchy="false">)</mo>
      </mrow>
    </mrow>
    <annotation encoding="StarMath 5.0">O(n^{3 over 5})</annotation>
  </semantics>
</math>
</file>

<file path=Object 101/content.xml><?xml version="1.0" encoding="utf-8"?>
<math xmlns="http://www.w3.org/1998/Math/MathML">
  <semantics>
    <mrow>
      <msub>
        <mi>D</mi>
        <mrow>
          <mi>S</mi>
          <mi>,</mi>
          <mn>1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frac>
            <mrow>
              <mo stretchy="false">⌊</mo>
              <mrow>
                <mi>n</mi>
                <mrow>
                  <mo stretchy="false">(</mo>
                  <mrow>
                    <mrow>
                      <mi>n</mi>
                      <mo stretchy="false">+</mo>
                      <mn>1</mn>
                    </mrow>
                  </mrow>
                  <mo stretchy="false">)</mo>
                </mrow>
              </mrow>
              <mo stretchy="false">⌋</mo>
            </mrow>
            <mn>2</mn>
          </mfrac>
          <mo stretchy="false">−</mo>
          <mfrac>
            <mrow>
              <mi>a</mi>
              <mrow>
                <mo stretchy="false">(</mo>
                <mrow>
                  <mrow>
                    <mi>a</mi>
                    <mo stretchy="false">−</mo>
                    <mn>1</mn>
                  </mrow>
                </mrow>
                <mo stretchy="false">)</mo>
              </mrow>
            </mrow>
            <mn>2</mn>
          </mfrac>
        </mrow>
      </mrow>
    </mrow>
    <annotation encoding="StarMath 5.0">D_{S,1,a}(n) = lfloor n(n+1) rfloor over 2 - {a(a-1)} over 2</annotation>
  </semantics>
</math>
</file>

<file path=Object 102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03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04/content.xml><?xml version="1.0" encoding="utf-8"?>
<math xmlns="http://www.w3.org/1998/Math/MathML">
  <semantics>
    <mrow>
      <mrow>
        <mi>e</mi>
        <mo stretchy="false">=</mo>
        <mn>2.71818</mn>
      </mrow>
      <mn>...</mn>
    </mrow>
    <annotation encoding="StarMath 5.0">e=2.71818...</annotation>
  </semantics>
</math>
</file>

<file path=Object 105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06/content.xml><?xml version="1.0" encoding="utf-8"?>
<math xmlns="http://www.w3.org/1998/Math/MathML">
  <semantics>
    <mrow>
      <mrow>
        <mtext/>
        <mo stretchy="false">≤</mo>
        <mi>n</mi>
      </mrow>
    </mrow>
    <annotation encoding="StarMath 5.0">"" &lt;= n</annotation>
  </semantics>
</math>
</file>

<file path=Object 107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0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row>
          <mfrac>
            <mn>1</mn>
            <mn>4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4</mn>
                </mfrac>
              </mrow>
            </msup>
          </mrow>
          <mo stretchy="false">)</mo>
        </mrow>
        <mo stretchy="false">+</mo>
        <mn>...</mn>
      </mrow>
    </mrow>
    <annotation encoding="StarMath 5.0">%PI(n) = %pi(n) + {1 over 2 }%pi(n^{1 over 2})+ {1 over 3 }%pi(n^{1 over 3})+ {1 over 4 }%pi(n^{1 over 4})+...</annotation>
  </semantics>
</math>
</file>

<file path=Object 109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0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1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1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4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sub>
          <mi>D</mi>
          <mrow>
            <mn>1,2</mn>
          </mrow>
        </msub>
      </mrow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2</mn>
          </mfrac>
        </mrow>
      </mrow>
      <msub>
        <mi>D</mi>
        <mrow>
          <mn>2,2</mn>
        </mrow>
      </msub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3</mn>
          </mfrac>
        </mrow>
      </mrow>
      <msub>
        <mi>D</mi>
        <mrow>
          <mn>3,2</mn>
        </mrow>
      </msub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4</mn>
          </mfrac>
        </mrow>
      </mrow>
      <msub>
        <mi>D</mi>
        <mrow>
          <mn>4,2</mn>
        </mrow>
      </msub>
      <mrow>
        <mrow>
          <mo stretchy="false">(</mo>
          <mrow>
            <mi>n</mi>
          </mrow>
          <mo stretchy="false">)</mo>
        </mrow>
        <mo stretchy="false">+</mo>
        <mn>...</mn>
      </mrow>
    </mrow>
    <annotation encoding="StarMath 5.0">%PI(n) = D_{1,2}(n) - {1 over 2}D_{2,2}(n) + {1 over 3}D_{3,2}(n) - {1 over 4}D_{4,2}(n) + ...</annotation>
  </semantics>
</math>
</file>

<file path=Object 115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16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1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i>n</mi>
                  </mrow>
                </mrow>
                <mo stretchy="false">⌋</mo>
              </mrow>
            </mrow>
          </munderover>
          <mrow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  <msub>
              <mi>D</mi>
              <mrow>
                <mi>k</mi>
                <mi>,</mi>
                <mn>2</mn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%PI(n) = sum from k = 1 to { lfloor log_2 {n} rfloor } { {(-1)^{k+1} over k} D_{k,2}(n)}</annotation>
  </semantics>
</math>
</file>

<file path=Object 118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19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1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20/content.xml><?xml version="1.0" encoding="utf-8"?>
<math xmlns="http://www.w3.org/1998/Math/MathML">
  <semantics>
    <mrow>
      <msup>
        <mn>2</mn>
        <mi>k</mi>
      </msup>
    </mrow>
    <annotation encoding="StarMath 5.0">2^k</annotation>
  </semantics>
</math>
</file>

<file path=Object 121/content.xml><?xml version="1.0" encoding="utf-8"?>
<math xmlns="http://www.w3.org/1998/Math/MathML">
  <semantics>
    <mrow>
      <mrow>
        <mo stretchy="false">⌊</mo>
        <mrow>
          <mi>n</mi>
        </mrow>
        <mo stretchy="false">⌋</mo>
      </mrow>
    </mrow>
    <annotation encoding="StarMath 5.0">lfloor n rfloor</annotation>
  </semantics>
</math>
</file>

<file path=Object 122/content.xml><?xml version="1.0" encoding="utf-8"?>
<math xmlns="http://www.w3.org/1998/Math/MathML">
  <semantics>
    <mrow>
      <mrow>
        <munderover>
          <mo stretchy="false">∑</mo>
          <mrow>
            <mi>n</mi>
            <mo stretchy="false">=</mo>
            <mn>1</mn>
          </mrow>
          <mi>x</mi>
        </munderover>
        <mi>f</mi>
      </mrow>
      <mrow>
        <mo stretchy="false">(</mo>
        <mrow>
          <mi>n</mi>
        </mrow>
        <mo stretchy="false">)</mo>
      </mrow>
    </mrow>
    <annotation encoding="StarMath 5.0">sum from n = 1 to x f(n)</annotation>
  </semantics>
</math>
</file>

<file path=Object 12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24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25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12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27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28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29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30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31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3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row>
          <mfrac>
            <mn>1</mn>
            <mn>4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4</mn>
                </mfrac>
              </mrow>
            </msup>
          </mrow>
          <mo stretchy="false">)</mo>
        </mrow>
        <mo stretchy="false">+</mo>
        <mn>...</mn>
      </mrow>
    </mrow>
    <annotation encoding="StarMath 5.0">%PI(n) = %pi(n) + {1 over 2 }%pi(n^{1 over 2})+ {1 over 3 }%pi(n^{1 over 3})+ {1 over 4 }%pi(n^{1 over 4})+...</annotation>
  </semantics>
</math>
</file>

<file path=Object 13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34/content.xml><?xml version="1.0" encoding="utf-8"?>
<math xmlns="http://www.w3.org/1998/Math/MathML">
  <semantics>
    <mrow>
      <mrow>
        <mfrac>
          <mn>1</mn>
          <mn>2</mn>
        </mfrac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=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+</mo>
        <mrow>
          <mfrac>
            <mn>1</mn>
            <mn>4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4</mn>
                </mfrac>
              </mrow>
            </msup>
          </mrow>
          <mo stretchy="false">)</mo>
        </mrow>
        <mo stretchy="false">+</mo>
        <mrow>
          <mfrac>
            <mn>1</mn>
            <mn>6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6</mn>
                </mfrac>
              </mrow>
            </msup>
          </mrow>
          <mo stretchy="false">)</mo>
        </mrow>
        <mo stretchy="false">+</mo>
        <mrow>
          <mfrac>
            <mn>1</mn>
            <mn>8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8</mn>
                </mfrac>
              </mrow>
            </msup>
          </mrow>
          <mo stretchy="false">)</mo>
        </mrow>
        <mo stretchy="false">+</mo>
        <mn>...</mn>
      </mrow>
    </mrow>
    <annotation encoding="StarMath 5.0">{1 over 2}%PI(n^{1 over 2}) = {1 over 2}%pi(n^{1 over 2}) + {1 over 4 }%pi(n^{1 over 4})+ {1 over 6 }%pi(n^{1 over 6})+ {1 over 8 }%pi(n^{1 over 8})+...</annotation>
  </semantics>
</math>
</file>

<file path=Object 135/content.xml><?xml version="1.0" encoding="utf-8"?>
<math xmlns="http://www.w3.org/1998/Math/MathML">
  <semantics>
    <mrow>
      <msup>
        <mi>n</mi>
        <mrow>
          <mfrac>
            <mn>1</mn>
            <mn>2</mn>
          </mfrac>
        </mrow>
      </msup>
    </mrow>
    <annotation encoding="StarMath 5.0">n^{1 over 2}</annotation>
  </semantics>
</math>
</file>

<file path=Object 13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row>
          <mfrac>
            <mn>1</mn>
            <mn>5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5</mn>
                </mfrac>
              </mrow>
            </msup>
          </mrow>
          <mo stretchy="false">)</mo>
        </mrow>
        <mo stretchy="false">+</mo>
        <mn>...</mn>
      </mrow>
    </mrow>
    <annotation encoding="StarMath 5.0">%PI(n) - {1 over 2}%PI(n^{1 over 2}) = %pi(n) + {1 over 3 }%pi(n^{1 over 3})+ {1 over 5}%pi(n^{1 over 5})+...</annotation>
  </semantics>
</math>
</file>

<file path=Object 137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138/content.xml><?xml version="1.0" encoding="utf-8"?>
<math xmlns="http://www.w3.org/1998/Math/MathML">
  <semantics>
    <mrow>
      <mrow>
        <mfrac>
          <mn>1</mn>
          <mn>3</mn>
        </mfrac>
      </mrow>
      <mo stretchy="false">Π</mo>
      <mrow>
        <mrow>
          <mo stretchy="false">(</mo>
          <mrow>
            <mi>n</mi>
            <msup>
              <mtext/>
              <mrow>
                <mfrac>
                  <mn>1</mn>
                  <mn>3</mn>
                </mfrac>
              </mrow>
            </msup>
          </mrow>
          <mo stretchy="false">)</mo>
        </mrow>
        <mo stretchy="false">=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+</mo>
        <mrow>
          <mfrac>
            <mn>1</mn>
            <mn>6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6</mn>
                </mfrac>
              </mrow>
            </msup>
          </mrow>
          <mo stretchy="false">)</mo>
        </mrow>
        <mo stretchy="false">+</mo>
        <mrow>
          <mfrac>
            <mn>1</mn>
            <mn>9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9</mn>
                </mfrac>
              </mrow>
            </msup>
          </mrow>
          <mo stretchy="false">)</mo>
        </mrow>
        <mo stretchy="false">+</mo>
        <mrow>
          <mfrac>
            <mn>1</mn>
            <mn>1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12</mn>
                </mfrac>
              </mrow>
            </msup>
          </mrow>
          <mo stretchy="false">)</mo>
        </mrow>
        <mo stretchy="false">+</mo>
        <mn>...</mn>
      </mrow>
    </mrow>
    <annotation encoding="StarMath 5.0">{1 over 3}%PI(n%^{1 over 3}) = {1 over 3}%pi(n^{1 over 3}) + {1 over 6 }%pi(n^{1 over 6})+ {1 over 9 }%pi(n^{1 over 9})+ {1 over 12 }%pi(n^{1 over 12})+...</annotation>
  </semantics>
</math>
</file>

<file path=Object 139/content.xml><?xml version="1.0" encoding="utf-8"?>
<math xmlns="http://www.w3.org/1998/Math/MathML">
  <semantics>
    <mrow>
      <mrow>
        <mrow>
          <msub>
            <mi>a</mi>
            <mn>1</mn>
          </msub>
          <mo stretchy="false">⋅</mo>
          <msub>
            <mi>a</mi>
            <mn>2</mn>
          </msub>
        </mrow>
        <mo stretchy="false">⋅</mo>
        <mn>...</mn>
      </mrow>
      <mrow>
        <msub>
          <mi>a</mi>
          <mi>k</mi>
        </msub>
        <mo stretchy="false">≤</mo>
        <mi>n</mi>
      </mrow>
    </mrow>
    <annotation encoding="StarMath 5.0">a_1 cdot a_2 cdot ... a_k &lt;= n</annotation>
  </semantics>
</math>
</file>

<file path=Object 14/content.xml><?xml version="1.0" encoding="utf-8"?>
<math xmlns="http://www.w3.org/1998/Math/MathML">
  <semantics>
    <mrow>
      <mo stretchy="false">π</mo>
      <mrow>
        <mo stretchy="false">(</mo>
        <mrow>
          <msup>
            <mi>n</mi>
            <mrow>
              <mfrac>
                <mn>1</mn>
                <mn>2</mn>
              </mfrac>
            </mrow>
          </msup>
        </mrow>
        <mo stretchy="false">)</mo>
      </mrow>
    </mrow>
    <annotation encoding="StarMath 5.0">%pi(n^{1 over 2})</annotation>
  </semantics>
</math>
</file>

<file path=Object 140/content.xml><?xml version="1.0" encoding="utf-8"?>
<math xmlns="http://www.w3.org/1998/Math/MathML">
  <semantics>
    <mrow>
      <mrow>
        <msub>
          <mi>a</mi>
          <mi>k</mi>
        </msub>
        <mo stretchy="false">≥</mo>
        <mn>2</mn>
      </mrow>
    </mrow>
    <annotation encoding="StarMath 5.0">a_k &gt;= 2</annotation>
  </semantics>
</math>
</file>

<file path=Object 141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−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=</mo>
        <mo stretchy="false">π</mo>
      </mrow>
      <mrow>
        <mrow>
          <mo stretchy="false">(</mo>
          <mrow>
            <mi>n</mi>
          </mrow>
          <mo stretchy="false">)</mo>
        </mrow>
        <mo stretchy="false">+</mo>
        <mrow>
          <mfrac>
            <mn>1</mn>
            <mn>5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5</mn>
                </mfrac>
              </mrow>
            </msup>
          </mrow>
          <mo stretchy="false">)</mo>
        </mrow>
        <mo stretchy="false">−</mo>
        <mrow>
          <mfrac>
            <mn>1</mn>
            <mn>6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6</mn>
                </mfrac>
              </mrow>
            </msup>
          </mrow>
          <mo stretchy="false">)</mo>
        </mrow>
        <mo stretchy="false">+</mo>
        <mn>...</mn>
      </mrow>
    </mrow>
    <annotation encoding="StarMath 5.0">%PI(n) - {1 over 2}%PI(n^{1 over 2}) - {1 over 3}%PI(n^{1 over 3}) = %pi(n) + {1 over 5}%pi(n^{1 over 5})-{1 over 6}%pi(n^{1 over 6} )+...</annotation>
  </semantics>
</math>
</file>

<file path=Object 142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143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44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45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4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i>n</mi>
                  </mrow>
                </mrow>
                <mo stretchy="false">⌋</mo>
              </mrow>
            </mrow>
          </munderover>
          <mrow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  <msub>
              <mi>D</mi>
              <mrow>
                <mi>k</mi>
                <mi>,</mi>
                <mn>2</mn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%PI(n) = sum from k = 1 to { lfloor log_2 {n} rfloor } { {(-1)^{k+1} over k} D_{k,2}(n)}</annotation>
  </semantics>
</math>
</file>

<file path=Object 14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</mrow>
        </mrow>
      </mrow>
      <mo stretchy="false">Π</mo>
      <mrow>
        <mo stretchy="false">(</mo>
        <mrow>
          <msup>
            <mi>n</mi>
            <mrow>
              <mfrac>
                <mn>1</mn>
                <mi>j</mi>
              </mfrac>
            </mrow>
          </msup>
        </mrow>
        <mo stretchy="false">)</mo>
      </mrow>
    </mrow>
    <annotation encoding="StarMath 5.0">%pi(n) = sum from j = 1 to {lfloor log_2 n rfloor } {{%mu(j)} over j} %PI(n^{1 over j})</annotation>
  </semantics>
</math>
</file>

<file path=Object 148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49/content.xml><?xml version="1.0" encoding="utf-8"?>
<math xmlns="http://www.w3.org/1998/Math/MathML">
  <semantics>
    <mrow>
      <msup>
        <mn>2</mn>
        <mi>k</mi>
      </msup>
    </mrow>
    <annotation encoding="StarMath 5.0">2^k</annotation>
  </semantics>
</math>
</file>

<file path=Object 15/content.xml><?xml version="1.0" encoding="utf-8"?>
<math xmlns="http://www.w3.org/1998/Math/MathML">
  <semantics>
    <mrow>
      <msub>
        <mi>D</mi>
        <mrow>
          <mn>0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0,a}(n) = 1</annotation>
  </semantics>
</math>
</file>

<file path=Object 150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51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52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5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54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55/content.xml><?xml version="1.0" encoding="utf-8"?>
<math xmlns="http://www.w3.org/1998/Math/MathML">
  <semantics>
    <mrow>
      <mrow>
        <mrow>
          <mrow>
            <mrow>
              <mi>a</mi>
              <mo stretchy="false">⋅</mo>
              <mi>b</mi>
            </mrow>
            <mo stretchy="false">⋅</mo>
            <mi>c</mi>
          </mrow>
          <mo stretchy="false">⋅</mo>
          <mi>d</mi>
        </mrow>
        <mo stretchy="false">≤</mo>
        <mn>1000</mn>
      </mrow>
    </mrow>
    <annotation encoding="StarMath 5.0">a cdot b cdot c cdot d &lt;= 1000</annotation>
  </semantics>
</math>
</file>

<file path=Object 156/content.xml><?xml version="1.0" encoding="utf-8"?>
<math xmlns="http://www.w3.org/1998/Math/MathML">
  <semantics>
    <mrow>
      <msub>
        <mi>D</mi>
        <mrow>
          <mn>4,2</mn>
        </mrow>
      </msub>
      <mrow>
        <mo stretchy="false">(</mo>
        <mrow>
          <mn>1000</mn>
        </mrow>
        <mo stretchy="false">)</mo>
      </mrow>
    </mrow>
    <annotation encoding="StarMath 5.0">D_{4,2}(1000)</annotation>
  </semantics>
</math>
</file>

<file path=Object 157/content.xml><?xml version="1.0" encoding="utf-8"?>
<math xmlns="http://www.w3.org/1998/Math/MathML">
  <semantics>
    <mrow>
      <mrow>
        <mn>1000</mn>
        <mo stretchy="false">/</mo>
        <mrow>
          <mo stretchy="false">(</mo>
          <mrow>
            <mrow>
              <mrow>
                <mn>2</mn>
                <mo stretchy="false">⋅</mo>
                <mn>2</mn>
              </mrow>
              <mo stretchy="false">⋅</mo>
              <mn>2</mn>
            </mrow>
          </mrow>
          <mo stretchy="false">)</mo>
        </mrow>
      </mrow>
    </mrow>
    <annotation encoding="StarMath 5.0">1000 / (2 cdot 2 cdot 2)</annotation>
  </semantics>
</math>
</file>

<file path=Object 158/content.xml><?xml version="1.0" encoding="utf-8"?>
<math xmlns="http://www.w3.org/1998/Math/MathML">
  <semantics>
    <mrow>
      <mrow>
        <mn>1000</mn>
        <mo stretchy="false">/</mo>
        <mrow>
          <mo stretchy="false">(</mo>
          <mrow>
            <mrow>
              <mrow>
                <mi>a</mi>
                <mo stretchy="false">⋅</mo>
                <mn>2</mn>
              </mrow>
              <mo stretchy="false">⋅</mo>
              <mn>2</mn>
            </mrow>
          </mrow>
          <mo stretchy="false">)</mo>
        </mrow>
      </mrow>
    </mrow>
    <annotation encoding="StarMath 5.0">1000 / (a cdot 2 cdot 2)</annotation>
  </semantics>
</math>
</file>

<file path=Object 159/content.xml><?xml version="1.0" encoding="utf-8"?>
<math xmlns="http://www.w3.org/1998/Math/MathML">
  <semantics>
    <mrow>
      <mrow>
        <mn>1000</mn>
        <mo stretchy="false">/</mo>
        <mrow>
          <mo stretchy="false">(</mo>
          <mrow>
            <mrow>
              <mrow>
                <mi>a</mi>
                <mo stretchy="false">⋅</mo>
                <mi>b</mi>
              </mrow>
              <mo stretchy="false">⋅</mo>
              <mn>2</mn>
            </mrow>
          </mrow>
          <mo stretchy="false">)</mo>
        </mrow>
      </mrow>
    </mrow>
    <annotation encoding="StarMath 5.0">1000 / (a cdot b cdot 2)</annotation>
  </semantics>
</math>
</file>

<file path=Object 16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frac>
                    <mn>1</mn>
                    <mi>k</mi>
                  </mfrac>
                </mrow>
              </msup>
            </mrow>
            <mo stretchy="false">⌋</mo>
          </mrow>
        </munderover>
        <msub>
          <mi>D</mi>
          <mrow>
            <mrow>
              <mi>k</mi>
              <mo stretchy="false">−</mo>
              <mi>j</mi>
            </mrow>
            <mi>,</mi>
            <mrow>
              <mi>m</mi>
              <mo stretchy="false">+</mo>
              <mn>1</mn>
            </mrow>
          </mrow>
        </msub>
      </mrow>
      <mrow>
        <mo stretchy="false">(</mo>
        <mrow>
          <mfrac>
            <mi>n</mi>
            <msup>
              <mi>m</mi>
              <mi>j</mi>
            </msup>
          </mfrac>
        </mrow>
        <mo stretchy="false">)</mo>
      </mrow>
    </mrow>
    <annotation encoding="StarMath 5.0">D_{k,a}(n) = sum from j = 1 to k (binom{k}{j}) sum from m = a to lfloor n^{1 over k} rfloor D_{k-j, m+1}(n over m^j)</annotation>
  </semantics>
</math>
</file>

<file path=Object 160/content.xml><?xml version="1.0" encoding="utf-8"?>
<math xmlns="http://www.w3.org/1998/Math/MathML">
  <semantics>
    <mrow>
      <mrow>
        <mn>1000</mn>
        <mo stretchy="false">/</mo>
        <mrow>
          <mo stretchy="false">(</mo>
          <mrow>
            <mrow>
              <mrow>
                <mi>a</mi>
                <mo stretchy="false">⋅</mo>
                <mi>b</mi>
              </mrow>
              <mo stretchy="false">⋅</mo>
              <mi>c</mi>
            </mrow>
          </mrow>
          <mo stretchy="false">)</mo>
        </mrow>
      </mrow>
    </mrow>
    <annotation encoding="StarMath 5.0">1000 / (a cdot b cdot c)</annotation>
  </semantics>
</math>
</file>

<file path=Object 161/content.xml><?xml version="1.0" encoding="utf-8"?>
<math xmlns="http://www.w3.org/1998/Math/MathML">
  <semantics>
    <mrow>
      <msub>
        <mi>D</mi>
        <mrow>
          <mn>4,2</mn>
        </mrow>
      </msub>
      <mrow>
        <mo stretchy="false">(</mo>
        <mrow>
          <mn>1000</mn>
        </mrow>
        <mo stretchy="false">)</mo>
      </mrow>
    </mrow>
    <annotation encoding="StarMath 5.0">D_{4,2}(1000)</annotation>
  </semantics>
</math>
</file>

<file path=Object 162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163/content.xml><?xml version="1.0" encoding="utf-8"?>
<math xmlns="http://www.w3.org/1998/Math/MathML">
  <semantics>
    <mrow>
      <mrow>
        <mrow>
          <mrow>
            <mrow>
              <mi>a</mi>
              <mo stretchy="false">⋅</mo>
              <mi>b</mi>
            </mrow>
            <mo stretchy="false">⋅</mo>
            <mi>c</mi>
          </mrow>
          <mo stretchy="false">⋅</mo>
          <mi>d</mi>
        </mrow>
        <mo stretchy="false">≤</mo>
        <mn>1000</mn>
      </mrow>
    </mrow>
    <annotation encoding="StarMath 5.0">a cdot b cdot c cdot d &lt;= 1000</annotation>
  </semantics>
</math>
</file>

<file path=Object 164/content.xml><?xml version="1.0" encoding="utf-8"?>
<math xmlns="http://www.w3.org/1998/Math/MathML">
  <semantics>
    <mrow>
      <msub>
        <mi>D</mi>
        <mrow>
          <mn>4,2</mn>
        </mrow>
      </msub>
      <mrow>
        <mo stretchy="false">(</mo>
        <mrow>
          <mn>1000</mn>
        </mrow>
        <mo stretchy="false">)</mo>
      </mrow>
    </mrow>
    <annotation encoding="StarMath 5.0">D_{4,2}(1000)</annotation>
  </semantics>
</math>
</file>

<file path=Object 165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5</mn>
      </mrow>
    </mrow>
    <annotation encoding="StarMath 5.0">2 cdot 3 cdot 4 cdot 5</annotation>
  </semantics>
</math>
</file>

<file path=Object 166/content.xml><?xml version="1.0" encoding="utf-8"?>
<math xmlns="http://www.w3.org/1998/Math/MathML">
  <semantics>
    <mrow>
      <mrow>
        <mrow>
          <mrow>
            <mn>3</mn>
            <mo stretchy="false">⋅</mo>
            <mn>2</mn>
          </mrow>
          <mo stretchy="false">⋅</mo>
          <mn>5</mn>
        </mrow>
        <mo stretchy="false">⋅</mo>
        <mn>4</mn>
      </mrow>
    </mrow>
    <annotation encoding="StarMath 5.0">3 cdot 2 cdot 5 cdot 4</annotation>
  </semantics>
</math>
</file>

<file path=Object 167/content.xml><?xml version="1.0" encoding="utf-8"?>
<math xmlns="http://www.w3.org/1998/Math/MathML">
  <semantics>
    <mrow>
      <mrow>
        <mrow>
          <mrow>
            <mn>2</mn>
            <mo stretchy="false">⋅</mo>
            <mn>5</mn>
          </mrow>
          <mo stretchy="false">⋅</mo>
          <mn>3</mn>
        </mrow>
        <mo stretchy="false">⋅</mo>
        <mn>4</mn>
      </mrow>
    </mrow>
    <annotation encoding="StarMath 5.0">2 cdot 5 cdot 3 cdot 4</annotation>
  </semantics>
</math>
</file>

<file path=Object 168/content.xml><?xml version="1.0" encoding="utf-8"?>
<math xmlns="http://www.w3.org/1998/Math/MathML">
  <semantics>
    <mrow>
      <mrow>
        <mrow>
          <mrow>
            <mn>3</mn>
            <mo stretchy="false">⋅</mo>
            <mn>5</mn>
          </mrow>
          <mo stretchy="false">⋅</mo>
          <mn>4</mn>
        </mrow>
        <mo stretchy="false">⋅</mo>
        <mn>2</mn>
      </mrow>
    </mrow>
    <annotation encoding="StarMath 5.0">3 cdot 5 cdot 4 cdot 2</annotation>
  </semantics>
</math>
</file>

<file path=Object 169/content.xml><?xml version="1.0" encoding="utf-8"?>
<math xmlns="http://www.w3.org/1998/Math/MathML">
  <semantics>
    <mrow>
      <mrow>
        <mrow>
          <mrow>
            <mn>5</mn>
            <mo stretchy="false">⋅</mo>
            <mn>3</mn>
          </mrow>
          <mo stretchy="false">⋅</mo>
          <mn>4</mn>
        </mrow>
        <mo stretchy="false">⋅</mo>
        <mn>2</mn>
      </mrow>
    </mrow>
    <annotation encoding="StarMath 5.0">5 cdot 3 cdot 4 cdot 2</annotation>
  </semantics>
</math>
</file>

<file path=Object 17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</mrow>
        </mrow>
      </mrow>
      <mo stretchy="false">Π</mo>
      <mrow>
        <mo stretchy="false">(</mo>
        <mrow>
          <msup>
            <mi>n</mi>
            <mrow>
              <mfrac>
                <mn>1</mn>
                <mi>j</mi>
              </mfrac>
            </mrow>
          </msup>
        </mrow>
        <mo stretchy="false">)</mo>
      </mrow>
    </mrow>
    <annotation encoding="StarMath 5.0">%pi(n) = sum from j = 1 to {lfloor log_2 n rfloor } {{%mu(j)} over j} %PI(n^{1 over j})</annotation>
  </semantics>
</math>
</file>

<file path=Object 170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6</mn>
      </mrow>
    </mrow>
    <annotation encoding="StarMath 5.0">2 cdot 3 cdot 4 cdot 6</annotation>
  </semantics>
</math>
</file>

<file path=Object 171/content.xml><?xml version="1.0" encoding="utf-8"?>
<math xmlns="http://www.w3.org/1998/Math/MathML">
  <semantics>
    <mrow>
      <mrow>
        <mrow>
          <mrow>
            <mn>2</mn>
            <mo stretchy="false">⋅</mo>
            <mn>4</mn>
          </mrow>
          <mo stretchy="false">⋅</mo>
          <mn>5</mn>
        </mrow>
        <mo stretchy="false">⋅</mo>
        <mn>6</mn>
      </mrow>
    </mrow>
    <annotation encoding="StarMath 5.0">2 cdot 4 cdot 5 cdot 6</annotation>
  </semantics>
</math>
</file>

<file path=Object 172/content.xml><?xml version="1.0" encoding="utf-8"?>
<math xmlns="http://www.w3.org/1998/Math/MathML">
  <semantics>
    <mrow>
      <mrow>
        <mrow>
          <mrow>
            <mn>6</mn>
            <mo stretchy="false">⋅</mo>
            <mn>6</mn>
          </mrow>
          <mo stretchy="false">⋅</mo>
          <mn>6</mn>
        </mrow>
        <mo stretchy="false">⋅</mo>
        <mn>4</mn>
      </mrow>
    </mrow>
    <annotation encoding="StarMath 5.0">6 cdot 6 cdot 6 cdot 4</annotation>
  </semantics>
</math>
</file>

<file path=Object 173/content.xml><?xml version="1.0" encoding="utf-8"?>
<math xmlns="http://www.w3.org/1998/Math/MathML">
  <semantics>
    <mrow>
      <mrow>
        <mrow>
          <mrow>
            <mn>9</mn>
            <mo stretchy="false">⋅</mo>
            <mn>9</mn>
          </mrow>
          <mo stretchy="false">⋅</mo>
          <mn>2</mn>
        </mrow>
        <mo stretchy="false">⋅</mo>
        <mn>2</mn>
      </mrow>
    </mrow>
    <annotation encoding="StarMath 5.0">9 cdot 9 cdot 2 cdot 2</annotation>
  </semantics>
</math>
</file>

<file path=Object 174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5</mn>
      </mrow>
    </mrow>
    <annotation encoding="StarMath 5.0">2 cdot 3 cdot 4 cdot 5</annotation>
  </semantics>
</math>
</file>

<file path=Object 175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5</mn>
      </mrow>
    </mrow>
    <annotation encoding="StarMath 5.0">2 cdot 3 cdot 4 cdot 5</annotation>
  </semantics>
</math>
</file>

<file path=Object 176/content.xml><?xml version="1.0" encoding="utf-8"?>
<math xmlns="http://www.w3.org/1998/Math/MathML">
  <semantics>
    <mrow>
      <mrow>
        <mrow>
          <mrow>
            <mn>6</mn>
            <mo stretchy="false">⋅</mo>
            <mn>6</mn>
          </mrow>
          <mo stretchy="false">⋅</mo>
          <mn>6</mn>
        </mrow>
        <mo stretchy="false">⋅</mo>
        <mn>4</mn>
      </mrow>
    </mrow>
    <annotation encoding="StarMath 5.0">6 cdot 6 cdot 6 cdot 4</annotation>
  </semantics>
</math>
</file>

<file path=Object 177/content.xml><?xml version="1.0" encoding="utf-8"?>
<math xmlns="http://www.w3.org/1998/Math/MathML">
  <semantics>
    <mrow>
      <mrow>
        <mrow>
          <mrow>
            <mrow>
              <mi>a</mi>
              <mo stretchy="false">⋅</mo>
              <mi>b</mi>
            </mrow>
            <mo stretchy="false">⋅</mo>
            <mi>c</mi>
          </mrow>
          <mo stretchy="false">⋅</mo>
          <mi>d</mi>
        </mrow>
        <mo stretchy="false">≤</mo>
        <mn>1000</mn>
      </mrow>
    </mrow>
    <annotation encoding="StarMath 5.0">a cdot b cdot c cdot d &lt;= 1000</annotation>
  </semantics>
</math>
</file>

<file path=Object 178/content.xml><?xml version="1.0" encoding="utf-8"?>
<math xmlns="http://www.w3.org/1998/Math/MathML">
  <semantics>
    <mrow>
      <mrow>
        <mrow>
          <mrow>
            <mrow>
              <mn>2</mn>
              <mo stretchy="false">≤</mo>
              <mi>a</mi>
            </mrow>
            <mo stretchy="false">≤</mo>
            <mi>b</mi>
          </mrow>
          <mo stretchy="false">≤</mo>
          <mi>c</mi>
        </mrow>
        <mo stretchy="false">≤</mo>
        <mi>d</mi>
      </mrow>
    </mrow>
    <annotation encoding="StarMath 5.0">2 &lt;= a &lt;= b &lt;= c &lt;= d</annotation>
  </semantics>
</math>
</file>

<file path=Object 179/content.xml><?xml version="1.0" encoding="utf-8"?>
<math xmlns="http://www.w3.org/1998/Math/MathML">
  <semantics>
    <mrow>
      <msub>
        <mi>D</mi>
        <mrow>
          <mn>4,2</mn>
        </mrow>
      </msub>
      <mrow>
        <mo stretchy="false">(</mo>
        <mrow>
          <mn>1000</mn>
        </mrow>
        <mo stretchy="false">)</mo>
      </mrow>
    </mrow>
    <annotation encoding="StarMath 5.0">D_{4,2}(1000)</annotation>
  </semantics>
</math>
</file>

<file path=Object 18/content.xml><?xml version="1.0" encoding="utf-8"?>
<math xmlns="http://www.w3.org/1998/Math/MathML">
  <semantics>
    <mrow>
      <msub>
        <mi>D</mi>
        <mrow>
          <mn>0,2</mn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0,2}(n) = 1</annotation>
  </semantics>
</math>
</file>

<file path=Object 180/content.xml><?xml version="1.0" encoding="utf-8"?>
<math xmlns="http://www.w3.org/1998/Math/MathML">
  <semantics>
    <mrow>
      <mrow>
        <mrow>
          <mi>b</mi>
          <mo stretchy="false">≤</mo>
          <mi>c</mi>
        </mrow>
        <mo stretchy="false">≤</mo>
        <mi>d</mi>
      </mrow>
    </mrow>
    <annotation encoding="StarMath 5.0">b &lt;= c &lt;= d</annotation>
  </semantics>
</math>
</file>

<file path=Object 181/content.xml><?xml version="1.0" encoding="utf-8"?>
<math xmlns="http://www.w3.org/1998/Math/MathML">
  <semantics>
    <mrow>
      <msup>
        <mrow>
          <mo stretchy="false">(</mo>
          <mrow>
            <mfrac>
              <mn>1000</mn>
              <mi>a</mi>
            </mfrac>
          </mrow>
          <mo stretchy="false">)</mo>
        </mrow>
        <mrow>
          <mfrac>
            <mn>1</mn>
            <mn>3</mn>
          </mfrac>
        </mrow>
      </msup>
    </mrow>
    <annotation encoding="StarMath 5.0">(1000 over a)^{1 over 3}</annotation>
  </semantics>
</math>
</file>

<file path=Object 182/content.xml><?xml version="1.0" encoding="utf-8"?>
<math xmlns="http://www.w3.org/1998/Math/MathML">
  <semantics>
    <mrow>
      <mrow>
        <mtext/>
        <mo stretchy="false">≤</mo>
        <mn>1000</mn>
      </mrow>
    </mrow>
    <annotation encoding="StarMath 5.0">"" &lt;= 1000</annotation>
  </semantics>
</math>
</file>

<file path=Object 183/content.xml><?xml version="1.0" encoding="utf-8"?>
<math xmlns="http://www.w3.org/1998/Math/MathML">
  <semantics>
    <mrow>
      <mrow>
        <mn>1000</mn>
        <mo stretchy="false">/</mo>
        <mrow>
          <mo stretchy="false">(</mo>
          <mrow>
            <mrow>
              <mrow>
                <mi>a</mi>
                <mo stretchy="false">⋅</mo>
                <mi>b</mi>
              </mrow>
              <mo stretchy="false">⋅</mo>
              <mi>c</mi>
            </mrow>
          </mrow>
          <mo stretchy="false">)</mo>
        </mrow>
      </mrow>
    </mrow>
    <annotation encoding="StarMath 5.0">1000 / (a cdot b cdot c)</annotation>
  </semantics>
</math>
</file>

<file path=Object 184/content.xml><?xml version="1.0" encoding="utf-8"?>
<math xmlns="http://www.w3.org/1998/Math/MathML">
  <semantics>
    <mrow>
      <msub>
        <mi>D</mi>
        <mrow>
          <mn>4,2</mn>
        </mrow>
      </msub>
      <mrow>
        <mo stretchy="false">(</mo>
        <mrow>
          <mn>1000</mn>
        </mrow>
        <mo stretchy="false">)</mo>
      </mrow>
    </mrow>
    <annotation encoding="StarMath 5.0">D_{4,2}(1000)</annotation>
  </semantics>
</math>
</file>

<file path=Object 185/content.xml><?xml version="1.0" encoding="utf-8"?>
<math xmlns="http://www.w3.org/1998/Math/MathML">
  <semantics>
    <mrow>
      <mrow>
        <mrow>
          <mrow>
            <mrow>
              <mn>2</mn>
              <mo stretchy="false">≤</mo>
              <mi>a</mi>
            </mrow>
            <mo stretchy="false">≤</mo>
            <mi>b</mi>
          </mrow>
          <mo stretchy="false">≤</mo>
          <mi>c</mi>
        </mrow>
        <mo stretchy="false">≤</mo>
        <mi>d</mi>
      </mrow>
    </mrow>
    <annotation encoding="StarMath 5.0">2 &lt;= a &lt;= b &lt;= c &lt;= d</annotation>
  </semantics>
</math>
</file>

<file path=Object 186/content.xml><?xml version="1.0" encoding="utf-8"?>
<math xmlns="http://www.w3.org/1998/Math/MathML">
  <semantics>
    <mrow>
      <msup>
        <mn>1000</mn>
        <mrow>
          <mfrac>
            <mn>1</mn>
            <mn>4</mn>
          </mfrac>
        </mrow>
      </msup>
    </mrow>
    <annotation encoding="StarMath 5.0">1000^{1 over 4}</annotation>
  </semantics>
</math>
</file>

<file path=Object 187/content.xml><?xml version="1.0" encoding="utf-8"?>
<math xmlns="http://www.w3.org/1998/Math/MathML">
  <semantics>
    <mrow>
      <mrow>
        <mi>c</mi>
        <mo stretchy="false">≤</mo>
        <mi>d</mi>
      </mrow>
    </mrow>
    <annotation encoding="StarMath 5.0">c &lt;= d</annotation>
  </semantics>
</math>
</file>

<file path=Object 188/content.xml><?xml version="1.0" encoding="utf-8"?>
<math xmlns="http://www.w3.org/1998/Math/MathML">
  <semantics>
    <mrow>
      <msup>
        <mrow>
          <mo stretchy="false">(</mo>
          <mrow>
            <mfrac>
              <mn>1000</mn>
              <mrow>
                <mrow>
                  <mi>a</mi>
                  <mo stretchy="false">⋅</mo>
                  <mi>b</mi>
                </mrow>
              </mrow>
            </mfrac>
          </mrow>
          <mo stretchy="false">)</mo>
        </mrow>
        <mrow>
          <mfrac>
            <mn>1</mn>
            <mn>2</mn>
          </mfrac>
        </mrow>
      </msup>
    </mrow>
    <annotation encoding="StarMath 5.0">(1000 over {a cdot b})^{1 over 2}</annotation>
  </semantics>
</math>
</file>

<file path=Object 189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9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row>
              <mo stretchy="false">⌊</mo>
              <mrow>
                <mi>n</mi>
              </mrow>
              <mo stretchy="false">⌋</mo>
            </mrow>
          </munderover>
          <msub>
            <mi>D</mi>
            <mrow>
              <mrow>
                <mi>k</mi>
                <mo stretchy="false">−</mo>
                <mn>1,2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D_{k,2}(n) = sum from j = 2 to lfloor n rfloor D_{k-1,2} ( n over j )</annotation>
  </semantics>
</math>
</file>

<file path=Object 190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191/content.xml><?xml version="1.0" encoding="utf-8"?>
<math xmlns="http://www.w3.org/1998/Math/MathML">
  <semantics>
    <mrow>
      <mrow>
        <mtext/>
        <mo stretchy="false">&gt;</mo>
        <mtext> </mtext>
      </mrow>
      <mn>5</mn>
    </mrow>
    <annotation encoding="StarMath 5.0">"" &gt; " "5</annotation>
  </semantics>
</math>
</file>

<file path=Object 192/content.xml><?xml version="1.0" encoding="utf-8"?>
<math xmlns="http://www.w3.org/1998/Math/MathML">
  <semantics>
    <mrow>
      <msup>
        <mn>6</mn>
        <mn>4</mn>
      </msup>
    </mrow>
    <annotation encoding="StarMath 5.0">6^4</annotation>
  </semantics>
</math>
</file>

<file path=Object 193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5</mn>
      </mrow>
    </mrow>
    <annotation encoding="StarMath 5.0">2 cdot 3 cdot 4 cdot 5</annotation>
  </semantics>
</math>
</file>

<file path=Object 194/content.xml><?xml version="1.0" encoding="utf-8"?>
<math xmlns="http://www.w3.org/1998/Math/MathML">
  <semantics>
    <mrow>
      <msub>
        <mi>D</mi>
        <mrow>
          <mn>4,2</mn>
        </mrow>
      </msub>
      <mrow>
        <mo stretchy="false">(</mo>
        <mrow>
          <mn>1000</mn>
        </mrow>
        <mo stretchy="false">)</mo>
      </mrow>
    </mrow>
    <annotation encoding="StarMath 5.0">D_{4,2}(1000)</annotation>
  </semantics>
</math>
</file>

<file path=Object 195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5</mn>
      </mrow>
    </mrow>
    <annotation encoding="StarMath 5.0">2 cdot 3 cdot 4 cdot 5</annotation>
  </semantics>
</math>
</file>

<file path=Object 196/content.xml><?xml version="1.0" encoding="utf-8"?>
<math xmlns="http://www.w3.org/1998/Math/MathML">
  <semantics>
    <mrow>
      <mrow>
        <mrow>
          <mrow>
            <mn>3</mn>
            <mo stretchy="false">⋅</mo>
            <mn>2</mn>
          </mrow>
          <mo stretchy="false">⋅</mo>
          <mn>5</mn>
        </mrow>
        <mo stretchy="false">⋅</mo>
        <mn>4</mn>
      </mrow>
    </mrow>
    <annotation encoding="StarMath 5.0">3 cdot 2 cdot 5 cdot 4</annotation>
  </semantics>
</math>
</file>

<file path=Object 197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198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199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2/content.xml><?xml version="1.0" encoding="utf-8"?>
<math xmlns="http://www.w3.org/1998/Math/MathML">
  <semantics>
    <mrow>
      <msub>
        <mi>D</mi>
        <mrow>
          <mn>3,2</mn>
        </mrow>
      </msub>
      <mrow>
        <mo stretchy="false">(</mo>
        <mrow>
          <mi>n</mi>
        </mrow>
        <mo stretchy="false">)</mo>
      </mrow>
    </mrow>
    <annotation encoding="StarMath 5.0">D_{3,2}(n)</annotation>
  </semantics>
</math>
</file>

<file path=Object 2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</mrow>
        </mrow>
      </mrow>
      <mrow>
        <msub>
          <mo stretchy="false">Π</mo>
          <mrow>
            <mn>1</mn>
          </mrow>
        </msub>
        <mrow>
          <mo stretchy="false">(</mo>
          <mrow>
            <msup>
              <mi>n</mi>
              <mrow>
                <mfrac>
                  <mn>1</mn>
                  <mi>j</mi>
                </mfrac>
              </mrow>
            </msup>
          </mrow>
          <mo stretchy="false">)</mo>
        </mrow>
      </mrow>
    </mrow>
    <annotation encoding="StarMath 5.0">%pi(n) = sum from j = 1 to {lfloor log_2 n rfloor } {{%mu(j)} over j} { %PI_{1}(n^{1 over j})}</annotation>
  </semantics>
</math>
</file>

<file path=Object 200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201/content.xml><?xml version="1.0" encoding="utf-8"?>
<math xmlns="http://www.w3.org/1998/Math/MathML">
  <semantics>
    <mrow>
      <mrow>
        <mtext/>
        <mo stretchy="false">≥</mo>
        <mn>2</mn>
      </mrow>
    </mrow>
    <annotation encoding="StarMath 5.0">"" &gt;= 2</annotation>
  </semantics>
</math>
</file>

<file path=Object 202/content.xml><?xml version="1.0" encoding="utf-8"?>
<math xmlns="http://www.w3.org/1998/Math/MathML">
  <semantics>
    <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</mrow>
    <annotation encoding="StarMath 5.0">(binom{k}{j})</annotation>
  </semantics>
</math>
</file>

<file path=Object 203/content.xml><?xml version="1.0" encoding="utf-8"?>
<math xmlns="http://www.w3.org/1998/Math/MathML">
  <semantics>
    <mrow>
      <mrow>
        <mtext/>
        <mo stretchy="false">=</mo>
        <mfrac>
          <mrow>
            <mi>k</mi>
            <mi>!</mi>
          </mrow>
          <mrow>
            <mi>j</mi>
            <mi>!</mi>
            <mrow>
              <mo stretchy="false">(</mo>
              <mrow>
                <mrow>
                  <mi>k</mi>
                  <mo stretchy="false">−</mo>
                  <mi>j</mi>
                </mrow>
              </mrow>
              <mo stretchy="false">)</mo>
            </mrow>
            <mi>!</mi>
          </mrow>
        </mfrac>
      </mrow>
    </mrow>
    <annotation encoding="StarMath 5.0">"" = {k!} over { j! (k-j)! }</annotation>
  </semantics>
</math>
</file>

<file path=Object 204/content.xml><?xml version="1.0" encoding="utf-8"?>
<math xmlns="http://www.w3.org/1998/Math/MathML">
  <semantics>
    <mrow>
      <mn>7</mn>
      <mrow>
        <mi>!</mi>
        <mo stretchy="false">=</mo>
        <mrow>
          <mrow>
            <mrow>
              <mrow>
                <mrow>
                  <mrow>
                    <mn>7</mn>
                    <mo stretchy="false">⋅</mo>
                    <mn>6</mn>
                  </mrow>
                  <mo stretchy="false">⋅</mo>
                  <mn>5</mn>
                </mrow>
                <mo stretchy="false">⋅</mo>
                <mn>4</mn>
              </mrow>
              <mo stretchy="false">⋅</mo>
              <mn>3</mn>
            </mrow>
            <mo stretchy="false">⋅</mo>
            <mn>2</mn>
          </mrow>
          <mo stretchy="false">⋅</mo>
          <mn>1</mn>
        </mrow>
      </mrow>
    </mrow>
    <annotation encoding="StarMath 5.0">7! = 7 cdot 6 cdot 5 cdot 4  cdot 3 cdot 2 cdot 1</annotation>
  </semantics>
</math>
</file>

<file path=Object 205/content.xml><?xml version="1.0" encoding="utf-8"?>
<math xmlns="http://www.w3.org/1998/Math/MathML">
  <semantics>
    <mrow>
      <mn>0</mn>
      <mrow>
        <mi>!</mi>
        <mo stretchy="false">=</mo>
        <mn>1</mn>
      </mrow>
    </mrow>
    <annotation encoding="StarMath 5.0">0! = 1</annotation>
  </semantics>
</math>
</file>

<file path=Object 206/content.xml><?xml version="1.0" encoding="utf-8"?>
<math xmlns="http://www.w3.org/1998/Math/MathML">
  <semantics>
    <mrow>
      <mrow>
        <mrow>
          <mrow>
            <mn>4</mn>
            <mo stretchy="false">⋅</mo>
            <mn>6</mn>
          </mrow>
          <mo stretchy="false">⋅</mo>
          <mn>6</mn>
        </mrow>
        <mo stretchy="false">⋅</mo>
        <mn>6</mn>
      </mrow>
    </mrow>
    <annotation encoding="StarMath 5.0">4 cdot 6 cdot 6 cdot 6</annotation>
  </semantics>
</math>
</file>

<file path=Object 207/content.xml><?xml version="1.0" encoding="utf-8"?>
<math xmlns="http://www.w3.org/1998/Math/MathML">
  <semantics>
    <mrow>
      <mrow>
        <msup>
          <mi>a</mi>
          <mn>1</mn>
        </msup>
        <mo stretchy="false">⋅</mo>
        <msup>
          <mi>b</mi>
          <mn>3</mn>
        </msup>
      </mrow>
    </mrow>
    <annotation encoding="StarMath 5.0">a^1 cdot b^3</annotation>
  </semantics>
</math>
</file>

<file path=Object 208/content.xml><?xml version="1.0" encoding="utf-8"?>
<math xmlns="http://www.w3.org/1998/Math/MathML">
  <semantics>
    <mrow>
      <mrow>
        <mrow>
          <mrow>
            <mo stretchy="false">(</mo>
            <mrow>
              <mtable>
                <mtr>
                  <mtd>
                    <mrow>
                      <mn>4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  <mo stretchy="false">)</mo>
          </mrow>
          <mo stretchy="false">⋅</mo>
          <mrow>
            <mo stretchy="false">(</mo>
            <mrow>
              <mtable>
                <mtr>
                  <mtd>
                    <mrow>
                      <mn>3</mn>
                    </mrow>
                  </mtd>
                </mtr>
                <mtr>
                  <mtd>
                    <mrow>
                      <mn>3</mn>
                    </mrow>
                  </mtd>
                </mtr>
              </mtable>
            </mrow>
            <mo stretchy="false">)</mo>
          </mrow>
        </mrow>
        <mo stretchy="false">=</mo>
        <mn>4</mn>
      </mrow>
    </mrow>
    <annotation encoding="StarMath 5.0">(binom{4}{1}) cdot (binom{3}{3})=4</annotation>
  </semantics>
</math>
</file>

<file path=Object 209/content.xml><?xml version="1.0" encoding="utf-8"?>
<math xmlns="http://www.w3.org/1998/Math/MathML">
  <semantics>
    <mrow>
      <mrow>
        <mrow>
          <mrow>
            <mn>2</mn>
            <mo stretchy="false">⋅</mo>
            <mn>2</mn>
          </mrow>
          <mo stretchy="false">⋅</mo>
          <mn>9</mn>
        </mrow>
        <mo stretchy="false">⋅</mo>
        <mn>9</mn>
      </mrow>
    </mrow>
    <annotation encoding="StarMath 5.0">2 cdot 2 cdot 9 cdot 9 </annotation>
  </semantics>
</math>
</file>

<file path=Object 21/content.xml><?xml version="1.0" encoding="utf-8"?>
<math xmlns="http://www.w3.org/1998/Math/MathML">
  <semantics>
    <mrow>
      <msub>
        <mo stretchy="false">Π</mo>
        <mrow>
          <mi>k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2</mn>
              </mrow>
              <mrow>
                <mo stretchy="false">⌊</mo>
                <mrow>
                  <mi>n</mi>
                </mrow>
                <mo stretchy="false">⌋</mo>
              </mrow>
            </munderover>
            <mrow>
              <mfrac>
                <mn>1</mn>
                <mi>k</mi>
              </mfrac>
            </mrow>
          </mrow>
          <mo stretchy="false">−</mo>
          <msub>
            <mo stretchy="false">Π</mo>
            <mrow>
              <mrow>
                <mi>k</mi>
                <mo stretchy="false">+</mo>
                <mn>1</mn>
              </mrow>
            </mrow>
          </msub>
        </mrow>
      </mrow>
      <mrow>
        <mo stretchy="false">(</mo>
        <mrow>
          <mfrac>
            <mi>n</mi>
            <mi>j</mi>
          </mfrac>
        </mrow>
        <mo stretchy="false">)</mo>
      </mrow>
    </mrow>
    <annotation encoding="StarMath 5.0">%PI_{k}(n) = sum from j = 2 to lfloor n rfloor { 1 over k } - %PI_{k+1} ( n over j )</annotation>
  </semantics>
</math>
</file>

<file path=Object 210/content.xml><?xml version="1.0" encoding="utf-8"?>
<math xmlns="http://www.w3.org/1998/Math/MathML">
  <semantics>
    <mrow>
      <mrow>
        <mrow>
          <mrow>
            <mo stretchy="false">(</mo>
            <mrow>
              <mtable>
                <mtr>
                  <mtd>
                    <mrow>
                      <mn>4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  <mo stretchy="false">)</mo>
          </mrow>
          <mo stretchy="false">⋅</mo>
          <mrow>
            <mo stretchy="false">(</mo>
            <mrow>
              <mtable>
                <mtr>
                  <mtd>
                    <mrow>
                      <mn>2</mn>
                    </mrow>
                  </mtd>
                </mtr>
                <mtr>
                  <mtd>
                    <mrow>
                      <mn>2</mn>
                    </mrow>
                  </mtd>
                </mtr>
              </mtable>
            </mrow>
            <mo stretchy="false">)</mo>
          </mrow>
        </mrow>
        <mo stretchy="false">=</mo>
        <mn>6</mn>
      </mrow>
    </mrow>
    <annotation encoding="StarMath 5.0">(binom{4}{2}) cdot (binom{2}{2})=6</annotation>
  </semantics>
</math>
</file>

<file path=Object 211/content.xml><?xml version="1.0" encoding="utf-8"?>
<math xmlns="http://www.w3.org/1998/Math/MathML">
  <semantics>
    <mrow>
      <mrow>
        <msup>
          <mi>a</mi>
          <mn>2</mn>
        </msup>
        <mo stretchy="false">⋅</mo>
        <msup>
          <mi>b</mi>
          <mn>2</mn>
        </msup>
      </mrow>
    </mrow>
    <annotation encoding="StarMath 5.0">a^2 cdot b^2</annotation>
  </semantics>
</math>
</file>

<file path=Object 212/content.xml><?xml version="1.0" encoding="utf-8"?>
<math xmlns="http://www.w3.org/1998/Math/MathML">
  <semantics>
    <mrow>
      <mrow>
        <mrow>
          <mrow>
            <mn>2</mn>
            <mo stretchy="false">⋅</mo>
            <mn>3</mn>
          </mrow>
          <mo stretchy="false">⋅</mo>
          <mn>4</mn>
        </mrow>
        <mo stretchy="false">⋅</mo>
        <mn>5</mn>
      </mrow>
    </mrow>
    <annotation encoding="StarMath 5.0">2 cdot 3 cdot 4 cdot 5</annotation>
  </semantics>
</math>
</file>

<file path=Object 213/content.xml><?xml version="1.0" encoding="utf-8"?>
<math xmlns="http://www.w3.org/1998/Math/MathML">
  <semantics>
    <mrow>
      <mrow>
        <mrow>
          <mrow>
            <msup>
              <mi>a</mi>
              <mn>1</mn>
            </msup>
            <mo stretchy="false">⋅</mo>
            <msup>
              <mi>b</mi>
              <mn>1</mn>
            </msup>
          </mrow>
          <mo stretchy="false">⋅</mo>
          <msup>
            <mi>c</mi>
            <mn>1</mn>
          </msup>
        </mrow>
        <mo stretchy="false">⋅</mo>
        <msup>
          <mi>d</mi>
          <mn>1</mn>
        </msup>
      </mrow>
    </mrow>
    <annotation encoding="StarMath 5.0">a^1 cdot b^1 cdot c^1 cdot d^1</annotation>
  </semantics>
</math>
</file>

<file path=Object 214/content.xml><?xml version="1.0" encoding="utf-8"?>
<math xmlns="http://www.w3.org/1998/Math/MathML">
  <semantics>
    <mrow>
      <mrow>
        <mrow>
          <mrow>
            <mrow>
              <mrow>
                <mo stretchy="false">(</mo>
                <mrow>
                  <mtable>
                    <mtr>
                      <mtd>
                        <mrow>
                          <mn>4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</mtable>
                </mrow>
                <mo stretchy="false">)</mo>
              </mrow>
              <mo stretchy="false">⋅</mo>
              <mrow>
                <mo stretchy="false">(</mo>
                <mrow>
                  <mtable>
                    <mtr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</mtr>
                  </mtable>
                </mrow>
                <mo stretchy="false">)</mo>
              </mrow>
            </mrow>
            <mo stretchy="false">⋅</mo>
            <mrow>
              <mo stretchy="false">(</mo>
              <mrow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  <mo stretchy="false">)</mo>
            </mrow>
          </mrow>
          <mo stretchy="false">⋅</mo>
          <mrow>
            <mo stretchy="false">(</mo>
            <mrow>
              <mtable>
                <mtr>
                  <mtd>
                    <mrow>
                      <mn>1</mn>
                    </mrow>
                  </mtd>
                </mtr>
                <mtr>
                  <mtd>
                    <mrow>
                      <mn>1</mn>
                    </mrow>
                  </mtd>
                </mtr>
              </mtable>
            </mrow>
            <mo stretchy="false">)</mo>
          </mrow>
        </mrow>
        <mo stretchy="false">=</mo>
        <mn>24</mn>
      </mrow>
    </mrow>
    <annotation encoding="StarMath 5.0">(binom{4}{1}) cdot (binom{3}{1}) cdot (binom{2}{1}) cdot (binom{1}{1}) = 24</annotation>
  </semantics>
</math>
</file>

<file path=Object 215/content.xml><?xml version="1.0" encoding="utf-8"?>
<math xmlns="http://www.w3.org/1998/Math/MathML">
  <semantics>
    <mrow>
      <msub>
        <mi>D</mi>
        <mrow>
          <mn>1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row>
            <mrow>
              <mo stretchy="false">⌊</mo>
              <mrow>
                <mi>n</mi>
              </mrow>
              <mo stretchy="false">⌋</mo>
            </mrow>
            <mo stretchy="false">−</mo>
            <mi>a</mi>
          </mrow>
          <mo stretchy="false">+</mo>
          <mn>1</mn>
        </mrow>
      </mrow>
    </mrow>
    <annotation encoding="StarMath 5.0">D_{1,a}(n) = lfloor n rfloor - a + 1</annotation>
  </semantics>
</math>
</file>

<file path=Object 2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i>n</mi>
                  </mrow>
                </mrow>
                <mo stretchy="false">⌋</mo>
              </mrow>
            </mrow>
          </munderover>
          <mrow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  <msub>
              <mi>D</mi>
              <mrow>
                <mi>k</mi>
                <mi>,</mi>
                <mn>2</mn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%PI(n) = sum from k = 1 to { lfloor log_2 {n} rfloor } { {(-1)^{k+1} over k} D_{k,2}(n)}</annotation>
  </semantics>
</math>
</file>

<file path=Object 23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i>n</mi>
                  </mrow>
                </mrow>
                <mo stretchy="false">⌋</mo>
              </mrow>
            </mrow>
          </munderover>
          <mrow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  <msub>
              <mi>D</mi>
              <mrow>
                <mi>k</mi>
                <mi>,</mi>
                <mn>2</mn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%PI(n) = sum from k = 1 to { lfloor log_2 {n} rfloor } { {(-1)^{k+1} over k} D_{k,2}(n)}</annotation>
  </semantics>
</math>
</file>

<file path=Object 24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≤</mo>
        <mi>n</mi>
      </mrow>
    </mrow>
    <annotation encoding="StarMath 5.0">a cdot b &lt;= n</annotation>
  </semantics>
</math>
</file>

<file path=Object 25/content.xml><?xml version="1.0" encoding="utf-8"?>
<math xmlns="http://www.w3.org/1998/Math/MathML">
  <semantics>
    <mrow>
      <mrow>
        <mrow>
          <mi>a</mi>
          <mo stretchy="false">⋅</mo>
          <mi>b</mi>
        </mrow>
        <mo stretchy="false">≤</mo>
        <mn>10</mn>
      </mrow>
    </mrow>
    <annotation encoding="StarMath 5.0">a cdot b &lt;= 10</annotation>
  </semantics>
</math>
</file>

<file path=Object 26/content.xml><?xml version="1.0" encoding="utf-8"?>
<math xmlns="http://www.w3.org/1998/Math/MathML">
  <semantics>
    <mrow>
      <mrow>
        <mrow>
          <mrow>
            <mi>a</mi>
            <mo stretchy="false">⋅</mo>
            <mi>b</mi>
          </mrow>
          <mo stretchy="false">⋅</mo>
          <mi>c</mi>
        </mrow>
        <mo stretchy="false">≤</mo>
        <mi>n</mi>
      </mrow>
    </mrow>
    <annotation encoding="StarMath 5.0">a cdot b cdot c &lt;= n</annotation>
  </semantics>
</math>
</file>

<file path=Object 27/content.xml><?xml version="1.0" encoding="utf-8"?>
<math xmlns="http://www.w3.org/1998/Math/MathML">
  <semantics>
    <mrow>
      <msub>
        <mi>D</mi>
        <mrow>
          <mn>5,2</mn>
        </mrow>
      </msub>
      <mrow>
        <mrow>
          <mo stretchy="false">(</mo>
          <mrow>
            <mn>80</mn>
          </mrow>
          <mo stretchy="false">)</mo>
        </mrow>
        <mo stretchy="false">=</mo>
        <mn>26</mn>
      </mrow>
    </mrow>
    <annotation encoding="StarMath 5.0">D_{5,2}(80)=26</annotation>
  </semantics>
</math>
</file>

<file path=Object 28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29/content.xml><?xml version="1.0" encoding="utf-8"?>
<math xmlns="http://www.w3.org/1998/Math/MathML">
  <semantics>
    <mrow>
      <mo stretchy="false">π</mo>
      <mrow>
        <mo stretchy="false">(</mo>
        <mrow>
          <msup>
            <mi>n</mi>
            <mrow>
              <mfrac>
                <mn>1</mn>
                <mn>3</mn>
              </mfrac>
            </mrow>
          </msup>
        </mrow>
        <mo stretchy="false">)</mo>
      </mrow>
    </mrow>
    <annotation encoding="StarMath 5.0">%pi(n^{1 over 3})</annotation>
  </semantics>
</math>
</file>

<file path=Object 3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30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−</mo>
        <mrow>
          <mfrac>
            <mn>1</mn>
            <mn>2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2</mn>
                </mfrac>
              </mrow>
            </msup>
          </mrow>
          <mo stretchy="false">)</mo>
        </mrow>
        <mo stretchy="false">−</mo>
        <mrow>
          <mfrac>
            <mn>1</mn>
            <mn>3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3</mn>
                </mfrac>
              </mrow>
            </msup>
          </mrow>
          <mo stretchy="false">)</mo>
        </mrow>
        <mo stretchy="false">−</mo>
        <mrow>
          <mfrac>
            <mn>1</mn>
            <mn>5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5</mn>
                </mfrac>
              </mrow>
            </msup>
          </mrow>
          <mo stretchy="false">)</mo>
        </mrow>
        <mo stretchy="false">+</mo>
        <mrow>
          <mfrac>
            <mn>1</mn>
            <mn>6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6</mn>
                </mfrac>
              </mrow>
            </msup>
          </mrow>
          <mo stretchy="false">)</mo>
        </mrow>
        <mo stretchy="false">−</mo>
        <mrow>
          <mfrac>
            <mn>1</mn>
            <mn>7</mn>
          </mfrac>
        </mrow>
      </mrow>
      <mo stretchy="false">Π</mo>
      <mrow>
        <mrow>
          <mo stretchy="false">(</mo>
          <mrow>
            <msup>
              <mi>n</mi>
              <mrow>
                <mfrac>
                  <mn>1</mn>
                  <mn>7</mn>
                </mfrac>
              </mrow>
            </msup>
          </mrow>
          <mo stretchy="false">)</mo>
        </mrow>
        <mo stretchy="false">+</mo>
        <mrow>
          <mfrac>
            <mn>1</mn>
            <mn>10</mn>
          </mfrac>
        </mrow>
      </mrow>
      <mrow>
        <mn>...</mn>
        <mo stretchy="false">=</mo>
        <mo stretchy="false">π</mo>
      </mrow>
      <mrow>
        <mo stretchy="false">(</mo>
        <mrow>
          <mi>n</mi>
        </mrow>
        <mo stretchy="false">)</mo>
      </mrow>
    </mrow>
    <annotation encoding="StarMath 5.0">%PI(n) - {1 over 2}%PI(n^{1 over 2}) - {1 over 3}%PI(n^{1 over 3}) - {1 over 5}%PI(n^{1 over 5}) + {1 over 6}%PI(n^{1 over 6})- {1 over 7}%PI(n^{1 over 7})+{1 over 10}... = %pi(n)</annotation>
  </semantics>
</math>
</file>

<file path=Object 31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32/content.xml><?xml version="1.0" encoding="utf-8"?>
<math xmlns="http://www.w3.org/1998/Math/MathML">
  <semantics>
    <mrow>
      <msub>
        <mi>log</mi>
        <mn>2</mn>
      </msub>
      <mi>n</mi>
    </mrow>
    <annotation encoding="StarMath 5.0">log_2 n</annotation>
  </semantics>
</math>
</file>

<file path=Object 33/content.xml><?xml version="1.0" encoding="utf-8"?>
<math xmlns="http://www.w3.org/1998/Math/MathML">
  <semantics>
    <mrow>
      <mo stretchy="false">Π</mo>
      <mrow>
        <mrow>
          <mo stretchy="false">(</mo>
          <mrow>
            <mn>2</mn>
          </mrow>
          <mo stretchy="false">)</mo>
        </mrow>
        <mo stretchy="false">=</mo>
        <mn>1</mn>
      </mrow>
    </mrow>
    <annotation encoding="StarMath 5.0">%PI(2)=1</annotation>
  </semantics>
</math>
</file>

<file path=Object 34/content.xml><?xml version="1.0" encoding="utf-8"?>
<math xmlns="http://www.w3.org/1998/Math/MathML">
  <semantics>
    <mrow>
      <mo stretchy="false">Π</mo>
      <mrow>
        <mrow>
          <mo stretchy="false">(</mo>
          <mrow>
            <mn>1</mn>
          </mrow>
          <mo stretchy="false">)</mo>
        </mrow>
        <mo stretchy="false">=</mo>
        <mn>0</mn>
      </mrow>
    </mrow>
    <annotation encoding="StarMath 5.0">%PI(1)=0</annotation>
  </semantics>
</math>
</file>

<file path=Object 35/content.xml><?xml version="1.0" encoding="utf-8"?>
<math xmlns="http://www.w3.org/1998/Math/MathML">
  <semantics>
    <mrow>
      <mo stretchy="false">μ</mo>
      <mrow>
        <mo stretchy="false">(</mo>
        <mrow>
          <mi>j</mi>
        </mrow>
        <mo stretchy="false">)</mo>
      </mrow>
    </mrow>
    <annotation encoding="StarMath 5.0">%mu(j)</annotation>
  </semantics>
</math>
</file>

<file path=Object 36/content.xml><?xml version="1.0" encoding="utf-8"?>
<math xmlns="http://www.w3.org/1998/Math/MathML">
  <semantics>
    <mrow>
      <mrow>
        <mo stretchy="false">(</mo>
        <mrow>
          <mtable>
            <mtr>
              <mtd>
                <mrow>
                  <mi>k</mi>
                </mrow>
              </mtd>
            </mtr>
            <mtr>
              <mtd>
                <mrow>
                  <mi>j</mi>
                </mrow>
              </mtd>
            </mtr>
          </mtable>
        </mrow>
        <mo stretchy="false">)</mo>
      </mrow>
    </mrow>
    <annotation encoding="StarMath 5.0">(binom{k}{j})</annotation>
  </semantics>
</math>
</file>

<file path=Object 37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38/content.xml><?xml version="1.0" encoding="utf-8"?>
<math xmlns="http://www.w3.org/1998/Math/MathML">
  <semantics>
    <mrow>
      <msub>
        <mo stretchy="false">Π</mo>
        <mn>1</mn>
      </msub>
      <mrow>
        <mo stretchy="false">(</mo>
        <mrow>
          <mi>n</mi>
        </mrow>
        <mo stretchy="false">)</mo>
      </mrow>
    </mrow>
    <annotation encoding="StarMath 5.0">%PI_1(n)</annotation>
  </semantics>
</math>
</file>

<file path=Object 39/content.xml><?xml version="1.0" encoding="utf-8"?>
<math xmlns="http://www.w3.org/1998/Math/MathML">
  <semantics>
    <mrow>
      <msub>
        <mo stretchy="false">Π</mo>
        <mn>2</mn>
      </msub>
      <mrow>
        <mo stretchy="false">(</mo>
        <mrow>
          <mi>n</mi>
        </mrow>
        <mo stretchy="false">)</mo>
      </mrow>
    </mrow>
    <annotation encoding="StarMath 5.0">%PI_2(n)</annotation>
  </semantics>
</math>
</file>

<file path=Object 4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40/content.xml><?xml version="1.0" encoding="utf-8"?>
<math xmlns="http://www.w3.org/1998/Math/MathML">
  <semantics>
    <mrow>
      <msub>
        <mo stretchy="false">Π</mo>
        <mn>3</mn>
      </msub>
      <mrow>
        <mo stretchy="false">(</mo>
        <mrow>
          <mi>n</mi>
        </mrow>
        <mo stretchy="false">)</mo>
      </mrow>
    </mrow>
    <annotation encoding="StarMath 5.0">%PI_3(n)</annotation>
  </semantics>
</math>
</file>

<file path=Object 41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42/content.xml><?xml version="1.0" encoding="utf-8"?>
<math xmlns="http://www.w3.org/1998/Math/MathML">
  <semantics>
    <mrow>
      <mo stretchy="false">μ</mo>
      <mrow>
        <mo stretchy="false">(</mo>
        <mrow>
          <mi>n</mi>
        </mrow>
        <mo stretchy="false">)</mo>
      </mrow>
    </mrow>
    <annotation encoding="StarMath 5.0">%mu(n)</annotation>
  </semantics>
</math>
</file>

<file path=Object 43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4</mn>
                <mn>5</mn>
              </mfrac>
            </mrow>
          </msup>
        </mrow>
        <mo stretchy="false">)</mo>
      </mrow>
    </mrow>
    <annotation encoding="StarMath 5.0">O(n^{4 over 5})</annotation>
  </semantics>
</math>
</file>

<file path=Object 44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</mrow>
        <mo stretchy="false">)</mo>
      </mrow>
    </mrow>
    <annotation encoding="StarMath 5.0">O(n^{2 over 3})</annotation>
  </semantics>
</math>
</file>

<file path=Object 45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</mrow>
        <mo stretchy="false">)</mo>
      </mrow>
    </mrow>
    <annotation encoding="StarMath 5.0">O(n^{1 over 3})</annotation>
  </semantics>
</math>
</file>

<file path=Object 46/content.xml><?xml version="1.0" encoding="utf-8"?>
<math xmlns="http://www.w3.org/1998/Math/MathML">
  <semantics>
    <mrow>
      <msub>
        <mi>D</mi>
        <mrow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frac>
                    <mn>1</mn>
                    <mi>k</mi>
                  </mfrac>
                </mrow>
              </msup>
            </mrow>
            <mo stretchy="false">⌋</mo>
          </mrow>
        </munderover>
        <msub>
          <mi>D</mi>
          <mrow>
            <mrow>
              <mi>k</mi>
              <mo stretchy="false">−</mo>
              <mi>j</mi>
            </mrow>
            <mi>,</mi>
            <mrow>
              <mi>m</mi>
              <mo stretchy="false">+</mo>
              <mn>1</mn>
            </mrow>
          </mrow>
        </msub>
      </mrow>
      <mrow>
        <mo stretchy="false">(</mo>
        <mrow>
          <mfrac>
            <mi>n</mi>
            <msup>
              <mi>m</mi>
              <mi>j</mi>
            </msup>
          </mfrac>
        </mrow>
        <mo stretchy="false">)</mo>
      </mrow>
    </mrow>
    <annotation encoding="StarMath 5.0">D_{k,a}(n) = sum from j = 1 to k (binom{k}{j}) sum from m = a to lfloor n^{1 over k} rfloor D_{k-j, m+1}(n over m^j)</annotation>
  </semantics>
</math>
</file>

<file path=Object 47/content.xml><?xml version="1.0" encoding="utf-8"?>
<math xmlns="http://www.w3.org/1998/Math/MathML">
  <semantics>
    <mtable>
      <mtr>
        <mtd>
          <mrow>
            <mo stretchy="false">Π</mo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row>
                  <mrow>
                    <mi>n</mi>
                    <mo stretchy="false">−</mo>
                    <mn>1</mn>
                  </mrow>
                  <mo stretchy="false">+</mo>
                  <mrow>
                    <munderover>
                      <mo stretchy="false">∑</mo>
                      <mrow>
                        <mi>j</mi>
                        <mo stretchy="false">=</mo>
                        <mrow>
                          <mrow>
                            <mrow>
                              <mo stretchy="false">⌊</mo>
                              <mrow>
                                <msup>
                                  <mi>n</mi>
                                  <mrow>
                                    <mfrac>
                                      <mn>1</mn>
                                      <mn>3</mn>
                                    </mfrac>
                                  </mrow>
                                </msup>
                              </mrow>
                              <mo stretchy="false">⌋</mo>
                            </mrow>
                            <mo stretchy="false">+</mo>
                            <mn>1</mn>
                          </mrow>
                        </mrow>
                      </mrow>
                      <mrow>
                        <mo stretchy="false">⌊</mo>
                        <mrow>
                          <mrow>
                            <msup>
                              <mi>n</mi>
                              <mrow>
                                <mfrac>
                                  <mn>1</mn>
                                  <mn>2</mn>
                                </mfrac>
                              </mrow>
                            </msup>
                          </mrow>
                        </mrow>
                        <mo stretchy="false">⌋</mo>
                      </mrow>
                    </munderover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2</mn>
                          </mrow>
                          <mrow>
                            <mrow>
                              <mo stretchy="false">⌊</mo>
                              <mrow>
                                <msub>
                                  <mi>log</mi>
                                  <mn>2</mn>
                                </msub>
                                <mi>n</mi>
                              </mrow>
                              <mo stretchy="false">⌋</mo>
                            </mrow>
                          </mrow>
                        </munderover>
                        <mrow>
                          <mrow>
                            <mfrac>
                              <mrow>
                                <mrow>
                                  <mo stretchy="false">−</mo>
                                  <msup>
                                    <mn>1</mn>
                                    <mrow>
                                      <mrow>
                                        <mi>k</mi>
                                        <mo stretchy="false">+</mo>
                                        <mn>1</mn>
                                      </mrow>
                                    </mrow>
                                  </msup>
                                </mrow>
                              </mrow>
                              <mrow>
                                <mi>k</mi>
                              </mrow>
                            </mfrac>
                          </mrow>
                          <msub>
                            <mi>D</mi>
                            <mrow>
                              <mrow>
                                <mi>k</mi>
                                <mo stretchy="false">−</mo>
                                <mn>1,2</mn>
                              </mrow>
                            </mrow>
                          </msub>
                          <mrow>
                            <mo stretchy="false">(</mo>
                            <mrow>
                              <mfrac>
                                <mi>n</mi>
                                <mi>j</mi>
                              </mfrac>
                            </mrow>
                            <mo stretchy="false">)</mo>
                          </mrow>
                        </mrow>
                      </mrow>
                    </mrow>
                  </mrow>
                </mrow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o stretchy="false">⌊</mo>
                      <mrow>
                        <mrow>
                          <msup>
                            <mi>n</mi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</mrow>
                      </mrow>
                      <mo stretchy="false">⌋</mo>
                    </mrow>
                  </munderover>
                  <mrow>
                    <mrow>
                      <mo stretchy="false">(</mo>
                      <mrow>
                        <mrow>
                          <mrow>
                            <mrow>
                              <mo stretchy="false">⌊</mo>
                              <mrow>
                                <mfrac>
                                  <mi>n</mi>
                                  <mi>j</mi>
                                </mfrac>
                              </mrow>
                              <mo stretchy="false">⌋</mo>
                            </mrow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row>
                                    <mi>j</mi>
                                    <mo stretchy="false">+</mo>
                                    <mn>1</mn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  <mrow>
                      <munderover>
                        <mo stretchy="false">∑</mo>
                        <mrow>
                          <mi>k</mi>
                          <mo stretchy="false">=</mo>
                          <mn>2</mn>
                        </mrow>
                        <mrow>
                          <mrow>
                            <mo stretchy="false">⌊</mo>
                            <mrow>
                              <msub>
                                <mi>log</mi>
                                <mn>2</mn>
                              </msub>
                              <mi>n</mi>
                            </mrow>
                            <mo stretchy="false">⌋</mo>
                          </mrow>
                        </mrow>
                      </munderover>
                      <mrow>
                        <mrow>
                          <mfrac>
                            <mrow>
                              <mrow>
                                <mo stretchy="false">−</mo>
                                <msup>
                                  <mn>1</mn>
                                  <mrow>
                                    <mrow>
                                      <mi>k</mi>
                                      <mo stretchy="false">+</mo>
                                      <mn>1</mn>
                                    </mrow>
                                  </mrow>
                                </msup>
                              </mrow>
                            </mrow>
                            <mrow>
                              <mi>k</mi>
                            </mrow>
                          </mfrac>
                        </mrow>
                        <msub>
                          <mi>D</mi>
                          <mrow>
                            <mrow>
                              <mi>k</mi>
                              <mo stretchy="false">−</mo>
                              <mn>1,2</mn>
                            </mrow>
                          </mrow>
                        </msub>
                        <mrow>
                          <mo stretchy="false">(</mo>
                          <mrow>
                            <mi>j</mi>
                          </mrow>
                          <mo stretchy="false">)</mo>
                        </mrow>
                      </mrow>
                    </mrow>
                  </mrow>
                </mrow>
              </mrow>
            </mrow>
            <mtext>              </mtext>
            <mtext/>
          </mrow>
        </mtd>
      </mtr>
      <mtr>
        <mtd>
          <mrow>
            <mrow>
              <mrow>
                <mtext>                    </mtext>
                <mo stretchy="false">+</mo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sub>
                        <mi>d</mi>
                        <mrow>
                          <mrow>
                            <mi>k</mi>
                            <mo stretchy="false">−</mo>
                            <mn>1,2</mn>
                          </mrow>
                        </mrow>
                      </msub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n>1,2</mn>
                        </mrow>
                      </msub>
                      <mrow>
                        <mo stretchy="false">(</mo>
                        <mrow>
                          <mfrac>
                            <mi>n</mi>
                            <mi>j</mi>
                          </mfrac>
                        </mrow>
                        <mo stretchy="false">)</mo>
                      </mrow>
                    </mrow>
                  </mrow>
                </mrow>
              </mrow>
              <mo stretchy="false">+</mo>
              <mrow>
                <munderover>
                  <mo stretchy="false">∑</mo>
                  <mrow>
                    <mi>j</mi>
                    <mo stretchy="false">=</mo>
                    <mn>2</mn>
                  </mrow>
                  <mrow>
                    <mo stretchy="false">⌊</mo>
                    <mrow>
                      <msup>
                        <mi>n</mi>
                        <mrow>
                          <mfrac>
                            <mn>1</mn>
                            <mn>3</mn>
                          </mfrac>
                        </mrow>
                      </msup>
                    </mrow>
                    <mo stretchy="false">⌋</mo>
                  </mrow>
                </munderover>
                <mrow>
                  <munderover>
                    <mo stretchy="false">∑</mo>
                    <mrow>
                      <mi>s</mi>
                      <mo stretchy="false">=</mo>
                      <mrow>
                        <mrow>
                          <mrow>
                            <mo stretchy="false">⌊</mo>
                            <mrow>
                              <mrow>
                                <mfrac>
                                  <mrow>
                                    <mo stretchy="false">⌊</mo>
                                    <mrow>
                                      <msup>
                                        <mi>n</mi>
                                        <mrow>
                                          <mfrac>
                                            <mn>1</mn>
                                            <mn>3</mn>
                                          </mfrac>
                                        </mrow>
                                      </msup>
                                    </mrow>
                                    <mo stretchy="false">⌋</mo>
                                  </mrow>
                                  <mi>j</mi>
                                </mfrac>
                              </mrow>
                            </mrow>
                            <mo stretchy="false">⌋</mo>
                          </mrow>
                          <mo stretchy="false">+</mo>
                          <mn>1</mn>
                        </mrow>
                      </mrow>
                    </mrow>
                    <mrow>
                      <mo stretchy="false">⌊</mo>
                      <mrow>
                        <mrow>
                          <mfrac>
                            <mi>n</mi>
                            <mi>j</mi>
                          </mfrac>
                        </mrow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2</mn>
                      </mrow>
                      <mrow>
                        <mrow>
                          <mo stretchy="false">⌊</mo>
                          <mrow>
                            <msub>
                              <mi>log</mi>
                              <mn>2</mn>
                            </msub>
                            <mi>n</mi>
                          </mrow>
                          <mo stretchy="false">⌋</mo>
                        </mrow>
                      </mrow>
                    </munderover>
                    <mrow>
                      <mrow>
                        <mfrac>
                          <mrow>
                            <mrow>
                              <mo stretchy="false">−</mo>
                              <msup>
                                <mn>1</mn>
                                <mrow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</msup>
                            </mrow>
                          </mrow>
                          <mrow>
                            <mi>k</mi>
                          </mrow>
                        </mfrac>
                      </mrow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row>
                            <mrow>
                              <mi>k</mi>
                              <mo stretchy="false">−</mo>
                              <mn>2</mn>
                            </mrow>
                          </mrow>
                        </munderover>
                        <msub>
                          <mi>d</mi>
                          <mrow>
                            <mi>m</mi>
                            <mi>,</mi>
                            <mn>2</mn>
                          </mrow>
                        </msub>
                      </mrow>
                      <mrow>
                        <mo stretchy="false">(</mo>
                        <mrow>
                          <mi>j</mi>
                        </mrow>
                        <mo stretchy="false">)</mo>
                      </mrow>
                      <msub>
                        <mi>D</mi>
                        <mrow>
                          <mrow>
                            <mrow>
                              <mi>k</mi>
                              <mo stretchy="false">−</mo>
                              <mi>m</mi>
                            </mrow>
                            <mo stretchy="false">−</mo>
                            <mn>1,2</mn>
                          </mrow>
                        </mrow>
                      </msub>
                      <mrow>
                        <mo stretchy="false">(</mo>
                        <mrow>
                          <mfrac>
                            <mi>n</mi>
                            <mi mathvariant="italic">js</mi>
                          </mfrac>
                        </mrow>
                        <mo stretchy="false">)</mo>
                      </mrow>
                    </mrow>
                  </mrow>
                </mrow>
              </mrow>
            </mrow>
            <mtext/>
          </mrow>
        </mtd>
      </mtr>
      <mtr>
        <mtd>
          <mrow>
            <mrow>
              <mtext>                     </mtext>
              <mo stretchy="false">+</mo>
              <mrow>
                <mrow>
                  <munderover>
                    <mo stretchy="false">∑</mo>
                    <mrow>
                      <mi>j</mi>
                      <mo stretchy="false">=</mo>
                      <mn>2</mn>
                    </mrow>
                    <mrow>
                      <mo stretchy="false">⌊</mo>
                      <mrow>
                        <msup>
                          <mi>n</mi>
                          <mrow>
                            <mfrac>
                              <mn>1</mn>
                              <mn>3</mn>
                            </mfrac>
                          </mrow>
                        </msup>
                      </mrow>
                      <mo stretchy="false">⌋</mo>
                    </mrow>
                  </munderover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row>
                          <msup>
                            <mrow>
                              <mrow>
                                <mo stretchy="false">⌊</mo>
                                <mrow>
                                  <mfrac>
                                    <mi>n</mi>
                                    <mi>j</mi>
                                  </mfrac>
                                </mrow>
                                <mo stretchy="false">⌋</mo>
                              </mrow>
                            </mrow>
                            <mrow>
                              <mfrac>
                                <mn>1</mn>
                                <mn>2</mn>
                              </mfrac>
                            </mrow>
                          </msup>
                          <mo stretchy="false">−</mo>
                          <mn>1</mn>
                        </mrow>
                      </mrow>
                    </munderover>
                    <mrow>
                      <mo stretchy="false">(</mo>
                      <mrow>
                        <mrow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 mathvariant="italic">js</mi>
                                </mrow>
                              </mfrac>
                            </mrow>
                            <mo stretchy="false">⌋</mo>
                          </mrow>
                          <mo stretchy="false">−</mo>
                          <mrow>
                            <mo stretchy="false">⌊</mo>
                            <mrow>
                              <mfrac>
                                <mi>n</mi>
                                <mrow>
                                  <mi>j</mi>
                                  <mrow>
                                    <mo stretchy="false">(</mo>
                                    <mrow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  <mo stretchy="false">)</mo>
                                  </mrow>
                                </mrow>
                              </mfrac>
                            </mrow>
                            <mo stretchy="false">⌋</mo>
                          </mrow>
                        </mrow>
                      </mrow>
                      <mo stretchy="false">)</mo>
                    </mrow>
                  </mrow>
                </mrow>
                <mo stretchy="false">⋅</mo>
                <mtext/>
              </mrow>
            </mrow>
            <mrow>
              <munderover>
                <mo stretchy="false">∑</mo>
                <mrow>
                  <mi>k</mi>
                  <mo stretchy="false">=</mo>
                  <mn>2</mn>
                </mrow>
                <mrow>
                  <mrow>
                    <mo stretchy="false">⌊</mo>
                    <mrow>
                      <msub>
                        <mi>log</mi>
                        <mn>2</mn>
                      </msub>
                      <mi>n</mi>
                    </mrow>
                    <mo stretchy="false">⌋</mo>
                  </mrow>
                </mrow>
              </munderover>
              <mrow>
                <mrow>
                  <mfrac>
                    <mrow>
                      <mrow>
                        <mo stretchy="false">−</mo>
                        <msup>
                          <mn>1</mn>
                          <mrow>
                            <mrow>
                              <mi>k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  <mrow>
                      <mi>k</mi>
                    </mrow>
                  </mfrac>
                </mrow>
                <mrow>
                  <munderover>
                    <mo stretchy="false">∑</mo>
                    <mrow>
                      <mi>m</mi>
                      <mo stretchy="false">=</mo>
                      <mn>1</mn>
                    </mrow>
                    <mrow>
                      <mrow>
                        <mi>k</mi>
                        <mo stretchy="false">−</mo>
                        <mn>2</mn>
                      </mrow>
                    </mrow>
                  </munderover>
                  <msub>
                    <mi>d</mi>
                    <mrow>
                      <mi>m</mi>
                      <mi>,</mi>
                      <mn>2</mn>
                    </mrow>
                  </msub>
                </mrow>
                <mrow>
                  <mo stretchy="false">(</mo>
                  <mrow>
                    <mi>j</mi>
                  </mrow>
                  <mo stretchy="false">)</mo>
                </mrow>
                <msub>
                  <mi>D</mi>
                  <mrow>
                    <mrow>
                      <mrow>
                        <mi>k</mi>
                        <mo stretchy="false">−</mo>
                        <mi>m</mi>
                      </mrow>
                      <mo stretchy="false">−</mo>
                      <mn>1,2</mn>
                    </mrow>
                  </mrow>
                </msub>
                <mrow>
                  <mo stretchy="false">(</mo>
                  <mrow>
                    <mi>s</mi>
                  </mrow>
                  <mo stretchy="false">)</mo>
                </mrow>
              </mrow>
            </mrow>
          </mrow>
        </mtd>
      </mtr>
    </mtable>
    <annotation encoding="StarMath 5.0">%PI(n) = n - 1 + sum from j = {lfloor n^{1 over 3} rfloor + 1} to lfloor {n^{1 over 2}} rfloor {sum from k = 2 to { lfloor log_2 n rfloor }{ {{-1^{k+1}} over {k}} D_{k-1,2}( n over j )}}
+ sum from j = 1 to lfloor {n^{1 over 2}} rfloor {({lfloor n over j rfloor} - lfloor n over {j+1}rfloor)sum from k = 2 to { lfloor log_2 n rfloor }{ {{-1^{k+1}} over {k}} D_{k-1,2}( j )}}"              "

 "" newline "                    "+ sum from j = 2 to lfloor n^{1 over 3} rfloor sum from k = 2 to {lfloor log_2 n rfloor}{ {{-1^{k+1}} over {k}}d_{k-1,2}(j) D_{1,2}( n over j )}

+ sum from j = 2 to lfloor n^{1 over 3} rfloor sum from s = { lfloor { lfloor n ^{1 over 3} rfloor over j}rfloor +1} to lfloor {n over j} rfloor sum from k = 2 to {lfloor log_2 n rfloor}{ {{-1^{k+1}} over {k}}sum from m = 1 to {k-2} d_{m,2}(j) D_{k-m-1,2}( n over js )}
 "" newline "                     "+ sum from j = 2 to lfloor n^{1 over 3} rfloor sum from s = 1 to {{lfloor n over j rfloor}^{1 over 2 } - 1}(lfloor n over {js} rfloor - lfloor n over {j(s+1)} rfloor) cdot "" sum from k = 2 to { lfloor log_2 n rfloor}{ {{-1^{k+1}} over {k}}sum from m = 1 to {k-2} d_{m,2}(j) D_{k-m-1,2}( s )}
</annotation>
  </semantics>
</math>
</file>

<file path=Object 48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</mrow>
        </mrow>
      </mrow>
      <mo stretchy="false">Π</mo>
      <mrow>
        <mo stretchy="false">(</mo>
        <mrow>
          <msup>
            <mi>n</mi>
            <mrow>
              <mfrac>
                <mn>1</mn>
                <mi>j</mi>
              </mfrac>
            </mrow>
          </msup>
        </mrow>
        <mo stretchy="false">)</mo>
      </mrow>
    </mrow>
    <annotation encoding="StarMath 5.0">%pi(n) = sum from j = 1 to {lfloor log_2 n rfloor } {{%mu(j)} over j} %PI(n^{1 over j})</annotation>
  </semantics>
</math>
</file>

<file path=Object 49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row>
          <mo stretchy="false">(</mo>
          <mrow>
            <mi>n</mi>
          </mrow>
          <mo stretchy="false">)</mo>
        </mrow>
        <mo stretchy="false">=</mo>
        <msub>
          <mi>D</mi>
          <mrow>
            <mi>k</mi>
            <mi>,</mi>
            <mn>2</mn>
          </mrow>
        </msub>
      </mrow>
      <mrow>
        <mrow>
          <mo stretchy="false">(</mo>
          <mrow>
            <mi>n</mi>
          </mrow>
          <mo stretchy="false">)</mo>
        </mrow>
        <mo stretchy="false">−</mo>
        <msub>
          <mi>D</mi>
          <mrow>
            <mi>k</mi>
            <mi>,</mi>
            <mn>2</mn>
          </mrow>
        </msub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d_{k,2}(n) = D_{k,2}(n) - D_{k,2}(n-1)</annotation>
  </semantics>
</math>
</file>

<file path=Object 5/content.xml><?xml version="1.0" encoding="utf-8"?>
<math xmlns="http://www.w3.org/1998/Math/MathML">
  <semantics>
    <mrow>
      <msub>
        <mi>D</mi>
        <mrow>
          <mn>2,2</mn>
        </mrow>
      </msub>
      <mrow>
        <mrow>
          <mo stretchy="false">(</mo>
          <mrow>
            <mn>10</mn>
          </mrow>
          <mo stretchy="false">)</mo>
        </mrow>
        <mo stretchy="false">=</mo>
        <mn>8</mn>
      </mrow>
    </mrow>
    <annotation encoding="StarMath 5.0">D_{2,2}(10)=8</annotation>
  </semantics>
</math>
</file>

<file path=Object 50/content.xml><?xml version="1.0" encoding="utf-8"?>
<math xmlns="http://www.w3.org/1998/Math/MathML">
  <semantics>
    <mrow>
      <msub>
        <mi>D</mi>
        <mrow>
          <mn>1,2</mn>
        </mrow>
      </msub>
      <mrow>
        <mrow>
          <mo stretchy="false">(</mo>
          <mrow>
            <mi>n</mi>
          </mrow>
          <mo stretchy="false">)</mo>
        </mrow>
        <mo stretchy="false">=</mo>
        <mrow>
          <mi>n</mi>
          <mo stretchy="false">−</mo>
          <mn>1</mn>
        </mrow>
      </mrow>
    </mrow>
    <annotation encoding="StarMath 5.0">D_{1,2}(n)=n-1</annotation>
  </semantics>
</math>
</file>

<file path=Object 51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52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53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54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55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56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57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58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5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</mrow>
        <mo stretchy="false">)</mo>
      </mrow>
    </mrow>
    <annotation encoding="StarMath 5.0">O(n^{2 over 3})</annotation>
  </semantics>
</math>
</file>

<file path=Object 6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</mrow>
        </mrow>
      </mrow>
      <mo stretchy="false">Π</mo>
      <mrow>
        <mo stretchy="false">(</mo>
        <mrow>
          <msup>
            <mi>n</mi>
            <mrow>
              <mfrac>
                <mn>1</mn>
                <mi>j</mi>
              </mfrac>
            </mrow>
          </msup>
        </mrow>
        <mo stretchy="false">)</mo>
      </mrow>
    </mrow>
    <annotation encoding="StarMath 5.0">%pi(n) = sum from j = 1 to {lfloor log_2 n rfloor } {{%mu(j)} over j} %PI(n^{1 over j})</annotation>
  </semantics>
</math>
</file>

<file path=Object 60/content.xml><?xml version="1.0" encoding="utf-8"?>
<math xmlns="http://www.w3.org/1998/Math/MathML">
  <semantics>
    <mrow>
      <msup>
        <mi>n</mi>
        <mrow>
          <mfrac>
            <mn>2</mn>
            <mn>3</mn>
          </mfrac>
        </mrow>
      </msup>
    </mrow>
    <annotation encoding="StarMath 5.0">n^{2 over 3}</annotation>
  </semantics>
</math>
</file>

<file path=Object 61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</mrow>
        <mo stretchy="false">)</mo>
      </mrow>
    </mrow>
    <annotation encoding="StarMath 5.0">O(n^{2 over 3})</annotation>
  </semantics>
</math>
</file>

<file path=Object 6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</mrow>
        <mo stretchy="false">)</mo>
      </mrow>
    </mrow>
    <annotation encoding="StarMath 5.0">O(n^{1 over 3})</annotation>
  </semantics>
</math>
</file>

<file path=Object 63/content.xml><?xml version="1.0" encoding="utf-8"?>
<math xmlns="http://www.w3.org/1998/Math/MathML">
  <semantics>
    <mrow>
      <msup>
        <mi>n</mi>
        <mrow>
          <mfrac>
            <mn>1</mn>
            <mn>3</mn>
          </mfrac>
        </mrow>
      </msup>
    </mrow>
    <annotation encoding="StarMath 5.0">n^{1 over 3}</annotation>
  </semantics>
</math>
</file>

<file path=Object 64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65/content.xml><?xml version="1.0" encoding="utf-8"?>
<math xmlns="http://www.w3.org/1998/Math/MathML">
  <semantics>
    <mrow>
      <msub>
        <mi>d</mi>
        <mrow>
          <mn>1,2</mn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1,2}(n)=1</annotation>
  </semantics>
</math>
</file>

<file path=Object 66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67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68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69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7/content.xml><?xml version="1.0" encoding="utf-8"?>
<math xmlns="http://www.w3.org/1998/Math/MathML">
  <semantics>
    <mrow>
      <msub>
        <mi>D</mi>
        <mrow>
          <mn>5,2</mn>
        </mrow>
      </msub>
      <mrow>
        <mo stretchy="false">(</mo>
        <mrow>
          <mn>80</mn>
        </mrow>
        <mo stretchy="false">)</mo>
      </mrow>
    </mrow>
    <annotation encoding="StarMath 5.0">D_{5,2}(80)</annotation>
  </semantics>
</math>
</file>

<file path=Object 70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71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72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2</mn>
              </mfrac>
            </mrow>
          </msup>
        </mrow>
        <mo stretchy="false">)</mo>
      </mrow>
    </mrow>
    <annotation encoding="StarMath 5.0">O(n^{1 over 2})</annotation>
  </semantics>
</math>
</file>

<file path=Object 73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74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75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76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row>
          <mo stretchy="false">(</mo>
          <mrow>
            <mi>n</mi>
          </mrow>
          <mo stretchy="false">)</mo>
        </mrow>
        <mo stretchy="false">+</mo>
        <msub>
          <mi>D</mi>
          <mrow>
            <mi>k</mi>
            <mi>,</mi>
            <mn>2</mn>
          </mrow>
        </msub>
      </mrow>
      <mrow>
        <mo stretchy="false">(</mo>
        <mrow>
          <mrow>
            <mi>n</mi>
            <mo stretchy="false">−</mo>
            <mn>1</mn>
          </mrow>
        </mrow>
        <mo stretchy="false">)</mo>
      </mrow>
    </mrow>
    <annotation encoding="StarMath 5.0">d_{k,2}(n) + D_{k,2}(n-1)</annotation>
  </semantics>
</math>
</file>

<file path=Object 7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78/content.xml><?xml version="1.0" encoding="utf-8"?>
<math xmlns="http://www.w3.org/1998/Math/MathML">
  <semantics>
    <mrow>
      <mi>O</mi>
      <mrow>
        <mo stretchy="false">(</mo>
        <mrow>
          <mo stretchy="false">ϵ</mo>
        </mrow>
        <mo stretchy="false">)</mo>
      </mrow>
    </mrow>
    <annotation encoding="StarMath 5.0">O(%epsilon)</annotation>
  </semantics>
</math>
</file>

<file path=Object 79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  <mo stretchy="false">→</mo>
      <mo stretchy="false">π</mo>
      <mrow>
        <mo stretchy="false">(</mo>
        <mrow>
          <mi>n</mi>
        </mrow>
        <mo stretchy="false">)</mo>
      </mrow>
    </mrow>
    <annotation encoding="StarMath 5.0">D_{k,2}(n)rightarrow %pi(n)</annotation>
  </semantics>
</math>
</file>

<file path=Object 8/content.xml><?xml version="1.0" encoding="utf-8"?>
<math xmlns="http://www.w3.org/1998/Math/MathML">
  <semantics>
    <mrow>
      <mrow>
        <mrow>
          <mrow>
            <mrow>
              <mrow>
                <mi>a</mi>
                <mo stretchy="false">⋅</mo>
                <mi>b</mi>
              </mrow>
              <mo stretchy="false">⋅</mo>
              <mi>c</mi>
            </mrow>
            <mo stretchy="false">⋅</mo>
            <mi>d</mi>
          </mrow>
          <mo stretchy="false">⋅</mo>
          <mi>e</mi>
        </mrow>
        <mo stretchy="false">≤</mo>
        <mn>80</mn>
      </mrow>
    </mrow>
    <annotation encoding="StarMath 5.0">a cdot b cdot c cdot d cdot e &lt;= 80</annotation>
  </semantics>
</math>
</file>

<file path=Object 80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4</mn>
                <mn>5</mn>
              </mfrac>
            </mrow>
          </msup>
        </mrow>
        <mo stretchy="false">)</mo>
      </mrow>
    </mrow>
    <annotation encoding="StarMath 5.0">O(n^{4 over 5})</annotation>
  </semantics>
</math>
</file>

<file path=Object 81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82/content.xml><?xml version="1.0" encoding="utf-8"?>
<math xmlns="http://www.w3.org/1998/Math/MathML">
  <semantics>
    <mrow>
      <mi>O</mi>
      <mrow>
        <mo stretchy="false">(</mo>
        <mrow>
          <mo stretchy="false">ϵ</mo>
        </mrow>
        <mo stretchy="false">)</mo>
      </mrow>
    </mrow>
    <annotation encoding="StarMath 5.0">O(%epsilon)</annotation>
  </semantics>
</math>
</file>

<file path=Object 83/content.xml><?xml version="1.0" encoding="utf-8"?>
<math xmlns="http://www.w3.org/1998/Math/MathML">
  <semantics>
    <mrow>
      <msub>
        <mi>D</mi>
        <mrow>
          <mi>S</mi>
          <mi>,</mi>
          <mn>0,</mn>
          <mi>a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S,0,a}(n) = 1</annotation>
  </semantics>
</math>
</file>

<file path=Object 84/content.xml><?xml version="1.0" encoding="utf-8"?>
<math xmlns="http://www.w3.org/1998/Math/MathML">
  <semantics>
    <mrow>
      <msub>
        <mi>D</mi>
        <mrow>
          <mi>S</mi>
          <mi>,</mi>
          <mi>k</mi>
          <mi>,</mi>
          <mi>a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o stretchy="false">(</mo>
            <mrow>
              <mtable>
                <mtr>
                  <mtd>
                    <mrow>
                      <mi>k</mi>
                    </mrow>
                  </mtd>
                </mtr>
                <mtr>
                  <mtd>
                    <mrow>
                      <mi>j</mi>
                    </mrow>
                  </mtd>
                </mtr>
              </mtable>
            </mrow>
            <mo stretchy="false">)</mo>
          </mrow>
        </mrow>
      </mrow>
      <mrow>
        <munderover>
          <mo stretchy="false">∑</mo>
          <mrow>
            <mi>m</mi>
            <mo stretchy="false">=</mo>
            <mi>a</mi>
          </mrow>
          <mrow>
            <mo stretchy="false">⌊</mo>
            <mrow>
              <msup>
                <mi>n</mi>
                <mrow>
                  <mfrac>
                    <mn>1</mn>
                    <mi>k</mi>
                  </mfrac>
                </mrow>
              </msup>
            </mrow>
            <mo stretchy="false">⌋</mo>
          </mrow>
        </munderover>
        <msup>
          <mi>m</mi>
          <mrow>
            <mrow>
              <mi>S</mi>
              <mo stretchy="false">⋅</mo>
              <mi>j</mi>
            </mrow>
          </mrow>
        </msup>
      </mrow>
      <msub>
        <mi>D</mi>
        <mrow>
          <mi>S</mi>
          <mi>,</mi>
          <mrow>
            <mi>k</mi>
            <mo stretchy="false">−</mo>
            <mi>j</mi>
          </mrow>
          <mi>,</mi>
          <mrow>
            <mi>m</mi>
            <mo stretchy="false">+</mo>
            <mn>1</mn>
          </mrow>
        </mrow>
      </msub>
      <mrow>
        <mo stretchy="false">(</mo>
        <mrow>
          <mfrac>
            <mi>n</mi>
            <msup>
              <mi>m</mi>
              <mi>j</mi>
            </msup>
          </mfrac>
        </mrow>
        <mo stretchy="false">)</mo>
      </mrow>
    </mrow>
    <annotation encoding="StarMath 5.0">D_{S,k,a}(n) = sum from j = 1 to k (binom{k}{j})sum from m = a to lfloor n^{1 over k} rfloor m^{S cdot j} D_{S,k-j,m+1}(n over m^j)</annotation>
  </semantics>
</math>
</file>

<file path=Object 85/content.xml><?xml version="1.0" encoding="utf-8"?>
<math xmlns="http://www.w3.org/1998/Math/MathML">
  <semantics>
    <mrow>
      <msub>
        <mi>P</mi>
        <mi>S</mi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row>
                    <mi>n</mi>
                  </mrow>
                </mrow>
                <mo stretchy="false">⌋</mo>
              </mrow>
            </mrow>
          </munderover>
          <mrow>
            <mfrac>
              <mrow>
                <mo stretchy="false">−</mo>
                <msup>
                  <mn>1</mn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i>k</mi>
            </mfrac>
            <msub>
              <mi>D</mi>
              <mrow>
                <mi>S</mi>
                <mi>,</mi>
                <mi>k</mi>
                <mi>,</mi>
                <mn>2</mn>
              </mrow>
            </msub>
            <mrow>
              <mo stretchy="false">(</mo>
              <mrow>
                <mi>n</mi>
              </mrow>
              <mo stretchy="false">)</mo>
            </mrow>
          </mrow>
        </mrow>
      </mrow>
    </mrow>
    <annotation encoding="StarMath 5.0">P_S(n) = sum from k = 1 to { lfloor log_2 {n} rfloor } { -1^{k+1} over k  D_{S,k,2}(n)}</annotation>
  </semantics>
</math>
</file>

<file path=Object 86/content.xml><?xml version="1.0" encoding="utf-8"?>
<math xmlns="http://www.w3.org/1998/Math/MathML">
  <semantics>
    <mrow>
      <mrow>
        <mtext>Sum of Primes(n)</mtext>
        <mo stretchy="false">=</mo>
        <mrow>
          <munderover>
            <mo stretchy="false">∑</mo>
            <mrow>
              <mi>j</mi>
              <mo stretchy="false">=</mo>
              <mn>1</mn>
            </mrow>
            <mrow>
              <mrow>
                <mo stretchy="false">⌊</mo>
                <mrow>
                  <msub>
                    <mi>log</mi>
                    <mn>2</mn>
                  </msub>
                  <mi>n</mi>
                </mrow>
                <mo stretchy="false">⌋</mo>
              </mrow>
            </mrow>
          </munderover>
          <mrow>
            <mfrac>
              <mrow>
                <mo stretchy="false">μ</mo>
                <mrow>
                  <mo stretchy="false">(</mo>
                  <mrow>
                    <mi>j</mi>
                  </mrow>
                  <mo stretchy="false">)</mo>
                </mrow>
              </mrow>
              <mi>j</mi>
            </mfrac>
            <msub>
              <mi>P</mi>
              <mi>j</mi>
            </msub>
            <mrow>
              <mo stretchy="false">(</mo>
              <mrow>
                <msup>
                  <mi>n</mi>
                  <mrow>
                    <mfrac>
                      <mn>1</mn>
                      <mi>j</mi>
                    </mfrac>
                  </mrow>
                </msup>
              </mrow>
              <mo stretchy="false">)</mo>
            </mrow>
          </mrow>
        </mrow>
      </mrow>
    </mrow>
    <annotation encoding="StarMath 5.0">"Sum of Primes(n)"= sum from j = 1 to {lfloor log_2 n rfloor} { {%mu(j)} over j  P_j(n^{1 over j})}</annotation>
  </semantics>
</math>
</file>

<file path=Object 87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8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</mrow>
        <mo stretchy="false">)</mo>
      </mrow>
    </mrow>
    <annotation encoding="StarMath 5.0">O(n^{2 over 3})</annotation>
  </semantics>
</math>
</file>

<file path=Object 8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</mrow>
        <mo stretchy="false">)</mo>
      </mrow>
    </mrow>
    <annotation encoding="StarMath 5.0">O(n^{1 over 3})</annotation>
  </semantics>
</math>
</file>

<file path=Object 9/content.xml><?xml version="1.0" encoding="utf-8"?>
<math xmlns="http://www.w3.org/1998/Math/MathML">
  <semantics>
    <mrow>
      <mo stretchy="false">Π</mo>
      <mrow>
        <mo stretchy="false">(</mo>
        <mrow>
          <mi>n</mi>
        </mrow>
        <mo stretchy="false">)</mo>
      </mrow>
    </mrow>
    <annotation encoding="StarMath 5.0">%PI(n)</annotation>
  </semantics>
</math>
</file>

<file path=Object 90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</mrow>
        <mo stretchy="false">)</mo>
      </mrow>
    </mrow>
    <annotation encoding="StarMath 5.0">O(n^{2 over 3})</annotation>
  </semantics>
</math>
</file>

<file path=Object 91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</mrow>
        <mo stretchy="false">)</mo>
      </mrow>
    </mrow>
    <annotation encoding="StarMath 5.0">O(n^{1 over 3})</annotation>
  </semantics>
</math>
</file>

<file path=Object 92/content.xml><?xml version="1.0" encoding="utf-8"?>
<math xmlns="http://www.w3.org/1998/Math/MathML">
  <semantics>
    <mrow>
      <mo stretchy="false">Π</mo>
      <mrow>
        <mrow>
          <mo stretchy="false">(</mo>
          <mrow>
            <mi>n</mi>
          </mrow>
          <mo stretchy="false">)</mo>
        </mrow>
        <mo stretchy="false">−</mo>
        <mo stretchy="false">Π</mo>
      </mrow>
      <mrow>
        <mrow>
          <mo stretchy="false">(</mo>
          <mrow>
            <mrow>
              <mi>n</mi>
              <mo stretchy="false">−</mo>
              <mn>1</mn>
            </mrow>
          </mrow>
          <mo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row>
              <mfrac>
                <msup>
                  <mrow>
                    <mo stretchy="false">(</mo>
                    <mrow>
                      <mrow>
                        <mo stretchy="false">−</mo>
                        <mn>1</mn>
                      </mrow>
                    </mrow>
                    <mo stretchy="false">)</mo>
                  </mrow>
                  <mrow>
                    <mrow>
                      <mi>k</mi>
                      <mo stretchy="false">+</mo>
                      <mn>1</mn>
                    </mrow>
                  </mrow>
                </msup>
                <mi>k</mi>
              </mfrac>
            </mrow>
            <mrow>
              <mo stretchy="false">(</mo>
              <mrow>
                <msub>
                  <mi>D</mi>
                  <mrow>
                    <mi>k</mi>
                    <mi>,</mi>
                    <mn>2</mn>
                  </mrow>
                </msub>
                <mrow>
                  <mrow>
                    <mo stretchy="false">(</mo>
                    <mrow>
                      <mi>n</mi>
                    </mrow>
                    <mo stretchy="false">)</mo>
                  </mrow>
                  <mo stretchy="false">−</mo>
                  <msub>
                    <mi>D</mi>
                    <mrow>
                      <mi>k</mi>
                      <mi>,</mi>
                      <mn>2</mn>
                    </mrow>
                  </msub>
                </mrow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  <mo stretchy="false">)</mo>
            </mrow>
          </mrow>
        </mrow>
      </mrow>
    </mrow>
    <annotation encoding="StarMath 5.0">%PI(n)-%PI(n-1) = sum from k = 1 { {(-1)^{k+1} over k} (D_{k,2}(n)-D_{k,2}(n-1))}</annotation>
  </semantics>
</math>
</file>

<file path=Object 93/content.xml><?xml version="1.0" encoding="utf-8"?>
<math xmlns="http://www.w3.org/1998/Math/MathML">
  <semantics>
    <mrow>
      <msub>
        <mi>D</mi>
        <mrow>
          <mi>k</mi>
          <mi>,</mi>
          <mn>2</mn>
        </mrow>
      </msub>
      <mrow>
        <mo stretchy="false">(</mo>
        <mrow>
          <mi>n</mi>
        </mrow>
        <mo stretchy="false">)</mo>
      </mrow>
    </mrow>
    <annotation encoding="StarMath 5.0">D_{k,2}(n)</annotation>
  </semantics>
</math>
</file>

<file path=Object 94/content.xml><?xml version="1.0" encoding="utf-8"?>
<math xmlns="http://www.w3.org/1998/Math/MathML">
  <semantics>
    <mrow>
      <msub>
        <mi>D</mi>
        <mi>k</mi>
      </msub>
      <mrow>
        <mo stretchy="false">(</mo>
        <mrow>
          <mi>n</mi>
        </mrow>
        <mo stretchy="false">)</mo>
      </mrow>
    </mrow>
    <annotation encoding="StarMath 5.0">D_k(n)</annotation>
  </semantics>
</math>
</file>

<file path=Object 95/content.xml><?xml version="1.0" encoding="utf-8"?>
<math xmlns="http://www.w3.org/1998/Math/MathML">
  <semantics>
    <mrow>
      <msub>
        <mi>D</mi>
        <mrow>
          <mi>k</mi>
          <mi>,</mi>
          <mn>1</mn>
        </mrow>
      </msub>
      <mrow>
        <mo stretchy="false">(</mo>
        <mrow>
          <mi>n</mi>
        </mrow>
        <mo stretchy="false">)</mo>
      </mrow>
    </mrow>
    <annotation encoding="StarMath 5.0">D_{k,1}(n)</annotation>
  </semantics>
</math>
</file>

<file path=Object 96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2</mn>
                <mn>3</mn>
              </mfrac>
            </mrow>
          </msup>
        </mrow>
        <mo stretchy="false">)</mo>
      </mrow>
    </mrow>
    <annotation encoding="StarMath 5.0">O(n^{2 over 3})</annotation>
  </semantics>
</math>
</file>

<file path=Object 97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3</mn>
              </mfrac>
            </mrow>
          </msup>
        </mrow>
        <mo stretchy="false">)</mo>
      </mrow>
    </mrow>
    <annotation encoding="StarMath 5.0">O(n^{1 over 3})</annotation>
  </semantics>
</math>
</file>

<file path=Object 98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2</mn>
              </mfrac>
            </mrow>
          </msup>
        </mrow>
        <mo stretchy="false">)</mo>
      </mrow>
    </mrow>
    <annotation encoding="StarMath 5.0">O(n^{1 over 2})</annotation>
  </semantics>
</math>
</file>

<file path=Object 99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frac>
                <mn>1</mn>
                <mn>4</mn>
              </mfrac>
            </mrow>
          </msup>
        </mrow>
        <mo stretchy="false">)</mo>
      </mrow>
    </mrow>
    <annotation encoding="StarMath 5.0">O(n^{1 over 4})</annotation>
  </semantics>
</math>
</file>